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5657in" svg:height="5.3843in" svg:x="1.3984in" svg:y="5.0106in">
            <draw:object draw:notify-on-update-of-ranges="Sheet1.A1:Sheet1.A61 Sheet1.B1:Sheet1.B61 Sheet1.A1:Sheet1.A61 Sheet1.A1:Sheet1.A61 Sheet1.H73:Sheet1.H102 Sheet1.A1:Sheet1.A61 Sheet1.I73:Sheet1.I102 Sheet1.A1:Sheet1.A61 Sheet1.H66:Sheet1.H67 Sheet1.A1:Sheet1.A61 Sheet1.I66:Sheet1.I67 Sheet1.A1:Sheet1.A61 Sheet1.A66:Sheet1.A117 Sheet1.A1:Sheet1.A61 Sheet1.E66:Sheet1.E117 Sheet1.A1:Sheet1.A61 Sheet1.C1:Sheet1.C61 Sheet1.A1:Sheet1.A61 Sheet1.N2:Sheet1.N61 Sheet1.A1:Sheet1.A61 Sheet1.P2:Sheet1.P61 Sheet1.A1:Sheet1.A61 Sheet1.O2:Sheet1.O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0398in" svg:y="12.8394in">
            <draw:object draw:notify-on-update-of-ranges="Sheet1.H73:Sheet1.H102 Sheet1.I73:Sheet1.I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float" office:value="0.0000130308914774006" calcext:value-type="float">
            <text:p>1.30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1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1" office:value-type="float" office:value="0.0000744675039381305" calcext:value-type="float">
            <text:p>7.45E-05</text:p>
          </table:table-cell>
          <table:table-cell table:style-name="ce1" office:value-type="float" office:value="0.0000337048927340137" calcext:value-type="float">
            <text:p>3.37E-05</text:p>
          </table:table-cell>
          <table:table-cell table:number-columns-repeated="2"/>
          <table:table-cell table:style-name="ce1"/>
          <table:table-cell table:number-columns-repeated="7"/>
          <table:table-cell office:value-type="float" office:value="7500" calcext:value-type="float">
            <text:p>7500</text:p>
          </table:table-cell>
          <table:table-cell office:value-type="float" office:value="3.19889496585876" calcext:value-type="float">
            <text:p>3.19889496585876</text:p>
          </table:table-cell>
          <table:table-cell office:value-type="float" office:value="2.91035335819443" calcext:value-type="float">
            <text:p>2.91035335819443</text:p>
          </table:table-cell>
          <table:table-cell table:number-columns-repeated="3"/>
          <table:table-cell office:value-type="float" office:value="2.91035335819443" calcext:value-type="float">
            <text:p>2.9103533581944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0014336131513423" calcext:value-type="float">
            <text:p>0.00014336131513423</text:p>
          </table:table-cell>
          <table:table-cell office:value-type="float" office:value="0.000116987020293098" calcext:value-type="float">
            <text:p>0.000116987020293098</text:p>
          </table:table-cell>
          <table:table-cell table:number-columns-repeated="10"/>
          <table:table-cell office:value-type="float" office:value="7400" calcext:value-type="float">
            <text:p>7400</text:p>
          </table:table-cell>
          <table:table-cell office:value-type="float" office:value="3.43214552154612" calcext:value-type="float">
            <text:p>3.43214552154612</text:p>
          </table:table-cell>
          <table:table-cell office:value-type="float" office:value="3.30290640141064" calcext:value-type="float">
            <text:p>3.30290640141064</text:p>
          </table:table-cell>
          <table:table-cell table:number-columns-repeated="3"/>
          <table:table-cell office:value-type="float" office:value="3.30290640141064" calcext:value-type="float">
            <text:p>3.302906401410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12750672278548" calcext:value-type="float">
            <text:p>0.012750672278548</text:p>
          </table:table-cell>
          <table:table-cell office:value-type="float" office:value="0.0146434830452762" calcext:value-type="float">
            <text:p>0.0146434830452762</text:p>
          </table:table-cell>
          <table:table-cell table:number-columns-repeated="10"/>
          <table:table-cell office:value-type="float" office:value="7300" calcext:value-type="float">
            <text:p>7300</text:p>
          </table:table-cell>
          <table:table-cell office:value-type="float" office:value="3.40679400611259" calcext:value-type="float">
            <text:p>3.40679400611259</text:p>
          </table:table-cell>
          <table:table-cell office:value-type="float" office:value="3.28678668593745" calcext:value-type="float">
            <text:p>3.28678668593745</text:p>
          </table:table-cell>
          <table:table-cell table:number-columns-repeated="3"/>
          <table:table-cell office:value-type="float" office:value="3.28678668593745" calcext:value-type="float">
            <text:p>3.2867866859374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67374949886173" calcext:value-type="float">
            <text:p>0.0567374949886173</text:p>
          </table:table-cell>
          <table:table-cell office:value-type="float" office:value="0.0608140143045119" calcext:value-type="float">
            <text:p>0.0608140143045119</text:p>
          </table:table-cell>
          <table:table-cell table:number-columns-repeated="10"/>
          <table:table-cell office:value-type="float" office:value="7200" calcext:value-type="float">
            <text:p>7200</text:p>
          </table:table-cell>
          <table:table-cell office:value-type="float" office:value="3.37647877608853" calcext:value-type="float">
            <text:p>3.37647877608853</text:p>
          </table:table-cell>
          <table:table-cell office:value-type="float" office:value="3.26240532299288" calcext:value-type="float">
            <text:p>3.26240532299288</text:p>
          </table:table-cell>
          <table:table-cell table:number-columns-repeated="3"/>
          <table:table-cell office:value-type="float" office:value="3.26240532299288" calcext:value-type="float">
            <text:p>3.262405322992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20238219003896" calcext:value-type="float">
            <text:p>0.120238219003896</text:p>
          </table:table-cell>
          <table:table-cell office:value-type="float" office:value="0.150262143951993" calcext:value-type="float">
            <text:p>0.150262143951993</text:p>
          </table:table-cell>
          <table:table-cell table:style-name="ce1"/>
          <table:table-cell table:number-columns-repeated="9"/>
          <table:table-cell office:value-type="float" office:value="7100" calcext:value-type="float">
            <text:p>7100</text:p>
          </table:table-cell>
          <table:table-cell office:value-type="float" office:value="3.32249160913045" calcext:value-type="float">
            <text:p>3.32249160913045</text:p>
          </table:table-cell>
          <table:table-cell office:value-type="float" office:value="3.21988527786561" calcext:value-type="float">
            <text:p>3.21988527786561</text:p>
          </table:table-cell>
          <table:table-cell table:number-columns-repeated="3"/>
          <table:table-cell office:value-type="float" office:value="3.21988527786561" calcext:value-type="float">
            <text:p>3.2198852778656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16067335326268" calcext:value-type="float">
            <text:p>0.216067335326268</text:p>
          </table:table-cell>
          <table:table-cell office:value-type="float" office:value="0.220304108704021" calcext:value-type="float">
            <text:p>0.220304108704021</text:p>
          </table:table-cell>
          <table:table-cell table:style-name="ce1"/>
          <table:table-cell table:number-columns-repeated="9"/>
          <table:table-cell office:value-type="float" office:value="7000" calcext:value-type="float">
            <text:p>7000</text:p>
          </table:table-cell>
          <table:table-cell office:value-type="float" office:value="3.27099467043253" calcext:value-type="float">
            <text:p>3.27099467043253</text:p>
          </table:table-cell>
          <table:table-cell office:value-type="float" office:value="3.18246499819154" calcext:value-type="float">
            <text:p>3.18246499819154</text:p>
          </table:table-cell>
          <table:table-cell table:number-columns-repeated="3"/>
          <table:table-cell office:value-type="float" office:value="3.18246499819154" calcext:value-type="float">
            <text:p>3.1824649981915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81737207665466" calcext:value-type="float">
            <text:p>0.281737207665466</text:p>
          </table:table-cell>
          <table:table-cell office:value-type="float" office:value="0.284298873719117" calcext:value-type="float">
            <text:p>0.284298873719117</text:p>
          </table:table-cell>
          <table:table-cell table:style-name="ce1"/>
          <table:table-cell table:number-columns-repeated="9"/>
          <table:table-cell office:value-type="float" office:value="6900" calcext:value-type="float">
            <text:p>6900</text:p>
          </table:table-cell>
          <table:table-cell office:value-type="float" office:value="3.22031719557154" calcext:value-type="float">
            <text:p>3.22031719557154</text:p>
          </table:table-cell>
          <table:table-cell office:value-type="float" office:value="3.13402502587513" calcext:value-type="float">
            <text:p>3.13402502587513</text:p>
          </table:table-cell>
          <table:table-cell table:number-columns-repeated="3"/>
          <table:table-cell office:value-type="float" office:value="3.13402502587513" calcext:value-type="float">
            <text:p>3.13402502587513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354245141491674" calcext:value-type="float">
            <text:p>0.354245141491674</text:p>
          </table:table-cell>
          <table:table-cell office:value-type="float" office:value="0.361899202987742" calcext:value-type="float">
            <text:p>0.361899202987742</text:p>
          </table:table-cell>
          <table:table-cell table:style-name="ce1"/>
          <table:table-cell table:number-columns-repeated="9"/>
          <table:table-cell office:value-type="float" office:value="6800" calcext:value-type="float">
            <text:p>6800</text:p>
          </table:table-cell>
          <table:table-cell office:value-type="float" office:value="3.17298907988112" calcext:value-type="float">
            <text:p>3.17298907988112</text:p>
          </table:table-cell>
          <table:table-cell office:value-type="float" office:value="3.09216554175023" calcext:value-type="float">
            <text:p>3.09216554175023</text:p>
          </table:table-cell>
          <table:table-cell table:number-columns-repeated="3"/>
          <table:table-cell office:value-type="float" office:value="3.09216554175023" calcext:value-type="float">
            <text:p>3.0921655417502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23200669082103" calcext:value-type="float">
            <text:p>0.423200669082103</text:p>
          </table:table-cell>
          <table:table-cell office:value-type="float" office:value="0.427701906881625" calcext:value-type="float">
            <text:p>0.427701906881625</text:p>
          </table:table-cell>
          <table:table-cell table:style-name="ce1"/>
          <table:table-cell table:number-columns-repeated="9"/>
          <table:table-cell office:value-type="float" office:value="6700" calcext:value-type="float">
            <text:p>6700</text:p>
          </table:table-cell>
          <table:table-cell office:value-type="float" office:value="3.12416190326069" calcext:value-type="float">
            <text:p>3.12416190326069</text:p>
          </table:table-cell>
          <table:table-cell office:value-type="float" office:value="3.05064948703039" calcext:value-type="float">
            <text:p>3.05064948703039</text:p>
          </table:table-cell>
          <table:table-cell table:number-columns-repeated="3"/>
          <table:table-cell office:value-type="float" office:value="3.05064948703039" calcext:value-type="float">
            <text:p>3.050649487030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504249932056389" calcext:value-type="float">
            <text:p>0.504249932056389</text:p>
          </table:table-cell>
          <table:table-cell office:value-type="float" office:value="0.505365814189891" calcext:value-type="float">
            <text:p>0.505365814189891</text:p>
          </table:table-cell>
          <table:table-cell table:style-name="ce1"/>
          <table:table-cell table:number-columns-repeated="9"/>
          <table:table-cell office:value-type="float" office:value="6600" calcext:value-type="float">
            <text:p>6600</text:p>
          </table:table-cell>
          <table:table-cell office:value-type="float" office:value="3.0761860183697" calcext:value-type="float">
            <text:p>3.0761860183697</text:p>
          </table:table-cell>
          <table:table-cell office:value-type="float" office:value="3.00714838507026" calcext:value-type="float">
            <text:p>3.00714838507026</text:p>
          </table:table-cell>
          <table:table-cell table:number-columns-repeated="3"/>
          <table:table-cell office:value-type="float" office:value="3.00714838507026" calcext:value-type="float">
            <text:p>3.007148385070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581299587274318" calcext:value-type="float">
            <text:p>0.581299587274318</text:p>
          </table:table-cell>
          <table:table-cell office:value-type="float" office:value="0.585709037295376" calcext:value-type="float">
            <text:p>0.585709037295376</text:p>
          </table:table-cell>
          <table:table-cell table:style-name="ce1"/>
          <table:table-cell table:number-columns-repeated="9"/>
          <table:table-cell office:value-type="float" office:value="6500" calcext:value-type="float">
            <text:p>6500</text:p>
          </table:table-cell>
          <table:table-cell office:value-type="float" office:value="3.0219845924978" calcext:value-type="float">
            <text:p>3.0219845924978</text:p>
          </table:table-cell>
          <table:table-cell office:value-type="float" office:value="2.99851004754192" calcext:value-type="float">
            <text:p>2.99851004754192</text:p>
          </table:table-cell>
          <table:table-cell table:number-columns-repeated="3"/>
          <table:table-cell office:value-type="float" office:value="2.99851004754192" calcext:value-type="float">
            <text:p>2.99851004754192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656412044282414" calcext:value-type="float">
            <text:p>0.656412044282414</text:p>
          </table:table-cell>
          <table:table-cell office:value-type="float" office:value="0.661427350965945" calcext:value-type="float">
            <text:p>0.661427350965945</text:p>
          </table:table-cell>
          <table:table-cell table:style-name="ce1"/>
          <table:table-cell table:number-columns-repeated="9"/>
          <table:table-cell office:value-type="float" office:value="6400" calcext:value-type="float">
            <text:p>6400</text:p>
          </table:table-cell>
          <table:table-cell office:value-type="float" office:value="2.97102521367094" calcext:value-type="float">
            <text:p>2.97102521367094</text:p>
          </table:table-cell>
          <table:table-cell office:value-type="float" office:value="2.95175187362528" calcext:value-type="float">
            <text:p>2.95175187362528</text:p>
          </table:table-cell>
          <table:table-cell table:number-columns-repeated="3"/>
          <table:table-cell office:value-type="float" office:value="2.95175187362528" calcext:value-type="float">
            <text:p>2.9517518736252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743096553229021" calcext:value-type="float">
            <text:p>0.743096553229021</text:p>
          </table:table-cell>
          <table:table-cell office:value-type="float" office:value="0.746361333219856" calcext:value-type="float">
            <text:p>0.746361333219856</text:p>
          </table:table-cell>
          <table:table-cell table:style-name="ce1"/>
          <table:table-cell table:number-columns-repeated="9"/>
          <table:table-cell office:value-type="float" office:value="6300" calcext:value-type="float">
            <text:p>6300</text:p>
          </table:table-cell>
          <table:table-cell office:value-type="float" office:value="2.91907124532042" calcext:value-type="float">
            <text:p>2.91907124532042</text:p>
          </table:table-cell>
          <table:table-cell office:value-type="float" office:value="2.89644161784392" calcext:value-type="float">
            <text:p>2.89644161784392</text:p>
          </table:table-cell>
          <table:table-cell table:number-columns-repeated="3"/>
          <table:table-cell office:value-type="float" office:value="2.89644161784392" calcext:value-type="float">
            <text:p>2.8964416178439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22883629300867" calcext:value-type="float">
            <text:p>0.822883629300867</text:p>
          </table:table-cell>
          <table:table-cell office:value-type="float" office:value="0.826683261232238" calcext:value-type="float">
            <text:p>0.826683261232238</text:p>
          </table:table-cell>
          <table:table-cell table:style-name="ce1"/>
          <table:table-cell table:number-columns-repeated="9"/>
          <table:table-cell office:value-type="float" office:value="6200" calcext:value-type="float">
            <text:p>6200</text:p>
          </table:table-cell>
          <table:table-cell office:value-type="float" office:value="2.86706883803074" calcext:value-type="float">
            <text:p>2.86706883803074</text:p>
          </table:table-cell>
          <table:table-cell office:value-type="float" office:value="2.84615752712419" calcext:value-type="float">
            <text:p>2.84615752712419</text:p>
          </table:table-cell>
          <table:table-cell table:number-columns-repeated="3"/>
          <table:table-cell office:value-type="float" office:value="2.84615752712419" calcext:value-type="float">
            <text:p>2.8461575271241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89996561492413" calcext:value-type="float">
            <text:p>0.889996561492413</text:p>
          </table:table-cell>
          <table:table-cell office:value-type="float" office:value="0.89517247004581" calcext:value-type="float">
            <text:p>0.89517247004581</text:p>
          </table:table-cell>
          <table:table-cell table:style-name="ce1"/>
          <table:table-cell table:number-columns-repeated="9"/>
          <table:table-cell office:value-type="float" office:value="6100" calcext:value-type="float">
            <text:p>6100</text:p>
          </table:table-cell>
          <table:table-cell office:value-type="float" office:value="2.80511430505737" calcext:value-type="float">
            <text:p>2.80511430505737</text:p>
          </table:table-cell>
          <table:table-cell office:value-type="float" office:value="2.78461918350953" calcext:value-type="float">
            <text:p>2.78461918350953</text:p>
          </table:table-cell>
          <table:table-cell table:number-columns-repeated="3"/>
          <table:table-cell office:value-type="float" office:value="2.78461918350953" calcext:value-type="float">
            <text:p>2.7846191835095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965032887665651" calcext:value-type="float">
            <text:p>0.965032887665651</text:p>
          </table:table-cell>
          <table:table-cell office:value-type="float" office:value="0.962813895328643" calcext:value-type="float">
            <text:p>0.962813895328643</text:p>
          </table:table-cell>
          <table:table-cell table:style-name="ce1"/>
          <table:table-cell table:number-columns-repeated="9"/>
          <table:table-cell office:value-type="float" office:value="6000" calcext:value-type="float">
            <text:p>6000</text:p>
          </table:table-cell>
          <table:table-cell office:value-type="float" office:value="2.74991111864842" calcext:value-type="float">
            <text:p>2.74991111864842</text:p>
          </table:table-cell>
          <table:table-cell office:value-type="float" office:value="2.72770528386499" calcext:value-type="float">
            <text:p>2.72770528386499</text:p>
          </table:table-cell>
          <table:table-cell table:number-columns-repeated="3"/>
          <table:table-cell office:value-type="float" office:value="2.72770528386499" calcext:value-type="float">
            <text:p>2.7277052838649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02981897891459" calcext:value-type="float">
            <text:p>1.02981897891459</text:p>
          </table:table-cell>
          <table:table-cell office:value-type="float" office:value="1.0341085174675" calcext:value-type="float">
            <text:p>1.0341085174675</text:p>
          </table:table-cell>
          <table:table-cell table:style-name="ce1"/>
          <table:table-cell table:number-columns-repeated="9"/>
          <table:table-cell office:value-type="float" office:value="5900" calcext:value-type="float">
            <text:p>5900</text:p>
          </table:table-cell>
          <table:table-cell office:value-type="float" office:value="2.69980993630543" calcext:value-type="float">
            <text:p>2.69980993630543</text:p>
          </table:table-cell>
          <table:table-cell office:value-type="float" office:value="2.67852320120993" calcext:value-type="float">
            <text:p>2.67852320120993</text:p>
          </table:table-cell>
          <table:table-cell table:number-columns-repeated="3"/>
          <table:table-cell office:value-type="float" office:value="2.67852320120993" calcext:value-type="float">
            <text:p>2.67852320120993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.08467481327321" calcext:value-type="float">
            <text:p>1.08467481327321</text:p>
          </table:table-cell>
          <table:table-cell office:value-type="float" office:value="1.08647937589891" calcext:value-type="float">
            <text:p>1.08647937589891</text:p>
          </table:table-cell>
          <table:table-cell table:style-name="ce1"/>
          <table:table-cell table:number-columns-repeated="9"/>
          <table:table-cell office:value-type="float" office:value="5800" calcext:value-type="float">
            <text:p>5800</text:p>
          </table:table-cell>
          <table:table-cell office:value-type="float" office:value="2.65182665587177" calcext:value-type="float">
            <text:p>2.65182665587177</text:p>
          </table:table-cell>
          <table:table-cell office:value-type="float" office:value="2.63137875557639" calcext:value-type="float">
            <text:p>2.63137875557639</text:p>
          </table:table-cell>
          <table:table-cell table:number-columns-repeated="3"/>
          <table:table-cell office:value-type="float" office:value="2.63137875557639" calcext:value-type="float">
            <text:p>2.6313787555763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.14735793725908" calcext:value-type="float">
            <text:p>1.14735793725908</text:p>
          </table:table-cell>
          <table:table-cell office:value-type="float" office:value="1.17361162159216" calcext:value-type="float">
            <text:p>1.17361162159216</text:p>
          </table:table-cell>
          <table:table-cell table:style-name="ce1"/>
          <table:table-cell table:number-columns-repeated="9"/>
          <table:table-cell office:value-type="float" office:value="5700" calcext:value-type="float">
            <text:p>5700</text:p>
          </table:table-cell>
          <table:table-cell office:value-type="float" office:value="2.59820264350147" calcext:value-type="float">
            <text:p>2.59820264350147</text:p>
          </table:table-cell>
          <table:table-cell office:value-type="float" office:value="2.57307076880486" calcext:value-type="float">
            <text:p>2.57307076880486</text:p>
          </table:table-cell>
          <table:table-cell table:number-columns-repeated="3"/>
          <table:table-cell office:value-type="float" office:value="2.57307076880486" calcext:value-type="float">
            <text:p>2.5730707688048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236219742832" calcext:value-type="float">
            <text:p>1.236219742832</text:p>
          </table:table-cell>
          <table:table-cell office:value-type="float" office:value="1.24043758878332" calcext:value-type="float">
            <text:p>1.24043758878332</text:p>
          </table:table-cell>
          <table:table-cell table:style-name="ce1"/>
          <table:table-cell table:number-columns-repeated="9"/>
          <table:table-cell office:value-type="float" office:value="5600" calcext:value-type="float">
            <text:p>5600</text:p>
          </table:table-cell>
          <table:table-cell office:value-type="float" office:value="2.54832007975371" calcext:value-type="float">
            <text:p>2.54832007975371</text:p>
          </table:table-cell>
          <table:table-cell office:value-type="float" office:value="2.5235519619266" calcext:value-type="float">
            <text:p>2.5235519619266</text:p>
          </table:table-cell>
          <table:table-cell table:number-columns-repeated="3"/>
          <table:table-cell office:value-type="float" office:value="2.5235519619266" calcext:value-type="float">
            <text:p>2.5235519619266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.2959131329514" calcext:value-type="float">
            <text:p>1.2959131329514</text:p>
          </table:table-cell>
          <table:table-cell office:value-type="float" office:value="1.30017555870067" calcext:value-type="float">
            <text:p>1.30017555870067</text:p>
          </table:table-cell>
          <table:table-cell table:style-name="ce1"/>
          <table:table-cell table:number-columns-repeated="9"/>
          <table:table-cell office:value-type="float" office:value="5500" calcext:value-type="float">
            <text:p>5500</text:p>
          </table:table-cell>
          <table:table-cell office:value-type="float" office:value="2.50944738895486" calcext:value-type="float">
            <text:p>2.50944738895486</text:p>
          </table:table-cell>
          <table:table-cell office:value-type="float" office:value="2.48688205574352" calcext:value-type="float">
            <text:p>2.48688205574352</text:p>
          </table:table-cell>
          <table:table-cell table:number-columns-repeated="3"/>
          <table:table-cell office:value-type="float" office:value="2.48688205574352" calcext:value-type="float">
            <text:p>2.486882055743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.35342360201147" calcext:value-type="float">
            <text:p>1.35342360201147</text:p>
          </table:table-cell>
          <table:table-cell office:value-type="float" office:value="1.35369452249276" calcext:value-type="float">
            <text:p>1.35369452249276</text:p>
          </table:table-cell>
          <table:table-cell table:style-name="ce1"/>
          <table:table-cell table:number-columns-repeated="9"/>
          <table:table-cell office:value-type="float" office:value="5400" calcext:value-type="float">
            <text:p>5400</text:p>
          </table:table-cell>
          <table:table-cell office:value-type="float" office:value="2.46254298303994" calcext:value-type="float">
            <text:p>2.46254298303994</text:p>
          </table:table-cell>
          <table:table-cell office:value-type="float" office:value="2.44101917513999" calcext:value-type="float">
            <text:p>2.44101917513999</text:p>
          </table:table-cell>
          <table:table-cell table:number-columns-repeated="3"/>
          <table:table-cell office:value-type="float" office:value="2.44101917513999" calcext:value-type="float">
            <text:p>2.4410191751399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.41894459037644" calcext:value-type="float">
            <text:p>1.41894459037644</text:p>
          </table:table-cell>
          <table:table-cell office:value-type="float" office:value="1.41953326946073" calcext:value-type="float">
            <text:p>1.41953326946073</text:p>
          </table:table-cell>
          <table:table-cell table:style-name="ce1"/>
          <table:table-cell table:number-columns-repeated="9"/>
          <table:table-cell office:value-type="float" office:value="5300" calcext:value-type="float">
            <text:p>5300</text:p>
          </table:table-cell>
          <table:table-cell office:value-type="float" office:value="2.41744918861615" calcext:value-type="float">
            <text:p>2.41744918861615</text:p>
          </table:table-cell>
          <table:table-cell office:value-type="float" office:value="2.39396094290634" calcext:value-type="float">
            <text:p>2.39396094290634</text:p>
          </table:table-cell>
          <table:table-cell table:number-columns-repeated="3"/>
          <table:table-cell office:value-type="float" office:value="2.39396094290634" calcext:value-type="float">
            <text:p>2.3939609429063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.47462857597267" calcext:value-type="float">
            <text:p>1.47462857597267</text:p>
          </table:table-cell>
          <table:table-cell office:value-type="float" office:value="1.47409611353999" calcext:value-type="float">
            <text:p>1.47409611353999</text:p>
          </table:table-cell>
          <table:table-cell table:style-name="ce1"/>
          <table:table-cell table:number-columns-repeated="9"/>
          <table:table-cell office:value-type="float" office:value="5200" calcext:value-type="float">
            <text:p>5200</text:p>
          </table:table-cell>
          <table:table-cell office:value-type="float" office:value="2.37686874192413" calcext:value-type="float">
            <text:p>2.37686874192413</text:p>
          </table:table-cell>
          <table:table-cell office:value-type="float" office:value="2.35387556473093" calcext:value-type="float">
            <text:p>2.35387556473093</text:p>
          </table:table-cell>
          <table:table-cell table:number-columns-repeated="3"/>
          <table:table-cell office:value-type="float" office:value="2.35387556473093" calcext:value-type="float">
            <text:p>2.3538755647309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52931244778727" calcext:value-type="float">
            <text:p>1.52931244778727</text:p>
          </table:table-cell>
          <table:table-cell office:value-type="float" office:value="1.53677305657683" calcext:value-type="float">
            <text:p>1.53677305657683</text:p>
          </table:table-cell>
          <table:table-cell table:style-name="ce1"/>
          <table:table-cell table:number-columns-repeated="9"/>
          <table:table-cell office:value-type="float" office:value="5100" calcext:value-type="float">
            <text:p>5100</text:p>
          </table:table-cell>
          <table:table-cell office:value-type="float" office:value="2.3355802371785" calcext:value-type="float">
            <text:p>2.3355802371785</text:p>
          </table:table-cell>
          <table:table-cell office:value-type="float" office:value="2.3125605180041" calcext:value-type="float">
            <text:p>2.3125605180041</text:p>
          </table:table-cell>
          <table:table-cell table:number-columns-repeated="3"/>
          <table:table-cell office:value-type="float" office:value="2.3125605180041" calcext:value-type="float">
            <text:p>2.312560518004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.58376265418566" calcext:value-type="float">
            <text:p>1.58376265418566</text:p>
          </table:table-cell>
          <table:table-cell office:value-type="float" office:value="1.58642676650362" calcext:value-type="float">
            <text:p>1.58642676650362</text:p>
          </table:table-cell>
          <table:table-cell table:style-name="ce1"/>
          <table:table-cell table:number-columns-repeated="9"/>
          <table:table-cell office:value-type="float" office:value="5000" calcext:value-type="float">
            <text:p>5000</text:p>
          </table:table-cell>
          <table:table-cell office:value-type="float" office:value="2.29346306406713" calcext:value-type="float">
            <text:p>2.29346306406713</text:p>
          </table:table-cell>
          <table:table-cell office:value-type="float" office:value="2.2719073811525" calcext:value-type="float">
            <text:p>2.2719073811525</text:p>
          </table:table-cell>
          <table:table-cell table:number-columns-repeated="3"/>
          <table:table-cell office:value-type="float" office:value="2.2719073811525" calcext:value-type="float">
            <text:p>2.27190738115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63975826057314" calcext:value-type="float">
            <text:p>1.63975826057314</text:p>
          </table:table-cell>
          <table:table-cell office:value-type="float" office:value="1.64782210789551" calcext:value-type="float">
            <text:p>1.64782210789551</text:p>
          </table:table-cell>
          <table:table-cell table:style-name="ce1"/>
          <table:table-cell table:number-columns-repeated="9"/>
          <table:table-cell office:value-type="float" office:value="4900" calcext:value-type="float">
            <text:p>4900</text:p>
          </table:table-cell>
          <table:table-cell office:value-type="float" office:value="2.25371503083743" calcext:value-type="float">
            <text:p>2.25371503083743</text:p>
          </table:table-cell>
          <table:table-cell office:value-type="float" office:value="2.20840308199149" calcext:value-type="float">
            <text:p>2.20840308199149</text:p>
          </table:table-cell>
          <table:table-cell table:number-columns-repeated="3"/>
          <table:table-cell office:value-type="float" office:value="2.20840308199149" calcext:value-type="float">
            <text:p>2.20840308199149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69034063311654" calcext:value-type="float">
            <text:p>1.69034063311654</text:p>
          </table:table-cell>
          <table:table-cell office:value-type="float" office:value="1.69951654442126" calcext:value-type="float">
            <text:p>1.69951654442126</text:p>
          </table:table-cell>
          <table:table-cell table:style-name="ce1"/>
          <table:table-cell table:number-columns-repeated="9"/>
          <table:table-cell office:value-type="float" office:value="4800" calcext:value-type="float">
            <text:p>4800</text:p>
          </table:table-cell>
          <table:table-cell office:value-type="float" office:value="2.20899096264065" calcext:value-type="float">
            <text:p>2.20899096264065</text:p>
          </table:table-cell>
          <table:table-cell office:value-type="float" office:value="2.16882481021352" calcext:value-type="float">
            <text:p>2.16882481021352</text:p>
          </table:table-cell>
          <table:table-cell table:number-columns-repeated="3"/>
          <table:table-cell office:value-type="float" office:value="2.16882481021352" calcext:value-type="float">
            <text:p>2.1688248102135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74829973305095" calcext:value-type="float">
            <text:p>1.74829973305095</text:p>
          </table:table-cell>
          <table:table-cell office:value-type="float" office:value="1.75205685397137" calcext:value-type="float">
            <text:p>1.75205685397137</text:p>
          </table:table-cell>
          <table:table-cell table:style-name="ce1"/>
          <table:table-cell table:number-columns-repeated="9"/>
          <table:table-cell office:value-type="float" office:value="4700" calcext:value-type="float">
            <text:p>4700</text:p>
          </table:table-cell>
          <table:table-cell office:value-type="float" office:value="2.15653866473915" calcext:value-type="float">
            <text:p>2.15653866473915</text:p>
          </table:table-cell>
          <table:table-cell office:value-type="float" office:value="2.11849023444699" calcext:value-type="float">
            <text:p>2.11849023444699</text:p>
          </table:table-cell>
          <table:table-cell table:number-columns-repeated="3"/>
          <table:table-cell office:value-type="float" office:value="2.11849023444699" calcext:value-type="float">
            <text:p>2.1184902344469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79472043868815" calcext:value-type="float">
            <text:p>1.79472043868815</text:p>
          </table:table-cell>
          <table:table-cell office:value-type="float" office:value="1.80353308620793" calcext:value-type="float">
            <text:p>1.80353308620793</text:p>
          </table:table-cell>
          <table:table-cell table:style-name="ce1"/>
          <table:table-cell table:number-columns-repeated="9"/>
          <table:table-cell office:value-type="float" office:value="4600" calcext:value-type="float">
            <text:p>4600</text:p>
          </table:table-cell>
          <table:table-cell office:value-type="float" office:value="2.11268941299363" calcext:value-type="float">
            <text:p>2.11268941299363</text:p>
          </table:table-cell>
          <table:table-cell office:value-type="float" office:value="2.0766891850486" calcext:value-type="float">
            <text:p>2.0766891850486</text:p>
          </table:table-cell>
          <table:table-cell table:number-columns-repeated="3"/>
          <table:table-cell office:value-type="float" office:value="2.0766891850486" calcext:value-type="float">
            <text:p>2.076689185048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83943512265993" calcext:value-type="float">
            <text:p>1.83943512265993</text:p>
          </table:table-cell>
          <table:table-cell office:value-type="float" office:value="1.84404815472479" calcext:value-type="float">
            <text:p>1.84404815472479</text:p>
          </table:table-cell>
          <table:table-cell table:style-name="ce1"/>
          <table:table-cell table:number-columns-repeated="9"/>
          <table:table-cell office:value-type="float" office:value="4500" calcext:value-type="float">
            <text:p>4500</text:p>
          </table:table-cell>
          <table:table-cell office:value-type="float" office:value="2.05735554323128" calcext:value-type="float">
            <text:p>2.05735554323128</text:p>
          </table:table-cell>
          <table:table-cell office:value-type="float" office:value="2.02444365724285" calcext:value-type="float">
            <text:p>2.02444365724285</text:p>
          </table:table-cell>
          <table:table-cell table:number-columns-repeated="3"/>
          <table:table-cell office:value-type="float" office:value="2.02444365724285" calcext:value-type="float">
            <text:p>2.0244436572428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87964471233736" calcext:value-type="float">
            <text:p>1.87964471233736</text:p>
          </table:table-cell>
          <table:table-cell office:value-type="float" office:value="1.8892774167786" calcext:value-type="float">
            <text:p>1.8892774167786</text:p>
          </table:table-cell>
          <table:table-cell table:style-name="ce1"/>
          <table:table-cell table:number-columns-repeated="9"/>
          <table:table-cell office:value-type="float" office:value="4400" calcext:value-type="float">
            <text:p>4400</text:p>
          </table:table-cell>
          <table:table-cell office:value-type="float" office:value="2.01913102219418" calcext:value-type="float">
            <text:p>2.01913102219418</text:p>
          </table:table-cell>
          <table:table-cell office:value-type="float" office:value="1.98581842224578" calcext:value-type="float">
            <text:p>1.98581842224578</text:p>
          </table:table-cell>
          <table:table-cell table:number-columns-repeated="3"/>
          <table:table-cell office:value-type="float" office:value="1.98581842224578" calcext:value-type="float">
            <text:p>1.9858184222457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9290718894346" calcext:value-type="float">
            <text:p>1.9290718894346</text:p>
          </table:table-cell>
          <table:table-cell office:value-type="float" office:value="1.93902046836399" calcext:value-type="float">
            <text:p>1.93902046836399</text:p>
          </table:table-cell>
          <table:table-cell table:style-name="ce1"/>
          <table:table-cell table:number-columns-repeated="9"/>
          <table:table-cell office:value-type="float" office:value="4300" calcext:value-type="float">
            <text:p>4300</text:p>
          </table:table-cell>
          <table:table-cell office:value-type="float" office:value="1.96030203498001" calcext:value-type="float">
            <text:p>1.96030203498001</text:p>
          </table:table-cell>
          <table:table-cell office:value-type="float" office:value="1.92873830325168" calcext:value-type="float">
            <text:p>1.92873830325168</text:p>
          </table:table-cell>
          <table:table-cell table:number-columns-repeated="3"/>
          <table:table-cell office:value-type="float" office:value="1.92873830325168" calcext:value-type="float">
            <text:p>1.928738303251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97019540777539" calcext:value-type="float">
            <text:p>1.97019540777539</text:p>
          </table:table-cell>
          <table:table-cell office:value-type="float" office:value="1.9794282836283" calcext:value-type="float">
            <text:p>1.9794282836283</text:p>
          </table:table-cell>
          <table:table-cell table:style-name="ce1"/>
          <table:table-cell table:number-columns-repeated="9"/>
          <table:table-cell office:value-type="float" office:value="4200" calcext:value-type="float">
            <text:p>4200</text:p>
          </table:table-cell>
          <table:table-cell office:value-type="float" office:value="1.91090326527644" calcext:value-type="float">
            <text:p>1.91090326527644</text:p>
          </table:table-cell>
          <table:table-cell office:value-type="float" office:value="1.88044701570854" calcext:value-type="float">
            <text:p>1.88044701570854</text:p>
          </table:table-cell>
          <table:table-cell table:number-columns-repeated="3"/>
          <table:table-cell office:value-type="float" office:value="1.88044701570854" calcext:value-type="float">
            <text:p>1.880447015708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01365259428927" calcext:value-type="float">
            <text:p>2.01365259428927</text:p>
          </table:table-cell>
          <table:table-cell office:value-type="float" office:value="2.02597370947699" calcext:value-type="float">
            <text:p>2.02597370947699</text:p>
          </table:table-cell>
          <table:table-cell table:style-name="ce1"/>
          <table:table-cell table:number-columns-repeated="9"/>
          <table:table-cell office:value-type="float" office:value="4100" calcext:value-type="float">
            <text:p>4100</text:p>
          </table:table-cell>
          <table:table-cell office:value-type="float" office:value="1.85089223108927" calcext:value-type="float">
            <text:p>1.85089223108927</text:p>
          </table:table-cell>
          <table:table-cell office:value-type="float" office:value="1.82077360714837" calcext:value-type="float">
            <text:p>1.82077360714837</text:p>
          </table:table-cell>
          <table:table-cell table:number-columns-repeated="3"/>
          <table:table-cell office:value-type="float" office:value="1.82077360714837" calcext:value-type="float">
            <text:p>1.8207736071483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.04977624398238" calcext:value-type="float">
            <text:p>2.04977624398238</text:p>
          </table:table-cell>
          <table:table-cell office:value-type="float" office:value="2.0583221410222" calcext:value-type="float">
            <text:p>2.0583221410222</text:p>
          </table:table-cell>
          <table:table-cell table:style-name="ce1"/>
          <table:table-cell table:number-columns-repeated="9"/>
          <table:table-cell office:value-type="float" office:value="4000" calcext:value-type="float">
            <text:p>4000</text:p>
          </table:table-cell>
          <table:table-cell office:value-type="float" office:value="1.79527462614513" calcext:value-type="float">
            <text:p>1.79527462614513</text:p>
          </table:table-cell>
          <table:table-cell office:value-type="float" office:value="1.76753235227467" calcext:value-type="float">
            <text:p>1.76753235227467</text:p>
          </table:table-cell>
          <table:table-cell table:number-columns-repeated="3"/>
          <table:table-cell office:value-type="float" office:value="1.76753235227467" calcext:value-type="float">
            <text:p>1.76753235227467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08948743840423" calcext:value-type="float">
            <text:p>2.08948743840423</text:p>
          </table:table-cell>
          <table:table-cell office:value-type="float" office:value="2.1011094960484" calcext:value-type="float">
            <text:p>2.1011094960484</text:p>
          </table:table-cell>
          <table:table-cell table:style-name="ce1"/>
          <table:table-cell table:number-columns-repeated="9"/>
          <table:table-cell office:value-type="float" office:value="3900" calcext:value-type="float">
            <text:p>3900</text:p>
          </table:table-cell>
          <table:table-cell office:value-type="float" office:value="1.73860320834082" calcext:value-type="float">
            <text:p>1.73860320834082</text:p>
          </table:table-cell>
          <table:table-cell office:value-type="float" office:value="1.71268683741923" calcext:value-type="float">
            <text:p>1.71268683741923</text:p>
          </table:table-cell>
          <table:table-cell table:number-columns-repeated="3"/>
          <table:table-cell office:value-type="float" office:value="1.71268683741923" calcext:value-type="float">
            <text:p>1.71268683741923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12207696534934" calcext:value-type="float">
            <text:p>2.12207696534934</text:p>
          </table:table-cell>
          <table:table-cell office:value-type="float" office:value="2.16556168001426" calcext:value-type="float">
            <text:p>2.16556168001426</text:p>
          </table:table-cell>
          <table:table-cell table:style-name="ce1"/>
          <table:table-cell table:number-columns-repeated="9"/>
          <table:table-cell office:value-type="float" office:value="3800" calcext:value-type="float">
            <text:p>3800</text:p>
          </table:table-cell>
          <table:table-cell office:value-type="float" office:value="1.67810204759014" calcext:value-type="float">
            <text:p>1.67810204759014</text:p>
          </table:table-cell>
          <table:table-cell office:value-type="float" office:value="1.65131658807758" calcext:value-type="float">
            <text:p>1.65131658807758</text:p>
          </table:table-cell>
          <table:table-cell table:number-columns-repeated="3"/>
          <table:table-cell office:value-type="float" office:value="1.65131658807758" calcext:value-type="float">
            <text:p>1.6513165880775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19410516607598" calcext:value-type="float">
            <text:p>2.19410516607598</text:p>
          </table:table-cell>
          <table:table-cell office:value-type="float" office:value="2.20791360470267" calcext:value-type="float">
            <text:p>2.20791360470267</text:p>
          </table:table-cell>
          <table:table-cell table:style-name="ce1"/>
          <table:table-cell table:number-columns-repeated="9"/>
          <table:table-cell office:value-type="float" office:value="3700" calcext:value-type="float">
            <text:p>3700</text:p>
          </table:table-cell>
          <table:table-cell office:value-type="float" office:value="1.62269953719582" calcext:value-type="float">
            <text:p>1.62269953719582</text:p>
          </table:table-cell>
          <table:table-cell office:value-type="float" office:value="1.59930767496189" calcext:value-type="float">
            <text:p>1.59930767496189</text:p>
          </table:table-cell>
          <table:table-cell table:number-columns-repeated="3"/>
          <table:table-cell office:value-type="float" office:value="1.59930767496189" calcext:value-type="float">
            <text:p>1.5993076749618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3915080292991" calcext:value-type="float">
            <text:p>2.23915080292991</text:p>
          </table:table-cell>
          <table:table-cell office:value-type="float" office:value="2.25894270730306" calcext:value-type="float">
            <text:p>2.25894270730306</text:p>
          </table:table-cell>
          <table:table-cell table:style-name="ce1"/>
          <table:table-cell table:number-columns-repeated="9"/>
          <table:table-cell office:value-type="float" office:value="3600" calcext:value-type="float">
            <text:p>3600</text:p>
          </table:table-cell>
          <table:table-cell office:value-type="float" office:value="1.55910615139685" calcext:value-type="float">
            <text:p>1.55910615139685</text:p>
          </table:table-cell>
          <table:table-cell office:value-type="float" office:value="1.53752549990313" calcext:value-type="float">
            <text:p>1.53752549990313</text:p>
          </table:table-cell>
          <table:table-cell table:number-columns-repeated="3"/>
          <table:table-cell office:value-type="float" office:value="1.53752549990313" calcext:value-type="float">
            <text:p>1.5375254999031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.27944268932261" calcext:value-type="float">
            <text:p>2.27944268932261</text:p>
          </table:table-cell>
          <table:table-cell office:value-type="float" office:value="2.30222951573315" calcext:value-type="float">
            <text:p>2.30222951573315</text:p>
          </table:table-cell>
          <table:table-cell table:style-name="ce1"/>
          <table:table-cell table:number-columns-repeated="9"/>
          <table:table-cell office:value-type="float" office:value="3500" calcext:value-type="float">
            <text:p>3500</text:p>
          </table:table-cell>
          <table:table-cell office:value-type="float" office:value="1.50318590906491" calcext:value-type="float">
            <text:p>1.50318590906491</text:p>
          </table:table-cell>
          <table:table-cell office:value-type="float" office:value="1.48069019382013" calcext:value-type="float">
            <text:p>1.48069019382013</text:p>
          </table:table-cell>
          <table:table-cell table:number-columns-repeated="3"/>
          <table:table-cell office:value-type="float" office:value="1.48069019382013" calcext:value-type="float">
            <text:p>1.4806901938201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.3242004515627" calcext:value-type="float">
            <text:p>2.3242004515627</text:p>
          </table:table-cell>
          <table:table-cell office:value-type="float" office:value="2.34296195564732" calcext:value-type="float">
            <text:p>2.34296195564732</text:p>
          </table:table-cell>
          <table:table-cell table:style-name="ce1"/>
          <table:table-cell table:number-columns-repeated="9"/>
          <table:table-cell office:value-type="float" office:value="3400" calcext:value-type="float">
            <text:p>3400</text:p>
          </table:table-cell>
          <table:table-cell office:value-type="float" office:value="1.43816300619931" calcext:value-type="float">
            <text:p>1.43816300619931</text:p>
          </table:table-cell>
          <table:table-cell office:value-type="float" office:value="1.4186348627588" calcext:value-type="float">
            <text:p>1.4186348627588</text:p>
          </table:table-cell>
          <table:table-cell table:number-columns-repeated="3"/>
          <table:table-cell office:value-type="float" office:value="1.4186348627588" calcext:value-type="float">
            <text:p>1.418634862758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.3683757698593" calcext:value-type="float">
            <text:p>2.3683757698593</text:p>
          </table:table-cell>
          <table:table-cell office:value-type="float" office:value="2.39637413138494" calcext:value-type="float">
            <text:p>2.39637413138494</text:p>
          </table:table-cell>
          <table:table-cell table:style-name="ce1"/>
          <table:table-cell table:number-columns-repeated="9"/>
          <table:table-cell office:value-type="float" office:value="3300" calcext:value-type="float">
            <text:p>3300</text:p>
          </table:table-cell>
          <table:table-cell office:value-type="float" office:value="1.3734714032544" calcext:value-type="float">
            <text:p>1.3734714032544</text:p>
          </table:table-cell>
          <table:table-cell office:value-type="float" office:value="1.34904701866463" calcext:value-type="float">
            <text:p>1.34904701866463</text:p>
          </table:table-cell>
          <table:table-cell table:number-columns-repeated="3"/>
          <table:table-cell office:value-type="float" office:value="1.34904701866463" calcext:value-type="float">
            <text:p>1.3490470186646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.41824472689071" calcext:value-type="float">
            <text:p>2.41824472689071</text:p>
          </table:table-cell>
          <table:table-cell office:value-type="float" office:value="2.45106998700298" calcext:value-type="float">
            <text:p>2.45106998700298</text:p>
          </table:table-cell>
          <table:table-cell table:style-name="ce1"/>
          <table:table-cell table:number-columns-repeated="9"/>
          <table:table-cell office:value-type="float" office:value="3200" calcext:value-type="float">
            <text:p>3200</text:p>
          </table:table-cell>
          <table:table-cell office:value-type="float" office:value="1.31201417221596" calcext:value-type="float">
            <text:p>1.31201417221596</text:p>
          </table:table-cell>
          <table:table-cell office:value-type="float" office:value="1.28883847653237" calcext:value-type="float">
            <text:p>1.28883847653237</text:p>
          </table:table-cell>
          <table:table-cell table:number-columns-repeated="3"/>
          <table:table-cell office:value-type="float" office:value="1.28883847653237" calcext:value-type="float">
            <text:p>1.288838476532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.46612469300334" calcext:value-type="float">
            <text:p>2.46612469300334</text:p>
          </table:table-cell>
          <table:table-cell office:value-type="float" office:value="2.49706398358076" calcext:value-type="float">
            <text:p>2.49706398358076</text:p>
          </table:table-cell>
          <table:table-cell table:style-name="ce1"/>
          <table:table-cell table:number-columns-repeated="9"/>
          <table:table-cell office:value-type="float" office:value="3100" calcext:value-type="float">
            <text:p>3100</text:p>
          </table:table-cell>
          <table:table-cell office:value-type="float" office:value="1.24748084396186" calcext:value-type="float">
            <text:p>1.24748084396186</text:p>
          </table:table-cell>
          <table:table-cell office:value-type="float" office:value="1.20385834943116" calcext:value-type="float">
            <text:p>1.20385834943116</text:p>
          </table:table-cell>
          <table:table-cell table:number-columns-repeated="3"/>
          <table:table-cell office:value-type="float" office:value="1.20385834943116" calcext:value-type="float">
            <text:p>1.2038583494311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.51050865980917" calcext:value-type="float">
            <text:p>2.51050865980917</text:p>
          </table:table-cell>
          <table:table-cell office:value-type="float" office:value="2.55382913200818" calcext:value-type="float">
            <text:p>2.55382913200818</text:p>
          </table:table-cell>
          <table:table-cell table:style-name="ce1"/>
          <table:table-cell table:number-columns-repeated="9"/>
          <table:table-cell office:value-type="float" office:value="3000" calcext:value-type="float">
            <text:p>3000</text:p>
          </table:table-cell>
          <table:table-cell office:value-type="float" office:value="1.17997189516758" calcext:value-type="float">
            <text:p>1.17997189516758</text:p>
          </table:table-cell>
          <table:table-cell office:value-type="float" office:value="1.14170534930471" calcext:value-type="float">
            <text:p>1.14170534930471</text:p>
          </table:table-cell>
          <table:table-cell table:number-columns-repeated="3"/>
          <table:table-cell office:value-type="float" office:value="1.14170534930471" calcext:value-type="float">
            <text:p>1.1417053493047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.56851008393384" calcext:value-type="float">
            <text:p>2.56851008393384</text:p>
          </table:table-cell>
          <table:table-cell office:value-type="float" office:value="2.61238279087577" calcext:value-type="float">
            <text:p>2.61238279087577</text:p>
          </table:table-cell>
          <table:table-cell table:style-name="ce1"/>
          <table:table-cell table:number-columns-repeated="9"/>
          <table:table-cell office:value-type="float" office:value="2900" calcext:value-type="float">
            <text:p>2900</text:p>
          </table:table-cell>
          <table:table-cell office:value-type="float" office:value="1.1028531963985" calcext:value-type="float">
            <text:p>1.1028531963985</text:p>
          </table:table-cell>
          <table:table-cell office:value-type="float" office:value="1.073444791549" calcext:value-type="float">
            <text:p>1.073444791549</text:p>
          </table:table-cell>
          <table:table-cell table:number-columns-repeated="3"/>
          <table:table-cell office:value-type="float" office:value="1.073444791549" calcext:value-type="float">
            <text:p>1.07344479154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.61760155033562" calcext:value-type="float">
            <text:p>2.61760155033562</text:p>
          </table:table-cell>
          <table:table-cell office:value-type="float" office:value="2.67167104331584" calcext:value-type="float">
            <text:p>2.67167104331584</text:p>
          </table:table-cell>
          <table:table-cell table:style-name="ce1"/>
          <table:table-cell table:number-columns-repeated="9"/>
          <table:table-cell office:value-type="float" office:value="2800" calcext:value-type="float">
            <text:p>2800</text:p>
          </table:table-cell>
          <table:table-cell office:value-type="float" office:value="1.0256009286403" calcext:value-type="float">
            <text:p>1.0256009286403</text:p>
          </table:table-cell>
          <table:table-cell office:value-type="float" office:value="0.993308343686782" calcext:value-type="float">
            <text:p>0.993308343686782</text:p>
          </table:table-cell>
          <table:table-cell table:number-columns-repeated="3"/>
          <table:table-cell office:value-type="float" office:value="0.993308343686782" calcext:value-type="float">
            <text:p>0.99330834368678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.65736414193565" calcext:value-type="float">
            <text:p>2.65736414193565</text:p>
          </table:table-cell>
          <table:table-cell office:value-type="float" office:value="2.71969889883172" calcext:value-type="float">
            <text:p>2.71969889883172</text:p>
          </table:table-cell>
          <table:table-cell table:style-name="ce1"/>
          <table:table-cell table:number-columns-repeated="9"/>
          <table:table-cell office:value-type="float" office:value="2700" calcext:value-type="float">
            <text:p>2700</text:p>
          </table:table-cell>
          <table:table-cell office:value-type="float" office:value="0.932707314977378" calcext:value-type="float">
            <text:p>0.932707314977378</text:p>
          </table:table-cell>
          <table:table-cell office:value-type="float" office:value="0.901681941488415" calcext:value-type="float">
            <text:p>0.901681941488415</text:p>
          </table:table-cell>
          <table:table-cell table:number-columns-repeated="3"/>
          <table:table-cell office:value-type="float" office:value="0.901681941488415" calcext:value-type="float">
            <text:p>0.9016819414884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.70461060627721" calcext:value-type="float">
            <text:p>2.70461060627721</text:p>
          </table:table-cell>
          <table:table-cell office:value-type="float" office:value="2.77346251179858" calcext:value-type="float">
            <text:p>2.77346251179858</text:p>
          </table:table-cell>
          <table:table-cell table:style-name="ce1"/>
          <table:table-cell table:number-columns-repeated="9"/>
          <table:table-cell office:value-type="float" office:value="2600" calcext:value-type="float">
            <text:p>2600</text:p>
          </table:table-cell>
          <table:table-cell office:value-type="float" office:value="0.854360327617045" calcext:value-type="float">
            <text:p>0.854360327617045</text:p>
          </table:table-cell>
          <table:table-cell office:value-type="float" office:value="0.829122995028113" calcext:value-type="float">
            <text:p>0.829122995028113</text:p>
          </table:table-cell>
          <table:table-cell table:number-columns-repeated="3"/>
          <table:table-cell office:value-type="float" office:value="0.829122995028113" calcext:value-type="float">
            <text:p>0.829122995028113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.74427682536023" calcext:value-type="float">
            <text:p>2.74427682536023</text:p>
          </table:table-cell>
          <table:table-cell office:value-type="float" office:value="2.81813898671232" calcext:value-type="float">
            <text:p>2.81813898671232</text:p>
          </table:table-cell>
          <table:table-cell table:style-name="ce1"/>
          <table:table-cell table:number-columns-repeated="9"/>
          <table:table-cell office:value-type="float" office:value="2500" calcext:value-type="float">
            <text:p>2500</text:p>
          </table:table-cell>
          <table:table-cell office:value-type="float" office:value="0.778018896683562" calcext:value-type="float">
            <text:p>0.778018896683562</text:p>
          </table:table-cell>
          <table:table-cell office:value-type="float" office:value="0.74715475994636" calcext:value-type="float">
            <text:p>0.74715475994636</text:p>
          </table:table-cell>
          <table:table-cell table:number-columns-repeated="3"/>
          <table:table-cell office:value-type="float" office:value="0.74715475994636" calcext:value-type="float">
            <text:p>0.7471547599463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.78855878985977" calcext:value-type="float">
            <text:p>2.78855878985977</text:p>
          </table:table-cell>
          <table:table-cell office:value-type="float" office:value="2.87602585982965" calcext:value-type="float">
            <text:p>2.87602585982965</text:p>
          </table:table-cell>
          <table:table-cell table:style-name="ce1"/>
          <table:table-cell table:number-columns-repeated="9"/>
          <table:table-cell office:value-type="float" office:value="2400" calcext:value-type="float">
            <text:p>2400</text:p>
          </table:table-cell>
          <table:table-cell office:value-type="float" office:value="0.68555827589532" calcext:value-type="float">
            <text:p>0.68555827589532</text:p>
          </table:table-cell>
          <table:table-cell office:value-type="float" office:value="0.663785852145508" calcext:value-type="float">
            <text:p>0.663785852145508</text:p>
          </table:table-cell>
          <table:table-cell table:number-columns-repeated="3"/>
          <table:table-cell office:value-type="float" office:value="0.663785852145508" calcext:value-type="float">
            <text:p>0.663785852145508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.82491388732067" calcext:value-type="float">
            <text:p>2.82491388732067</text:p>
          </table:table-cell>
          <table:table-cell office:value-type="float" office:value="2.92465105690245" calcext:value-type="float">
            <text:p>2.92465105690245</text:p>
          </table:table-cell>
          <table:table-cell table:style-name="ce1"/>
          <table:table-cell table:number-columns-repeated="9"/>
          <table:table-cell office:value-type="float" office:value="2300" calcext:value-type="float">
            <text:p>2300</text:p>
          </table:table-cell>
          <table:table-cell office:value-type="float" office:value="0.624412673828636" calcext:value-type="float">
            <text:p>0.624412673828636</text:p>
          </table:table-cell>
          <table:table-cell office:value-type="float" office:value="0.600222582323242" calcext:value-type="float">
            <text:p>0.600222582323242</text:p>
          </table:table-cell>
          <table:table-cell table:number-columns-repeated="3"/>
          <table:table-cell office:value-type="float" office:value="0.600222582323242" calcext:value-type="float">
            <text:p>0.60022258232324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.86194986614742" calcext:value-type="float">
            <text:p>2.86194986614742</text:p>
          </table:table-cell>
          <table:table-cell office:value-type="float" office:value="2.97592735538783" calcext:value-type="float">
            <text:p>2.97592735538783</text:p>
          </table:table-cell>
          <table:table-cell table:style-name="ce1"/>
          <table:table-cell table:number-columns-repeated="9"/>
          <table:table-cell office:value-type="float" office:value="2200" calcext:value-type="float">
            <text:p>2200</text:p>
          </table:table-cell>
          <table:table-cell office:value-type="float" office:value="0.549557709275185" calcext:value-type="float">
            <text:p>0.549557709275185</text:p>
          </table:table-cell>
          <table:table-cell office:value-type="float" office:value="0.525800912020978" calcext:value-type="float">
            <text:p>0.525800912020978</text:p>
          </table:table-cell>
          <table:table-cell table:number-columns-repeated="3"/>
          <table:table-cell office:value-type="float" office:value="0.525800912020978" calcext:value-type="float">
            <text:p>0.52580091202097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89851691910372" calcext:value-type="float">
            <text:p>2.89851691910372</text:p>
          </table:table-cell>
          <table:table-cell office:value-type="float" office:value="3.026340090787" calcext:value-type="float">
            <text:p>3.026340090787</text:p>
          </table:table-cell>
          <table:table-cell table:style-name="ce1"/>
          <table:table-cell table:number-columns-repeated="9"/>
          <table:table-cell office:value-type="float" office:value="2100" calcext:value-type="float">
            <text:p>2100</text:p>
          </table:table-cell>
          <table:table-cell office:value-type="float" office:value="0.477480150671131" calcext:value-type="float">
            <text:p>0.477480150671131</text:p>
          </table:table-cell>
          <table:table-cell office:value-type="float" office:value="0.451774542182489" calcext:value-type="float">
            <text:p>0.451774542182489</text:p>
          </table:table-cell>
          <table:table-cell table:number-columns-repeated="3"/>
          <table:table-cell office:value-type="float" office:value="0.451774542182489" calcext:value-type="float">
            <text:p>0.451774542182489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2.9365075473579" calcext:value-type="float">
            <text:p>2.9365075473579</text:p>
          </table:table-cell>
          <table:table-cell office:value-type="float" office:value="3.07627684858772" calcext:value-type="float">
            <text:p>3.07627684858772</text:p>
          </table:table-cell>
          <table:table-cell table:style-name="ce1"/>
          <table:table-cell table:number-columns-repeated="9"/>
          <table:table-cell office:value-type="float" office:value="2000" calcext:value-type="float">
            <text:p>2000</text:p>
          </table:table-cell>
          <table:table-cell office:value-type="float" office:value="0.406821432939689" calcext:value-type="float">
            <text:p>0.406821432939689</text:p>
          </table:table-cell>
          <table:table-cell office:value-type="float" office:value="0.389744218355998" calcext:value-type="float">
            <text:p>0.389744218355998</text:p>
          </table:table-cell>
          <table:table-cell table:number-columns-repeated="3"/>
          <table:table-cell office:value-type="float" office:value="0.389744218355998" calcext:value-type="float">
            <text:p>0.389744218355998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.96635912053086" calcext:value-type="float">
            <text:p>2.96635912053086</text:p>
          </table:table-cell>
          <table:table-cell office:value-type="float" office:value="3.16158392736469" calcext:value-type="float">
            <text:p>3.16158392736469</text:p>
          </table:table-cell>
          <table:table-cell table:style-name="ce1"/>
          <table:table-cell table:number-columns-repeated="9"/>
          <table:table-cell office:value-type="float" office:value="1900" calcext:value-type="float">
            <text:p>1900</text:p>
          </table:table-cell>
          <table:table-cell office:value-type="float" office:value="0.337706069206534" calcext:value-type="float">
            <text:p>0.337706069206534</text:p>
          </table:table-cell>
          <table:table-cell office:value-type="float" office:value="0.312448173673105" calcext:value-type="float">
            <text:p>0.312448173673105</text:p>
          </table:table-cell>
          <table:table-cell table:number-columns-repeated="3"/>
          <table:table-cell office:value-type="float" office:value="0.312448173673105" calcext:value-type="float">
            <text:p>0.31244817367310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2.98827569492962" calcext:value-type="float">
            <text:p>2.98827569492962</text:p>
          </table:table-cell>
          <table:table-cell office:value-type="float" office:value="3.19430193238335" calcext:value-type="float">
            <text:p>3.19430193238335</text:p>
          </table:table-cell>
          <table:table-cell table:style-name="ce1"/>
          <table:table-cell table:number-columns-repeated="9"/>
          <table:table-cell office:value-type="float" office:value="1800" calcext:value-type="float">
            <text:p>1800</text:p>
          </table:table-cell>
          <table:table-cell office:value-type="float" office:value="0.281360786779404" calcext:value-type="float">
            <text:p>0.281360786779404</text:p>
          </table:table-cell>
          <table:table-cell office:value-type="float" office:value="0.262404885857011" calcext:value-type="float">
            <text:p>0.262404885857011</text:p>
          </table:table-cell>
          <table:table-cell table:number-columns-repeated="3"/>
          <table:table-cell office:value-type="float" office:value="0.262404885857011" calcext:value-type="float">
            <text:p>0.26240488585701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2.99934895343342" calcext:value-type="float">
            <text:p>2.99934895343342</text:p>
          </table:table-cell>
          <table:table-cell office:value-type="float" office:value="3.22493730591253" calcext:value-type="float">
            <text:p>3.22493730591253</text:p>
          </table:table-cell>
          <table:table-cell table:style-name="ce1"/>
          <table:table-cell table:number-columns-repeated="9"/>
          <table:table-cell office:value-type="float" office:value="1700" calcext:value-type="float">
            <text:p>1700</text:p>
          </table:table-cell>
          <table:table-cell office:value-type="float" office:value="0.263593230582477" calcext:value-type="float">
            <text:p>0.263593230582477</text:p>
          </table:table-cell>
          <table:table-cell office:value-type="float" office:value="0.218960747561344" calcext:value-type="float">
            <text:p>0.218960747561344</text:p>
          </table:table-cell>
          <table:table-cell table:number-columns-repeated="3"/>
          <table:table-cell office:value-type="float" office:value="0.218960747561344" calcext:value-type="float">
            <text:p>0.218960747561344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.00673483698015" calcext:value-type="float">
            <text:p>3.00673483698015</text:p>
          </table:table-cell>
          <table:table-cell/>
          <table:table-cell table:style-name="ce1"/>
          <table:table-cell table:number-columns-repeated="9"/>
          <table:table-cell office:value-type="float" office:value="1600" calcext:value-type="float">
            <text:p>1600</text:p>
          </table:table-cell>
          <table:table-cell office:value-type="float" office:value="0.262779455888074" calcext:value-type="float">
            <text:p>0.262779455888074</text:p>
          </table:table-cell>
          <table:table-cell office:value-type="float" office:value="0.219546516919951" calcext:value-type="float">
            <text:p>0.219546516919951</text:p>
          </table:table-cell>
          <table:table-cell table:number-columns-repeated="3"/>
          <table:table-cell office:value-type="float" office:value="0.219546516919951" calcext:value-type="float">
            <text:p>0.21954651691995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/>
          <table:table-cell office:value-type="float" office:value="1.7750669860912" calcext:value-type="float">
            <text:p>1.7750669860912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/>
          <table:table-cell office:value-type="float" office:value="1.18040404124323" calcext:value-type="float">
            <text:p>1.18040404124323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.6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0.333333163186302" calcext:value-type="float">
            <text:p>0.333333163186302</text:p>
          </table:table-cell>
          <table:table-cell table:number-columns-repeated="15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3"/>
          <table:table-cell office:value-type="float" office:value="3.12557359710587" calcext:value-type="float">
            <text:p>3.12557359710587</text:p>
          </table:table-cell>
          <table:table-cell table:number-columns-repeated="15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3"/>
          <table:table-cell office:value-type="float" office:value="3.56252089725325" calcext:value-type="float">
            <text:p>3.56252089725325</text:p>
          </table:table-cell>
          <table:table-cell table:number-columns-repeated="15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3"/>
          <table:table-cell office:value-type="float" office:value="1.74614236591102" calcext:value-type="float">
            <text:p>1.74614236591102</text:p>
          </table:table-cell>
          <table:table-cell table:number-columns-repeated="15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3"/>
          <table:table-cell office:value-type="float" office:value="2.70054006409907" calcext:value-type="float">
            <text:p>2.70054006409907</text:p>
          </table:table-cell>
          <table:table-cell table:number-columns-repeated="15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3"/>
          <table:table-cell office:value-type="float" office:value="2.21359926181843" calcext:value-type="float">
            <text:p>2.21359926181843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office:value-type="float" office:value="-0.11747030217564" calcext:value-type="float">
            <text:p>-0.11747030217564</text:p>
          </table:table-cell>
          <table:table-cell table:number-columns-repeated="11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3"/>
          <table:table-cell office:value-type="float" office:value="2.66776287741536" calcext:value-type="float">
            <text:p>2.66776287741536</text:p>
          </table:table-cell>
          <table:table-cell table:number-columns-repeated="2"/>
          <table:table-cell office:value-type="float" office:value="1828" calcext:value-type="float">
            <text:p>1828</text:p>
          </table:table-cell>
          <table:table-cell office:value-type="float" office:value="-0.180923041379489" calcext:value-type="float">
            <text:p>-0.180923041379489</text:p>
          </table:table-cell>
          <table:table-cell table:number-columns-repeated="11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3"/>
          <table:table-cell office:value-type="float" office:value="2.90842433119756" calcext:value-type="float">
            <text:p>2.90842433119756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office:value-type="float" office:value="0.295352348863678" calcext:value-type="float">
            <text:p>0.295352348863678</text:p>
          </table:table-cell>
          <table:table-cell table:number-columns-repeated="11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3"/>
          <table:table-cell office:value-type="float" office:value="2.11444226797563" calcext:value-type="float">
            <text:p>2.11444226797563</text:p>
          </table:table-cell>
          <table:table-cell table:number-columns-repeated="2"/>
          <table:table-cell office:value-type="float" office:value="2433" calcext:value-type="float">
            <text:p>2433</text:p>
          </table:table-cell>
          <table:table-cell office:value-type="float" office:value="0.394600870915929" calcext:value-type="float">
            <text:p>0.394600870915929</text:p>
          </table:table-cell>
          <table:table-cell table:number-columns-repeated="11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/>
          <table:table-cell office:value-type="float" office:value="2.82350718689524" calcext:value-type="float">
            <text:p>2.82350718689524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0.446921686246927" calcext:value-type="float">
            <text:p>0.446921686246927</text:p>
          </table:table-cell>
          <table:table-cell table:number-columns-repeated="11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/>
          <table:table-cell office:value-type="float" office:value="1.64554807820198" calcext:value-type="float">
            <text:p>1.64554807820198</text:p>
          </table:table-cell>
          <table:table-cell table:number-columns-repeated="2"/>
          <table:table-cell office:value-type="float" office:value="2584" calcext:value-type="float">
            <text:p>2584</text:p>
          </table:table-cell>
          <table:table-cell office:value-type="float" office:value="0.541132851324245" calcext:value-type="float">
            <text:p>0.541132851324245</text:p>
          </table:table-cell>
          <table:table-cell table:number-columns-repeated="11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3"/>
          <table:table-cell office:value-type="float" office:value="3.60794905062017" calcext:value-type="float">
            <text:p>3.60794905062017</text:p>
          </table:table-cell>
          <table:table-cell table:number-columns-repeated="2"/>
          <table:table-cell office:value-type="float" office:value="2701" calcext:value-type="float">
            <text:p>2701</text:p>
          </table:table-cell>
          <table:table-cell office:value-type="float" office:value="0.611644220430549" calcext:value-type="float">
            <text:p>0.611644220430549</text:p>
          </table:table-cell>
          <table:table-cell table:number-columns-repeated="11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/>
          <table:table-cell office:value-type="float" office:value="1.41904584030174" calcext:value-type="float">
            <text:p>1.41904584030174</text:p>
          </table:table-cell>
          <table:table-cell table:number-columns-repeated="2"/>
          <table:table-cell office:value-type="float" office:value="2718" calcext:value-type="float">
            <text:p>2718</text:p>
          </table:table-cell>
          <table:table-cell office:value-type="float" office:value="0.622492583117099" calcext:value-type="float">
            <text:p>0.622492583117099</text:p>
          </table:table-cell>
          <table:table-cell table:number-columns-repeated="11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3"/>
          <table:table-cell office:value-type="float" office:value="1.48163161597394" calcext:value-type="float">
            <text:p>1.48163161597394</text:p>
          </table:table-cell>
          <table:table-cell table:number-columns-repeated="2"/>
          <table:table-cell office:value-type="float" office:value="2848" calcext:value-type="float">
            <text:p>2848</text:p>
          </table:table-cell>
          <table:table-cell office:value-type="float" office:value="0.739480046763992" calcext:value-type="float">
            <text:p>0.739480046763992</text:p>
          </table:table-cell>
          <table:table-cell table:number-columns-repeated="11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3"/>
          <table:table-cell office:value-type="float" office:value="3.27014385002365" calcext:value-type="float">
            <text:p>3.27014385002365</text:p>
          </table:table-cell>
          <table:table-cell table:number-columns-repeated="2"/>
          <table:table-cell office:value-type="float" office:value="3339" calcext:value-type="float">
            <text:p>3339</text:p>
          </table:table-cell>
          <table:table-cell office:value-type="float" office:value="1.08501099575618" calcext:value-type="float">
            <text:p>1.08501099575618</text:p>
          </table:table-cell>
          <table:table-cell table:number-columns-repeated="11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3"/>
          <table:table-cell office:value-type="float" office:value="3.53830509483054" calcext:value-type="float">
            <text:p>3.53830509483054</text:p>
          </table:table-cell>
          <table:table-cell table:number-columns-repeated="2"/>
          <table:table-cell office:value-type="float" office:value="3695" calcext:value-type="float">
            <text:p>3695</text:p>
          </table:table-cell>
          <table:table-cell office:value-type="float" office:value="1.31193264798465" calcext:value-type="float">
            <text:p>1.31193264798465</text:p>
          </table:table-cell>
          <table:table-cell table:number-columns-repeated="11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3"/>
          <table:table-cell office:value-type="float" office:value="2.06953769167073" calcext:value-type="float">
            <text:p>2.06953769167073</text:p>
          </table:table-cell>
          <table:table-cell table:number-columns-repeated="2"/>
          <table:table-cell office:value-type="float" office:value="3822" calcext:value-type="float">
            <text:p>3822</text:p>
          </table:table-cell>
          <table:table-cell office:value-type="float" office:value="1.38311995288671" calcext:value-type="float">
            <text:p>1.38311995288671</text:p>
          </table:table-cell>
          <table:table-cell table:number-columns-repeated="11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3"/>
          <table:table-cell office:value-type="float" office:value="1.57821696321704" calcext:value-type="float">
            <text:p>1.57821696321704</text:p>
          </table:table-cell>
          <table:table-cell table:number-columns-repeated="2"/>
          <table:table-cell office:value-type="float" office:value="3890" calcext:value-type="float">
            <text:p>3890</text:p>
          </table:table-cell>
          <table:table-cell office:value-type="float" office:value="1.45225573624436" calcext:value-type="float">
            <text:p>1.45225573624436</text:p>
          </table:table-cell>
          <table:table-cell table:number-columns-repeated="11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3"/>
          <table:table-cell office:value-type="float" office:value="0.661528758295438" calcext:value-type="float">
            <text:p>0.661528758295438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1.54163797271351" calcext:value-type="float">
            <text:p>1.54163797271351</text:p>
          </table:table-cell>
          <table:table-cell table:number-columns-repeated="11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3"/>
          <table:table-cell office:value-type="float" office:value="0.537919600716478" calcext:value-type="float">
            <text:p>0.537919600716478</text:p>
          </table:table-cell>
          <table:table-cell table:number-columns-repeated="2"/>
          <table:table-cell office:value-type="float" office:value="4412" calcext:value-type="float">
            <text:p>4412</text:p>
          </table:table-cell>
          <table:table-cell office:value-type="float" office:value="1.68530228741701" calcext:value-type="float">
            <text:p>1.68530228741701</text:p>
          </table:table-cell>
          <table:table-cell table:number-columns-repeated="11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3"/>
          <table:table-cell office:value-type="float" office:value="3.16081959723801" calcext:value-type="float">
            <text:p>3.16081959723801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office:value-type="float" office:value="1.76773353270497" calcext:value-type="float">
            <text:p>1.76773353270497</text:p>
          </table:table-cell>
          <table:table-cell table:number-columns-repeated="11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3"/>
          <table:table-cell office:value-type="float" office:value="2.06518971152376" calcext:value-type="float">
            <text:p>2.06518971152376</text:p>
          </table:table-cell>
          <table:table-cell table:number-columns-repeated="2"/>
          <table:table-cell office:value-type="float" office:value="4739" calcext:value-type="float">
            <text:p>4739</text:p>
          </table:table-cell>
          <table:table-cell office:value-type="float" office:value="1.87013629546719" calcext:value-type="float">
            <text:p>1.87013629546719</text:p>
          </table:table-cell>
          <table:table-cell table:number-columns-repeated="11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3"/>
          <table:table-cell office:value-type="float" office:value="3.21084151747542" calcext:value-type="float">
            <text:p>3.21084151747542</text:p>
          </table:table-cell>
          <table:table-cell table:number-columns-repeated="2"/>
          <table:table-cell office:value-type="float" office:value="4832" calcext:value-type="float">
            <text:p>4832</text:p>
          </table:table-cell>
          <table:table-cell office:value-type="float" office:value="1.92130900892414" calcext:value-type="float">
            <text:p>1.92130900892414</text:p>
          </table:table-cell>
          <table:table-cell table:number-columns-repeated="11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3"/>
          <table:table-cell office:value-type="float" office:value="0.653819534577223" calcext:value-type="float">
            <text:p>0.653819534577223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office:value-type="float" office:value="1.98288788890885" calcext:value-type="float">
            <text:p>1.98288788890885</text:p>
          </table:table-cell>
          <table:table-cell table:number-columns-repeated="11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3"/>
          <table:table-cell office:value-type="float" office:value="0.782226397524296" calcext:value-type="float">
            <text:p>0.782226397524296</text:p>
          </table:table-cell>
          <table:table-cell table:number-columns-repeated="2"/>
          <table:table-cell office:value-type="float" office:value="5244" calcext:value-type="float">
            <text:p>5244</text:p>
          </table:table-cell>
          <table:table-cell office:value-type="float" office:value="2.09655479089452" calcext:value-type="float">
            <text:p>2.09655479089452</text:p>
          </table:table-cell>
          <table:table-cell table:number-columns-repeated="11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3"/>
          <table:table-cell office:value-type="float" office:value="1.8019400508958" calcext:value-type="float">
            <text:p>1.8019400508958</text:p>
          </table:table-cell>
          <table:table-cell table:number-columns-repeated="2"/>
          <table:table-cell office:value-type="float" office:value="5288" calcext:value-type="float">
            <text:p>5288</text:p>
          </table:table-cell>
          <table:table-cell office:value-type="float" office:value="2.14780537750319" calcext:value-type="float">
            <text:p>2.14780537750319</text:p>
          </table:table-cell>
          <table:table-cell table:number-columns-repeated="11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/>
          <table:table-cell office:value-type="float" office:value="2.23731226256584" calcext:value-type="float">
            <text:p>2.23731226256584</text:p>
          </table:table-cell>
          <table:table-cell table:number-columns-repeated="2"/>
          <table:table-cell office:value-type="float" office:value="5369" calcext:value-type="float">
            <text:p>5369</text:p>
          </table:table-cell>
          <table:table-cell office:value-type="float" office:value="2.13771556590818" calcext:value-type="float">
            <text:p>2.13771556590818</text:p>
          </table:table-cell>
          <table:table-cell table:number-columns-repeated="11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3"/>
          <table:table-cell office:value-type="float" office:value="3.28314815533914" calcext:value-type="float">
            <text:p>3.28314815533914</text:p>
          </table:table-cell>
          <table:table-cell table:number-columns-repeated="2"/>
          <table:table-cell office:value-type="float" office:value="5971" calcext:value-type="float">
            <text:p>5971</text:p>
          </table:table-cell>
          <table:table-cell office:value-type="float" office:value="2.43814627865587" calcext:value-type="float">
            <text:p>2.43814627865587</text:p>
          </table:table-cell>
          <table:table-cell table:number-columns-repeated="11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/>
          <table:table-cell office:value-type="float" office:value="1.47009432625299" calcext:value-type="float">
            <text:p>1.47009432625299</text:p>
          </table:table-cell>
          <table:table-cell table:number-columns-repeated="2"/>
          <table:table-cell office:value-type="float" office:value="6807" calcext:value-type="float">
            <text:p>6807</text:p>
          </table:table-cell>
          <table:table-cell office:value-type="float" office:value="2.86515502602942" calcext:value-type="float">
            <text:p>2.86515502602942</text:p>
          </table:table-cell>
          <table:table-cell table:number-columns-repeated="11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3"/>
          <table:table-cell office:value-type="float" office:value="0.212101209341245" calcext:value-type="float">
            <text:p>0.212101209341245</text:p>
          </table:table-cell>
          <table:table-cell table:number-columns-repeated="2"/>
          <table:table-cell office:value-type="float" office:value="6867" calcext:value-type="float">
            <text:p>6867</text:p>
          </table:table-cell>
          <table:table-cell office:value-type="float" office:value="2.92074179701746" calcext:value-type="float">
            <text:p>2.92074179701746</text:p>
          </table:table-cell>
          <table:table-cell table:number-columns-repeated="11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/>
          <table:table-cell office:value-type="float" office:value="0.277422822943804" calcext:value-type="float">
            <text:p>0.277422822943804</text:p>
          </table:table-cell>
          <table:table-cell table:number-columns-repeated="2"/>
          <table:table-cell office:value-type="float" office:value="6965" calcext:value-type="float">
            <text:p>6965</text:p>
          </table:table-cell>
          <table:table-cell office:value-type="float" office:value="2.93579504585338" calcext:value-type="float">
            <text:p>2.93579504585338</text:p>
          </table:table-cell>
          <table:table-cell table:number-columns-repeated="11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3"/>
          <table:table-cell office:value-type="float" office:value="1.1865962913054" calcext:value-type="float">
            <text:p>1.1865962913054</text:p>
          </table:table-cell>
          <table:table-cell table:number-columns-repeated="2"/>
          <table:table-cell office:value-type="float" office:value="7033" calcext:value-type="float">
            <text:p>7033</text:p>
          </table:table-cell>
          <table:table-cell office:value-type="float" office:value="2.97955024797686" calcext:value-type="float">
            <text:p>2.97955024797686</text:p>
          </table:table-cell>
          <table:table-cell table:number-columns-repeated="11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3"/>
          <table:table-cell office:value-type="float" office:value="2.18780893408774" calcext:value-type="float">
            <text:p>2.18780893408774</text:p>
          </table:table-cell>
          <table:table-cell table:number-columns-repeated="2"/>
          <table:table-cell office:value-type="float" office:value="7177" calcext:value-type="float">
            <text:p>7177</text:p>
          </table:table-cell>
          <table:table-cell office:value-type="float" office:value="3.04205209689628" calcext:value-type="float">
            <text:p>3.04205209689628</text:p>
          </table:table-cell>
          <table:table-cell table:number-columns-repeated="11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3"/>
          <table:table-cell office:value-type="float" office:value="3.34816546546874" calcext:value-type="float">
            <text:p>3.34816546546874</text:p>
          </table:table-cell>
          <table:table-cell table:number-columns-repeated="2"/>
          <table:table-cell office:value-type="float" office:value="7466" calcext:value-type="float">
            <text:p>7466</text:p>
          </table:table-cell>
          <table:table-cell office:value-type="float" office:value="3.12457669806365" calcext:value-type="float">
            <text:p>3.12457669806365</text:p>
          </table:table-cell>
          <table:table-cell table:number-columns-repeated="11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3"/>
          <table:table-cell office:value-type="float" office:value="2.17062102433265" calcext:value-type="float">
            <text:p>2.17062102433265</text:p>
          </table:table-cell>
          <table:table-cell table:number-columns-repeated="2"/>
          <table:table-cell office:value-type="float" office:value="7498" calcext:value-type="float">
            <text:p>7498</text:p>
          </table:table-cell>
          <table:table-cell office:value-type="float" office:value="3.12379848477475" calcext:value-type="float">
            <text:p>3.12379848477475</text:p>
          </table:table-cell>
          <table:table-cell table:number-columns-repeated="11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3"/>
          <table:table-cell office:value-type="float" office:value="3.20587192134423" calcext:value-type="float">
            <text:p>3.20587192134423</text:p>
          </table:table-cell>
          <table:table-cell table:number-columns-repeated="15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/>
          <table:table-cell office:value-type="float" office:value="1.43264154856999" calcext:value-type="float">
            <text:p>1.43264154856999</text:p>
          </table:table-cell>
          <table:table-cell table:number-columns-repeated="15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3"/>
          <table:table-cell office:value-type="float" office:value="1.31363117448871" calcext:value-type="float">
            <text:p>1.31363117448871</text:p>
          </table:table-cell>
          <table:table-cell table:number-columns-repeated="15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/>
          <table:table-cell office:value-type="float" office:value="3.30343364847149" calcext:value-type="float">
            <text:p>3.30343364847149</text:p>
          </table:table-cell>
          <table:table-cell table:number-columns-repeated="15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3"/>
          <table:table-cell office:value-type="float" office:value="2.37697572640891" calcext:value-type="float">
            <text:p>2.37697572640891</text:p>
          </table:table-cell>
          <table:table-cell table:number-columns-repeated="15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3"/>
          <table:table-cell office:value-type="float" office:value="2.86473718706933" calcext:value-type="float">
            <text:p>2.86473718706933</text:p>
          </table:table-cell>
          <table:table-cell table:number-columns-repeated="15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3"/>
          <table:table-cell office:value-type="float" office:value="1.33604771595554" calcext:value-type="float">
            <text:p>1.33604771595554</text:p>
          </table:table-cell>
          <table:table-cell table:number-columns-repeated="15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/>
          <table:table-cell office:value-type="float" office:value="1.04198345226744" calcext:value-type="float">
            <text:p>1.04198345226744</text:p>
          </table:table-cell>
          <table:table-cell table:number-columns-repeated="15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3"/>
          <table:table-cell office:value-type="float" office:value="0.816267512467974" calcext:value-type="float">
            <text:p>0.816267512467974</text:p>
          </table:table-cell>
          <table:table-cell table:number-columns-repeated="15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3"/>
          <table:table-cell office:value-type="float" office:value="2.2365701364041" calcext:value-type="float">
            <text:p>2.2365701364041</text:p>
          </table:table-cell>
          <table:table-cell table:number-columns-repeated="15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3"/>
          <table:table-cell office:value-type="float" office:value="1.69661958407652" calcext:value-type="float">
            <text:p>1.69661958407652</text:p>
          </table:table-cell>
          <table:table-cell table:number-columns-repeated="15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3"/>
          <table:table-cell office:value-type="float" office:value="0.814820370192634" calcext:value-type="float">
            <text:p>0.814820370192634</text:p>
          </table:table-cell>
          <table:table-cell table:number-columns-repeated="15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3"/>
          <table:table-cell office:value-type="float" office:value="0.33815962874817" calcext:value-type="float">
            <text:p>0.33815962874817</text:p>
          </table:table-cell>
          <table:table-cell table:number-columns-repeated="15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3"/>
          <table:table-cell office:value-type="float" office:value="1.22230518317547" calcext:value-type="float">
            <text:p>1.22230518317547</text:p>
          </table:table-cell>
          <table:table-cell table:number-columns-repeated="15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3"/>
          <table:table-cell office:value-type="float" office:value="2.20535797290596" calcext:value-type="float">
            <text:p>2.20535797290596</text:p>
          </table:table-cell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7.6634in" svg:height="3.9933in" svg:x="5.6024in" svg:y="0.4787in">
            <draw:object draw:notify-on-update-of-ranges="Sheet2.A1:Sheet2.A61 Sheet2.C1:Sheet2.C61 Sheet2.A1:Sheet2.A61 Sheet2.D1:Sheet2.D61 Sheet1.H73:Sheet1.H102 Sheet1.I73:Sheet1.I102 Sheet2.A1:Sheet2.A61 Sheet2.E1:Sheet2.E61 Sheet2.J35:Sheet2.J35 Sheet2.J36:Sheet2.J95 Sheet2.I36:Sheet2.I95 Sheet2.K35:Sheet2.K35 Sheet2.K36:Sheet2.K95 Sheet2.I36:Sheet2.I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float" office:value="0.0399979173300345" calcext:value-type="float">
            <text:p>0.040</text:p>
          </table:table-cell>
          <table:table-cell table:style-name="ce1" office:value-type="float" office:value="-0.00000624800989659982" calcext:value-type="float">
            <text:p>-6.25E-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C1:.E1])+0.04" office:value-type="float" office:value="0.0399979173300345" calcext:value-type="float">
            <text:p>0.040</text:p>
          </table:table-cell>
          <table:table-cell table:number-columns-repeated="5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3" office:value-type="float" office:value="0.0399943065804573" calcext:value-type="float">
            <text:p>0.040</text:p>
          </table:table-cell>
          <table:table-cell table:style-name="ce1" office:value-type="float" office:value="0.0000546739211983557" calcext:value-type="float">
            <text:p>5.47E-05</text:p>
          </table:table-cell>
          <table:table-cell table:style-name="ce1" office:value-type="float" office:value="-0.0000826881381574896" calcext:value-type="float">
            <text:p>-8.27E-05</text:p>
          </table:table-cell>
          <table:table-cell table:style-name="ce1" office:value-type="float" office:value="0.0000109339583311306" calcext:value-type="float">
            <text:p>1.09E-05</text:p>
          </table:table-cell>
          <table:table-cell table:formula="of:=AVERAGE([.C2:.E2])+0.04" office:value-type="float" office:value="0.0399943065804573" calcext:value-type="float">
            <text:p>0.040</text:p>
          </table:table-cell>
          <table:table-cell table:number-columns-repeated="5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3" office:value-type="float" office:value="0.0408168809349025" calcext:value-type="float">
            <text:p>0.041</text:p>
          </table:table-cell>
          <table:table-cell office:value-type="float" office:value="0.000162479815833528" calcext:value-type="float">
            <text:p>0.000162479815833528</text:p>
          </table:table-cell>
          <table:table-cell office:value-type="float" office:value="0.000254403738159035" calcext:value-type="float">
            <text:p>0.000254403738159035</text:p>
          </table:table-cell>
          <table:table-cell office:value-type="float" office:value="0.00203375925071501" calcext:value-type="float">
            <text:p>0.00203375925071501</text:p>
          </table:table-cell>
          <table:table-cell table:formula="of:=AVERAGE([.C3:.E3])+0.04" office:value-type="float" office:value="0.0408168809349025" calcext:value-type="float">
            <text:p>0.041</text:p>
          </table:table-cell>
          <table:table-cell table:number-columns-repeated="5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3" office:value-type="float" office:value="0.0615333359735342" calcext:value-type="float">
            <text:p>0.062</text:p>
          </table:table-cell>
          <table:table-cell office:value-type="float" office:value="0.0159792605715637" calcext:value-type="float">
            <text:p>0.0159792605715637</text:p>
          </table:table-cell>
          <table:table-cell office:value-type="float" office:value="0.0220218936927369" calcext:value-type="float">
            <text:p>0.0220218936927369</text:p>
          </table:table-cell>
          <table:table-cell office:value-type="float" office:value="0.0265988536563021" calcext:value-type="float">
            <text:p>0.0265988536563021</text:p>
          </table:table-cell>
          <table:table-cell table:formula="of:=AVERAGE([.C4:.E4])+0.04" office:value-type="float" office:value="0.0615333359735342" calcext:value-type="float">
            <text:p>0.062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3" office:value-type="float" office:value="0.119493094278835" calcext:value-type="float">
            <text:p>0.119</text:p>
          </table:table-cell>
          <table:table-cell office:value-type="float" office:value="0.0623438034119059" calcext:value-type="float">
            <text:p>0.0623438034119059</text:p>
          </table:table-cell>
          <table:table-cell office:value-type="float" office:value="0.0739737220395003" calcext:value-type="float">
            <text:p>0.0739737220395003</text:p>
          </table:table-cell>
          <table:table-cell office:value-type="float" office:value="0.1021617573851" calcext:value-type="float">
            <text:p>0.1021617573851</text:p>
          </table:table-cell>
          <table:table-cell table:formula="of:=AVERAGE([.C5:.E5])+0.04" office:value-type="float" office:value="0.119493094278835" calcext:value-type="float">
            <text:p>0.119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3" office:value-type="float" office:value="0.182542855191935" calcext:value-type="float">
            <text:p>0.183</text:p>
          </table:table-cell>
          <table:table-cell office:value-type="float" office:value="0.124237958145446" calcext:value-type="float">
            <text:p>0.124237958145446</text:p>
          </table:table-cell>
          <table:table-cell office:value-type="float" office:value="0.131831429320832" calcext:value-type="float">
            <text:p>0.131831429320832</text:p>
          </table:table-cell>
          <table:table-cell office:value-type="float" office:value="0.171559178109527" calcext:value-type="float">
            <text:p>0.171559178109527</text:p>
          </table:table-cell>
          <table:table-cell table:formula="of:=AVERAGE([.C6:.E6])+0.04" office:value-type="float" office:value="0.182542855191935" calcext:value-type="float">
            <text:p>0.183</text:p>
          </table:table-cell>
          <table:table-cell table:number-columns-repeated="5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3" office:value-type="float" office:value="0.265766811841229" calcext:value-type="float">
            <text:p>0.266</text:p>
          </table:table-cell>
          <table:table-cell office:value-type="float" office:value="0.216024440468678" calcext:value-type="float">
            <text:p>0.216024440468678</text:p>
          </table:table-cell>
          <table:table-cell office:value-type="float" office:value="0.222322299331105" calcext:value-type="float">
            <text:p>0.222322299331105</text:p>
          </table:table-cell>
          <table:table-cell office:value-type="float" office:value="0.238953695723905" calcext:value-type="float">
            <text:p>0.238953695723905</text:p>
          </table:table-cell>
          <table:table-cell table:formula="of:=AVERAGE([.C7:.E7])+0.04" office:value-type="float" office:value="0.265766811841229" calcext:value-type="float">
            <text:p>0.266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style-name="ce3" office:value-type="float" office:value="0.339231784860841" calcext:value-type="float">
            <text:p>0.339</text:p>
          </table:table-cell>
          <table:table-cell office:value-type="float" office:value="0.289698931607149" calcext:value-type="float">
            <text:p>0.289698931607149</text:p>
          </table:table-cell>
          <table:table-cell office:value-type="float" office:value="0.298253128879871" calcext:value-type="float">
            <text:p>0.298253128879871</text:p>
          </table:table-cell>
          <table:table-cell office:value-type="float" office:value="0.309743294095502" calcext:value-type="float">
            <text:p>0.309743294095502</text:p>
          </table:table-cell>
          <table:table-cell table:formula="of:=AVERAGE([.C8:.E8])+0.04" office:value-type="float" office:value="0.339231784860841" calcext:value-type="float">
            <text:p>0.339</text:p>
          </table:table-cell>
          <table:table-cell table:number-columns-repeated="5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style-name="ce3" office:value-type="float" office:value="0.409641407483998" calcext:value-type="float">
            <text:p>0.410</text:p>
          </table:table-cell>
          <table:table-cell office:value-type="float" office:value="0.36020501513957" calcext:value-type="float">
            <text:p>0.36020501513957</text:p>
          </table:table-cell>
          <table:table-cell office:value-type="float" office:value="0.365555819640529" calcext:value-type="float">
            <text:p>0.365555819640529</text:p>
          </table:table-cell>
          <table:table-cell office:value-type="float" office:value="0.383163387671894" calcext:value-type="float">
            <text:p>0.383163387671894</text:p>
          </table:table-cell>
          <table:table-cell table:formula="of:=AVERAGE([.C9:.E9])+0.04" office:value-type="float" office:value="0.409641407483998" calcext:value-type="float">
            <text:p>0.410</text:p>
          </table:table-cell>
          <table:table-cell table:number-columns-repeated="5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style-name="ce3" office:value-type="float" office:value="0.475694612032887" calcext:value-type="float">
            <text:p>0.476</text:p>
          </table:table-cell>
          <table:table-cell office:value-type="float" office:value="0.425504645712892" calcext:value-type="float">
            <text:p>0.425504645712892</text:p>
          </table:table-cell>
          <table:table-cell office:value-type="float" office:value="0.429853944021181" calcext:value-type="float">
            <text:p>0.429853944021181</text:p>
          </table:table-cell>
          <table:table-cell office:value-type="float" office:value="0.451725246364588" calcext:value-type="float">
            <text:p>0.451725246364588</text:p>
          </table:table-cell>
          <table:table-cell table:formula="of:=AVERAGE([.C10:.E10])+0.04" office:value-type="float" office:value="0.475694612032887" calcext:value-type="float">
            <text:p>0.476</text:p>
          </table:table-cell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3" office:value-type="float" office:value="0.559330503979557" calcext:value-type="float">
            <text:p>0.559</text:p>
          </table:table-cell>
          <table:table-cell office:value-type="float" office:value="0.507886922514358" calcext:value-type="float">
            <text:p>0.507886922514358</text:p>
          </table:table-cell>
          <table:table-cell office:value-type="float" office:value="0.512025761887368" calcext:value-type="float">
            <text:p>0.512025761887368</text:p>
          </table:table-cell>
          <table:table-cell office:value-type="float" office:value="0.538078827536945" calcext:value-type="float">
            <text:p>0.538078827536945</text:p>
          </table:table-cell>
          <table:table-cell table:formula="of:=AVERAGE([.C11:.E11])+0.04" office:value-type="float" office:value="0.559330503979557" calcext:value-type="float">
            <text:p>0.559</text:p>
          </table:table-cell>
          <table:table-cell table:number-columns-repeated="5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style-name="ce3" office:value-type="float" office:value="0.635985243858097" calcext:value-type="float">
            <text:p>0.636</text:p>
          </table:table-cell>
          <table:table-cell office:value-type="float" office:value="0.588227933614163" calcext:value-type="float">
            <text:p>0.588227933614163</text:p>
          </table:table-cell>
          <table:table-cell office:value-type="float" office:value="0.586170778997115" calcext:value-type="float">
            <text:p>0.586170778997115</text:p>
          </table:table-cell>
          <table:table-cell office:value-type="float" office:value="0.613557018963013" calcext:value-type="float">
            <text:p>0.613557018963013</text:p>
          </table:table-cell>
          <table:table-cell table:formula="of:=AVERAGE([.C12:.E12])+0.04" office:value-type="float" office:value="0.635985243858097" calcext:value-type="float">
            <text:p>0.636</text:p>
          </table:table-cell>
          <table:table-cell table:number-columns-repeated="5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style-name="ce3" office:value-type="float" office:value="0.716136175599439" calcext:value-type="float">
            <text:p>0.716</text:p>
          </table:table-cell>
          <table:table-cell office:value-type="float" office:value="0.662961878598846" calcext:value-type="float">
            <text:p>0.662961878598846</text:p>
          </table:table-cell>
          <table:table-cell office:value-type="float" office:value="0.669628954781661" calcext:value-type="float">
            <text:p>0.669628954781661</text:p>
          </table:table-cell>
          <table:table-cell office:value-type="float" office:value="0.69581769341781" calcext:value-type="float">
            <text:p>0.69581769341781</text:p>
          </table:table-cell>
          <table:table-cell table:formula="of:=AVERAGE([.C13:.E13])+0.04" office:value-type="float" office:value="0.716136175599439" calcext:value-type="float">
            <text:p>0.716</text:p>
          </table:table-cell>
          <table:table-cell table:number-columns-repeated="5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style-name="ce3" office:value-type="float" office:value="0.801111161705558" calcext:value-type="float">
            <text:p>0.801</text:p>
          </table:table-cell>
          <table:table-cell office:value-type="float" office:value="0.746456959049185" calcext:value-type="float">
            <text:p>0.746456959049185</text:p>
          </table:table-cell>
          <table:table-cell office:value-type="float" office:value="0.754082728709139" calcext:value-type="float">
            <text:p>0.754082728709139</text:p>
          </table:table-cell>
          <table:table-cell office:value-type="float" office:value="0.78279379735835" calcext:value-type="float">
            <text:p>0.78279379735835</text:p>
          </table:table-cell>
          <table:table-cell table:formula="of:=AVERAGE([.C14:.E14])+0.04" office:value-type="float" office:value="0.801111161705558" calcext:value-type="float">
            <text:p>0.801</text:p>
          </table:table-cell>
          <table:table-cell table:number-columns-repeated="5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style-name="ce3" office:value-type="float" office:value="0.883148041872422" calcext:value-type="float">
            <text:p>0.883</text:p>
          </table:table-cell>
          <table:table-cell office:value-type="float" office:value="0.833172212636448" calcext:value-type="float">
            <text:p>0.833172212636448</text:p>
          </table:table-cell>
          <table:table-cell office:value-type="float" office:value="0.837325463421237" calcext:value-type="float">
            <text:p>0.837325463421237</text:p>
          </table:table-cell>
          <table:table-cell office:value-type="float" office:value="0.858946449559581" calcext:value-type="float">
            <text:p>0.858946449559581</text:p>
          </table:table-cell>
          <table:table-cell table:formula="of:=AVERAGE([.C15:.E15])+0.04" office:value-type="float" office:value="0.883148041872422" calcext:value-type="float">
            <text:p>0.883</text:p>
          </table:table-cell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3" office:value-type="float" office:value="0.951405755001058" calcext:value-type="float">
            <text:p>0.951</text:p>
          </table:table-cell>
          <table:table-cell office:value-type="float" office:value="0.89910921933112" calcext:value-type="float">
            <text:p>0.89910921933112</text:p>
          </table:table-cell>
          <table:table-cell office:value-type="float" office:value="0.90686354110221" calcext:value-type="float">
            <text:p>0.90686354110221</text:p>
          </table:table-cell>
          <table:table-cell office:value-type="float" office:value="0.928244504569844" calcext:value-type="float">
            <text:p>0.928244504569844</text:p>
          </table:table-cell>
          <table:table-cell table:formula="of:=AVERAGE([.C16:.E16])+0.04" office:value-type="float" office:value="0.951405755001058" calcext:value-type="float">
            <text:p>0.951</text:p>
          </table:table-cell>
          <table:table-cell table:number-columns-repeated="5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style-name="ce3" office:value-type="float" office:value="1.02099874381398" calcext:value-type="float">
            <text:p>1.021</text:p>
          </table:table-cell>
          <table:table-cell office:value-type="float" office:value="0.972712400529343" calcext:value-type="float">
            <text:p>0.972712400529343</text:p>
          </table:table-cell>
          <table:table-cell office:value-type="float" office:value="0.975336983701513" calcext:value-type="float">
            <text:p>0.975336983701513</text:p>
          </table:table-cell>
          <table:table-cell office:value-type="float" office:value="0.994946847211071" calcext:value-type="float">
            <text:p>0.994946847211071</text:p>
          </table:table-cell>
          <table:table-cell table:formula="of:=AVERAGE([.C17:.E17])+0.04" office:value-type="float" office:value="1.02099874381398" calcext:value-type="float">
            <text:p>1.021</text:p>
          </table:table-cell>
          <table:table-cell table:number-columns-repeated="5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style-name="ce3" office:value-type="float" office:value="1.0918518159628" calcext:value-type="float">
            <text:p>1.092</text:p>
          </table:table-cell>
          <table:table-cell office:value-type="float" office:value="1.03669666705258" calcext:value-type="float">
            <text:p>1.03669666705258</text:p>
          </table:table-cell>
          <table:table-cell office:value-type="float" office:value="1.04244153748488" calcext:value-type="float">
            <text:p>1.04244153748488</text:p>
          </table:table-cell>
          <table:table-cell office:value-type="float" office:value="1.07641724335096" calcext:value-type="float">
            <text:p>1.07641724335096</text:p>
          </table:table-cell>
          <table:table-cell table:formula="of:=AVERAGE([.C18:.E18])+0.04" office:value-type="float" office:value="1.0918518159628" calcext:value-type="float">
            <text:p>1.092</text:p>
          </table:table-cell>
          <table:table-cell table:number-columns-repeated="5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style-name="ce3" office:value-type="float" office:value="1.15244688898962" calcext:value-type="float">
            <text:p>1.152</text:p>
          </table:table-cell>
          <table:table-cell office:value-type="float" office:value="1.09453639291604" calcext:value-type="float">
            <text:p>1.09453639291604</text:p>
          </table:table-cell>
          <table:table-cell office:value-type="float" office:value="1.10017941896827" calcext:value-type="float">
            <text:p>1.10017941896827</text:p>
          </table:table-cell>
          <table:table-cell office:value-type="float" office:value="1.14262485508454" calcext:value-type="float">
            <text:p>1.14262485508454</text:p>
          </table:table-cell>
          <table:table-cell table:formula="of:=AVERAGE([.C19:.E19])+0.04" office:value-type="float" office:value="1.15244688898962" calcext:value-type="float">
            <text:p>1.152</text:p>
          </table:table-cell>
          <table:table-cell table:number-columns-repeated="5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style-name="ce3" office:value-type="float" office:value="1.23106818277172" calcext:value-type="float">
            <text:p>1.231</text:p>
          </table:table-cell>
          <table:table-cell office:value-type="float" office:value="1.18274261323394" calcext:value-type="float">
            <text:p>1.18274261323394</text:p>
          </table:table-cell>
          <table:table-cell office:value-type="float" office:value="1.1848926487326" calcext:value-type="float">
            <text:p>1.1848926487326</text:p>
          </table:table-cell>
          <table:table-cell office:value-type="float" office:value="1.20556928634862" calcext:value-type="float">
            <text:p>1.20556928634862</text:p>
          </table:table-cell>
          <table:table-cell table:formula="of:=AVERAGE([.C20:.E20])+0.04" office:value-type="float" office:value="1.23106818277172" calcext:value-type="float">
            <text:p>1.231</text:p>
          </table:table-cell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3" office:value-type="float" office:value="1.2959705624073" calcext:value-type="float">
            <text:p>1.296</text:p>
          </table:table-cell>
          <table:table-cell office:value-type="float" office:value="1.24741934232423" calcext:value-type="float">
            <text:p>1.24741934232423</text:p>
          </table:table-cell>
          <table:table-cell office:value-type="float" office:value="1.25127956775587" calcext:value-type="float">
            <text:p>1.25127956775587</text:p>
          </table:table-cell>
          <table:table-cell office:value-type="float" office:value="1.2692127771418" calcext:value-type="float">
            <text:p>1.2692127771418</text:p>
          </table:table-cell>
          <table:table-cell table:formula="of:=AVERAGE([.C21:.E21])+0.04" office:value-type="float" office:value="1.2959705624073" calcext:value-type="float">
            <text:p>1.296</text:p>
          </table:table-cell>
          <table:table-cell table:number-columns-repeated="5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style-name="ce3" office:value-type="float" office:value="1.35397655669622" calcext:value-type="float">
            <text:p>1.354</text:p>
          </table:table-cell>
          <table:table-cell office:value-type="float" office:value="1.30785022520556" calcext:value-type="float">
            <text:p>1.30785022520556</text:p>
          </table:table-cell>
          <table:table-cell office:value-type="float" office:value="1.30757206404507" calcext:value-type="float">
            <text:p>1.30757206404507</text:p>
          </table:table-cell>
          <table:table-cell office:value-type="float" office:value="1.32650738083802" calcext:value-type="float">
            <text:p>1.32650738083802</text:p>
          </table:table-cell>
          <table:table-cell table:formula="of:=AVERAGE([.C22:.E22])+0.04" office:value-type="float" office:value="1.35397655669622" calcext:value-type="float">
            <text:p>1.354</text:p>
          </table:table-cell>
          <table:table-cell table:number-columns-repeated="5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style-name="ce3" office:value-type="float" office:value="1.41473261363529" calcext:value-type="float">
            <text:p>1.415</text:p>
          </table:table-cell>
          <table:table-cell office:value-type="float" office:value="1.36688677533608" calcext:value-type="float">
            <text:p>1.36688677533608</text:p>
          </table:table-cell>
          <table:table-cell office:value-type="float" office:value="1.36778231118345" calcext:value-type="float">
            <text:p>1.36778231118345</text:p>
          </table:table-cell>
          <table:table-cell office:value-type="float" office:value="1.38952875438635" calcext:value-type="float">
            <text:p>1.38952875438635</text:p>
          </table:table-cell>
          <table:table-cell table:formula="of:=AVERAGE([.C23:.E23])+0.04" office:value-type="float" office:value="1.41473261363529" calcext:value-type="float">
            <text:p>1.415</text:p>
          </table:table-cell>
          <table:table-cell table:number-columns-repeated="5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style-name="ce3" office:value-type="float" office:value="1.47459064081892" calcext:value-type="float">
            <text:p>1.475</text:p>
          </table:table-cell>
          <table:table-cell office:value-type="float" office:value="1.42569733910471" calcext:value-type="float">
            <text:p>1.42569733910471</text:p>
          </table:table-cell>
          <table:table-cell office:value-type="float" office:value="1.4313531854397" calcext:value-type="float">
            <text:p>1.4313531854397</text:p>
          </table:table-cell>
          <table:table-cell office:value-type="float" office:value="1.44672139791234" calcext:value-type="float">
            <text:p>1.44672139791234</text:p>
          </table:table-cell>
          <table:table-cell table:formula="of:=AVERAGE([.C24:.E24])+0.04" office:value-type="float" office:value="1.47459064081892" calcext:value-type="float">
            <text:p>1.475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style-name="ce3" office:value-type="float" office:value="1.53188741801356" calcext:value-type="float">
            <text:p>1.532</text:p>
          </table:table-cell>
          <table:table-cell office:value-type="float" office:value="1.48448003938778" calcext:value-type="float">
            <text:p>1.48448003938778</text:p>
          </table:table-cell>
          <table:table-cell office:value-type="float" office:value="1.48672133227915" calcext:value-type="float">
            <text:p>1.48672133227915</text:p>
          </table:table-cell>
          <table:table-cell office:value-type="float" office:value="1.50446088237376" calcext:value-type="float">
            <text:p>1.50446088237376</text:p>
          </table:table-cell>
          <table:table-cell table:formula="of:=AVERAGE([.C25:.E25])+0.04" office:value-type="float" office:value="1.53188741801356" calcext:value-type="float">
            <text:p>1.532</text:p>
          </table:table-cell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3" office:value-type="float" office:value="1.58704064478693" calcext:value-type="float">
            <text:p>1.587</text:p>
          </table:table-cell>
          <table:table-cell office:value-type="float" office:value="1.54123700416958" calcext:value-type="float">
            <text:p>1.54123700416958</text:p>
          </table:table-cell>
          <table:table-cell office:value-type="float" office:value="1.54172402042014" calcext:value-type="float">
            <text:p>1.54172402042014</text:p>
          </table:table-cell>
          <table:table-cell office:value-type="float" office:value="1.55816090977108" calcext:value-type="float">
            <text:p>1.55816090977108</text:p>
          </table:table-cell>
          <table:table-cell table:formula="of:=AVERAGE([.C26:.E26])+0.04" office:value-type="float" office:value="1.58704064478693" calcext:value-type="float">
            <text:p>1.587</text:p>
          </table:table-cell>
          <table:table-cell table:number-columns-repeated="5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style-name="ce3" office:value-type="float" office:value="1.64476020898661" calcext:value-type="float">
            <text:p>1.645</text:p>
          </table:table-cell>
          <table:table-cell office:value-type="float" office:value="1.59670636442032" calcext:value-type="float">
            <text:p>1.59670636442032</text:p>
          </table:table-cell>
          <table:table-cell office:value-type="float" office:value="1.59976741604046" calcext:value-type="float">
            <text:p>1.59976741604046</text:p>
          </table:table-cell>
          <table:table-cell office:value-type="float" office:value="1.61780684649906" calcext:value-type="float">
            <text:p>1.61780684649906</text:p>
          </table:table-cell>
          <table:table-cell table:formula="of:=AVERAGE([.C27:.E27])+0.04" office:value-type="float" office:value="1.64476020898661" calcext:value-type="float">
            <text:p>1.645</text:p>
          </table:table-cell>
          <table:table-cell table:number-columns-repeated="5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style-name="ce3" office:value-type="float" office:value="1.6988461790292" calcext:value-type="float">
            <text:p>1.699</text:p>
          </table:table-cell>
          <table:table-cell office:value-type="float" office:value="1.65363696404607" calcext:value-type="float">
            <text:p>1.65363696404607</text:p>
          </table:table-cell>
          <table:table-cell office:value-type="float" office:value="1.65227920845008" calcext:value-type="float">
            <text:p>1.65227920845008</text:p>
          </table:table-cell>
          <table:table-cell office:value-type="float" office:value="1.67062236459144" calcext:value-type="float">
            <text:p>1.67062236459144</text:p>
          </table:table-cell>
          <table:table-cell table:formula="of:=AVERAGE([.C28:.E28])+0.04" office:value-type="float" office:value="1.6988461790292" calcext:value-type="float">
            <text:p>1.699</text:p>
          </table:table-cell>
          <table:table-cell table:number-columns-repeated="5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style-name="ce3" office:value-type="float" office:value="1.75389281427153" calcext:value-type="float">
            <text:p>1.754</text:p>
          </table:table-cell>
          <table:table-cell office:value-type="float" office:value="1.70749822008765" calcext:value-type="float">
            <text:p>1.70749822008765</text:p>
          </table:table-cell>
          <table:table-cell office:value-type="float" office:value="1.71084083973397" calcext:value-type="float">
            <text:p>1.71084083973397</text:p>
          </table:table-cell>
          <table:table-cell office:value-type="float" office:value="1.72333938299297" calcext:value-type="float">
            <text:p>1.72333938299297</text:p>
          </table:table-cell>
          <table:table-cell table:formula="of:=AVERAGE([.C29:.E29])+0.04" office:value-type="float" office:value="1.75389281427153" calcext:value-type="float">
            <text:p>1.754</text:p>
          </table:table-cell>
          <table:table-cell table:number-columns-repeated="5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style-name="ce3" office:value-type="float" office:value="1.80501106995703" calcext:value-type="float">
            <text:p>1.805</text:p>
          </table:table-cell>
          <table:table-cell office:value-type="float" office:value="1.7581169212789" calcext:value-type="float">
            <text:p>1.7581169212789</text:p>
          </table:table-cell>
          <table:table-cell office:value-type="float" office:value="1.76200278307509" calcext:value-type="float">
            <text:p>1.76200278307509</text:p>
          </table:table-cell>
          <table:table-cell office:value-type="float" office:value="1.7749135055171" calcext:value-type="float">
            <text:p>1.7749135055171</text:p>
          </table:table-cell>
          <table:table-cell table:formula="of:=AVERAGE([.C30:.E30])+0.04" office:value-type="float" office:value="1.80501106995703" calcext:value-type="float">
            <text:p>1.805</text:p>
          </table:table-cell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3" office:value-type="float" office:value="1.85085041814428" calcext:value-type="float">
            <text:p>1.851</text:p>
          </table:table-cell>
          <table:table-cell office:value-type="float" office:value="1.80646366583018" calcext:value-type="float">
            <text:p>1.80646366583018</text:p>
          </table:table-cell>
          <table:table-cell office:value-type="float" office:value="1.80989989226356" calcext:value-type="float">
            <text:p>1.80989989226356</text:p>
          </table:table-cell>
          <table:table-cell office:value-type="float" office:value="1.8161876963391" calcext:value-type="float">
            <text:p>1.8161876963391</text:p>
          </table:table-cell>
          <table:table-cell table:formula="of:=AVERAGE([.C31:.E31])+0.04" office:value-type="float" office:value="1.85085041814428" calcext:value-type="float">
            <text:p>1.851</text:p>
          </table:table-cell>
          <table:table-cell table:number-columns-repeated="5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style-name="ce3" office:value-type="float" office:value="1.89820807741748" calcext:value-type="float">
            <text:p>1.898</text:p>
          </table:table-cell>
          <table:table-cell office:value-type="float" office:value="1.85133109779035" calcext:value-type="float">
            <text:p>1.85133109779035</text:p>
          </table:table-cell>
          <table:table-cell office:value-type="float" office:value="1.8545322508871" calcext:value-type="float">
            <text:p>1.8545322508871</text:p>
          </table:table-cell>
          <table:table-cell office:value-type="float" office:value="1.868760883575" calcext:value-type="float">
            <text:p>1.868760883575</text:p>
          </table:table-cell>
          <table:table-cell table:formula="of:=AVERAGE([.C32:.E32])+0.04" office:value-type="float" office:value="1.89820807741748" calcext:value-type="float">
            <text:p>1.898</text:p>
          </table:table-cell>
          <table:table-cell table:number-columns-repeated="5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style-name="ce3" office:value-type="float" office:value="1.94260441033517" calcext:value-type="float">
            <text:p>1.943</text:p>
          </table:table-cell>
          <table:table-cell office:value-type="float" office:value="1.89464129571935" calcext:value-type="float">
            <text:p>1.89464129571935</text:p>
          </table:table-cell>
          <table:table-cell office:value-type="float" office:value="1.89893827126319" calcext:value-type="float">
            <text:p>1.89893827126319</text:p>
          </table:table-cell>
          <table:table-cell office:value-type="float" office:value="1.91423366402298" calcext:value-type="float">
            <text:p>1.91423366402298</text:p>
          </table:table-cell>
          <table:table-cell table:formula="of:=AVERAGE([.C33:.E33])+0.04" office:value-type="float" office:value="1.94260441033517" calcext:value-type="float">
            <text:p>1.943</text:p>
          </table:table-cell>
          <table:table-cell table:number-columns-repeated="5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style-name="ce3" office:value-type="float" office:value="1.98945436311313" calcext:value-type="float">
            <text:p>1.989</text:p>
          </table:table-cell>
          <table:table-cell office:value-type="float" office:value="1.94343357977841" calcext:value-type="float">
            <text:p>1.94343357977841</text:p>
          </table:table-cell>
          <table:table-cell office:value-type="float" office:value="1.9443336576629" calcext:value-type="float">
            <text:p>1.9443336576629</text:p>
          </table:table-cell>
          <table:table-cell office:value-type="float" office:value="1.9605958518981" calcext:value-type="float">
            <text:p>1.9605958518981</text:p>
          </table:table-cell>
          <table:table-cell table:formula="of:=AVERAGE([.C34:.E34])+0.04" office:value-type="float" office:value="1.98945436311313" calcext:value-type="float">
            <text:p>1.989</text:p>
          </table:table-cell>
          <table:table-cell table:number-columns-repeated="5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style-name="ce3" office:value-type="float" office:value="2.0334756795923" calcext:value-type="float">
            <text:p>2.033</text:p>
          </table:table-cell>
          <table:table-cell office:value-type="float" office:value="1.9889073131454" calcext:value-type="float">
            <text:p>1.9889073131454</text:p>
          </table:table-cell>
          <table:table-cell office:value-type="float" office:value="1.98921753209374" calcext:value-type="float">
            <text:p>1.98921753209374</text:p>
          </table:table-cell>
          <table:table-cell office:value-type="float" office:value="2.00230219353777" calcext:value-type="float">
            <text:p>2.00230219353777</text:p>
          </table:table-cell>
          <table:table-cell table:formula="of:=AVERAGE([.C35:.E35])+0.04" office:value-type="float" office:value="2.0334756795923" calcext:value-type="float">
            <text:p>2.033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3" office:value-type="float" office:value="2.07853572025229" calcext:value-type="float">
            <text:p>2.079</text:p>
          </table:table-cell>
          <table:table-cell office:value-type="float" office:value="2.02739740021381" calcext:value-type="float">
            <text:p>2.02739740021381</text:p>
          </table:table-cell>
          <table:table-cell office:value-type="float" office:value="2.02794343546148" calcext:value-type="float">
            <text:p>2.02794343546148</text:p>
          </table:table-cell>
          <table:table-cell office:value-type="float" office:value="2.06026632508159" calcext:value-type="float">
            <text:p>2.06026632508159</text:p>
          </table:table-cell>
          <table:table-cell table:formula="of:=AVERAGE([.C36:.E36])+0.04" office:value-type="float" office:value="2.07853572025229" calcext:value-type="float">
            <text:p>2.07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130810425513734" calcext:value-type="float">
            <text:p>0.00130810425513734</text:p>
          </table:table-cell>
          <table:table-cell office:value-type="float" office:value="0.00040642975070368" calcext:value-type="float">
            <text:p>0.0004064297507036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table:style-name="ce3" office:value-type="float" office:value="2.11706120373515" calcext:value-type="float">
            <text:p>2.117</text:p>
          </table:table-cell>
          <table:table-cell office:value-type="float" office:value="2.06280023675501" calcext:value-type="float">
            <text:p>2.06280023675501</text:p>
          </table:table-cell>
          <table:table-cell office:value-type="float" office:value="2.06731309495607" calcext:value-type="float">
            <text:p>2.06731309495607</text:p>
          </table:table-cell>
          <table:table-cell office:value-type="float" office:value="2.10107027949436" calcext:value-type="float">
            <text:p>2.10107027949436</text:p>
          </table:table-cell>
          <table:table-cell table:formula="of:=AVERAGE([.C37:.E37])+0.04" office:value-type="float" office:value="2.11706120373515" calcext:value-type="float">
            <text:p>2.117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float" office:value="0.00221708903383433" calcext:value-type="float">
            <text:p>0.00221708903383433</text:p>
          </table:table-cell>
          <table:table-cell office:value-type="float" office:value="0.0014877005632682" calcext:value-type="float">
            <text:p>0.001487700563268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style-name="ce3" office:value-type="float" office:value="2.15652101222975" calcext:value-type="float">
            <text:p>2.157</text:p>
          </table:table-cell>
          <table:table-cell office:value-type="float" office:value="2.10407597154123" calcext:value-type="float">
            <text:p>2.10407597154123</text:p>
          </table:table-cell>
          <table:table-cell office:value-type="float" office:value="2.10556764669545" calcext:value-type="float">
            <text:p>2.10556764669545</text:p>
          </table:table-cell>
          <table:table-cell office:value-type="float" office:value="2.13991941845257" calcext:value-type="float">
            <text:p>2.13991941845257</text:p>
          </table:table-cell>
          <table:table-cell table:formula="of:=AVERAGE([.C38:.E38])+0.04" office:value-type="float" office:value="2.15652101222975" calcext:value-type="float">
            <text:p>2.157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0.00273977451060866" calcext:value-type="float">
            <text:p>0.00273977451060866</text:p>
          </table:table-cell>
          <table:table-cell office:value-type="float" office:value="0.00082643495883145" calcext:value-type="float">
            <text:p>0.0008264349588314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style-name="ce3" office:value-type="float" office:value="2.20096868621196" calcext:value-type="float">
            <text:p>2.201</text:p>
          </table:table-cell>
          <table:table-cell office:value-type="float" office:value="2.13882120561645" calcext:value-type="float">
            <text:p>2.13882120561645</text:p>
          </table:table-cell>
          <table:table-cell office:value-type="float" office:value="2.16739541460192" calcext:value-type="float">
            <text:p>2.16739541460192</text:p>
          </table:table-cell>
          <table:table-cell office:value-type="float" office:value="2.17668943841751" calcext:value-type="float">
            <text:p>2.17668943841751</text:p>
          </table:table-cell>
          <table:table-cell table:formula="of:=AVERAGE([.C39:.E39])+0.04" office:value-type="float" office:value="2.20096868621196" calcext:value-type="float">
            <text:p>2.201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0.0194567756214927" calcext:value-type="float">
            <text:p>0.0194567756214927</text:p>
          </table:table-cell>
          <table:table-cell office:value-type="float" office:value="0.0162815252005428" calcext:value-type="float">
            <text:p>0.0162815252005428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table:style-name="ce3" office:value-type="float" office:value="2.25718434596887" calcext:value-type="float">
            <text:p>2.257</text:p>
          </table:table-cell>
          <table:table-cell office:value-type="float" office:value="2.21147813184197" calcext:value-type="float">
            <text:p>2.21147813184197</text:p>
          </table:table-cell>
          <table:table-cell office:value-type="float" office:value="2.21398979261081" calcext:value-type="float">
            <text:p>2.21398979261081</text:p>
          </table:table-cell>
          <table:table-cell office:value-type="float" office:value="2.22608511345381" calcext:value-type="float">
            <text:p>2.22608511345381</text:p>
          </table:table-cell>
          <table:table-cell table:formula="of:=AVERAGE([.C40:.E40])+0.04" office:value-type="float" office:value="2.25718434596887" calcext:value-type="float">
            <text:p>2.257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office:value-type="float" office:value="0.0704196639120505" calcext:value-type="float">
            <text:p>0.0704196639120505</text:p>
          </table:table-cell>
          <table:table-cell office:value-type="float" office:value="0.0642370348737687" calcext:value-type="float">
            <text:p>0.064237034873768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3" office:value-type="float" office:value="2.29773495196325" calcext:value-type="float">
            <text:p>2.298</text:p>
          </table:table-cell>
          <table:table-cell office:value-type="float" office:value="2.25322398329767" calcext:value-type="float">
            <text:p>2.25322398329767</text:p>
          </table:table-cell>
          <table:table-cell office:value-type="float" office:value="2.2540828453646" calcext:value-type="float">
            <text:p>2.2540828453646</text:p>
          </table:table-cell>
          <table:table-cell office:value-type="float" office:value="2.26589802722747" calcext:value-type="float">
            <text:p>2.26589802722747</text:p>
          </table:table-cell>
          <table:table-cell table:formula="of:=AVERAGE([.C41:.E41])+0.04" office:value-type="float" office:value="2.29773495196325" calcext:value-type="float">
            <text:p>2.29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140730807052734" calcext:value-type="float">
            <text:p>0.140730807052734</text:p>
          </table:table-cell>
          <table:table-cell office:value-type="float" office:value="0.125769908241217" calcext:value-type="float">
            <text:p>0.12576990824121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table:style-name="ce3" office:value-type="float" office:value="2.33770984474815" calcext:value-type="float">
            <text:p>2.338</text:p>
          </table:table-cell>
          <table:table-cell office:value-type="float" office:value="2.29416666810043" calcext:value-type="float">
            <text:p>2.29416666810043</text:p>
          </table:table-cell>
          <table:table-cell office:value-type="float" office:value="2.29667741696077" calcext:value-type="float">
            <text:p>2.29667741696077</text:p>
          </table:table-cell>
          <table:table-cell office:value-type="float" office:value="2.30228544918327" calcext:value-type="float">
            <text:p>2.30228544918327</text:p>
          </table:table-cell>
          <table:table-cell table:formula="of:=AVERAGE([.C42:.E42])+0.04" office:value-type="float" office:value="2.33770984474815" calcext:value-type="float">
            <text:p>2.338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0.202519071789122" calcext:value-type="float">
            <text:p>0.202519071789122</text:p>
          </table:table-cell>
          <table:table-cell office:value-type="float" office:value="0.218749383775354" calcext:value-type="float">
            <text:p>0.21874938377535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table:style-name="ce3" office:value-type="float" office:value="2.38217732396837" calcext:value-type="float">
            <text:p>2.382</text:p>
          </table:table-cell>
          <table:table-cell office:value-type="float" office:value="2.33444365441168" calcext:value-type="float">
            <text:p>2.33444365441168</text:p>
          </table:table-cell>
          <table:table-cell office:value-type="float" office:value="2.33985264995151" calcext:value-type="float">
            <text:p>2.33985264995151</text:p>
          </table:table-cell>
          <table:table-cell office:value-type="float" office:value="2.35223566754192" calcext:value-type="float">
            <text:p>2.35223566754192</text:p>
          </table:table-cell>
          <table:table-cell table:formula="of:=AVERAGE([.C43:.E43])+0.04" office:value-type="float" office:value="2.38217732396837" calcext:value-type="float">
            <text:p>2.382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0.273902747554355" calcext:value-type="float">
            <text:p>0.273902747554355</text:p>
          </table:table-cell>
          <table:table-cell office:value-type="float" office:value="0.293397147241936" calcext:value-type="float">
            <text:p>0.29339714724193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table:style-name="ce3" office:value-type="float" office:value="2.4307517676644" calcext:value-type="float">
            <text:p>2.431</text:p>
          </table:table-cell>
          <table:table-cell office:value-type="float" office:value="2.38368004482495" calcext:value-type="float">
            <text:p>2.38368004482495</text:p>
          </table:table-cell>
          <table:table-cell office:value-type="float" office:value="2.38648759889872" calcext:value-type="float">
            <text:p>2.38648759889872</text:p>
          </table:table-cell>
          <table:table-cell office:value-type="float" office:value="2.40208765926953" calcext:value-type="float">
            <text:p>2.40208765926953</text:p>
          </table:table-cell>
          <table:table-cell table:formula="of:=AVERAGE([.C44:.E44])+0.04" office:value-type="float" office:value="2.4307517676644" calcext:value-type="float">
            <text:p>2.431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float" office:value="0.340703041689367" calcext:value-type="float">
            <text:p>0.340703041689367</text:p>
          </table:table-cell>
          <table:table-cell office:value-type="float" office:value="0.363323262803393" calcext:value-type="float">
            <text:p>0.36332326280339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table:style-name="ce3" office:value-type="float" office:value="2.47248411059689" calcext:value-type="float">
            <text:p>2.472</text:p>
          </table:table-cell>
          <table:table-cell office:value-type="float" office:value="2.41019343281259" calcext:value-type="float">
            <text:p>2.41019343281259</text:p>
          </table:table-cell>
          <table:table-cell office:value-type="float" office:value="2.43962776915885" calcext:value-type="float">
            <text:p>2.43962776915885</text:p>
          </table:table-cell>
          <table:table-cell office:value-type="float" office:value="2.44763112981924" calcext:value-type="float">
            <text:p>2.44763112981924</text:p>
          </table:table-cell>
          <table:table-cell table:formula="of:=AVERAGE([.C45:.E45])+0.04" office:value-type="float" office:value="2.47248411059689" calcext:value-type="float">
            <text:p>2.472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0.401883698820342" calcext:value-type="float">
            <text:p>0.401883698820342</text:p>
          </table:table-cell>
          <table:table-cell office:value-type="float" office:value="0.426373269199242" calcext:value-type="float">
            <text:p>0.42637326919924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3" office:value-type="float" office:value="2.52933240995305" calcext:value-type="float">
            <text:p>2.529</text:p>
          </table:table-cell>
          <table:table-cell office:value-type="float" office:value="2.48939588798764" calcext:value-type="float">
            <text:p>2.48939588798764</text:p>
          </table:table-cell>
          <table:table-cell office:value-type="float" office:value="2.48371353829261" calcext:value-type="float">
            <text:p>2.48371353829261</text:p>
          </table:table-cell>
          <table:table-cell office:value-type="float" office:value="2.49488780357892" calcext:value-type="float">
            <text:p>2.49488780357892</text:p>
          </table:table-cell>
          <table:table-cell table:formula="of:=AVERAGE([.C46:.E46])+0.04" office:value-type="float" office:value="2.52933240995305" calcext:value-type="float">
            <text:p>2.52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478281102606731" calcext:value-type="float">
            <text:p>0.478281102606731</text:p>
          </table:table-cell>
          <table:table-cell office:value-type="float" office:value="0.503772651862326" calcext:value-type="float">
            <text:p>0.503772651862326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table:style-name="ce3" office:value-type="float" office:value="2.57690238457124" calcext:value-type="float">
            <text:p>2.577</text:p>
          </table:table-cell>
          <table:table-cell office:value-type="float" office:value="2.53143324616285" calcext:value-type="float">
            <text:p>2.53143324616285</text:p>
          </table:table-cell>
          <table:table-cell office:value-type="float" office:value="2.53506987204107" calcext:value-type="float">
            <text:p>2.53506987204107</text:p>
          </table:table-cell>
          <table:table-cell office:value-type="float" office:value="2.54420403550979" calcext:value-type="float">
            <text:p>2.54420403550979</text:p>
          </table:table-cell>
          <table:table-cell table:formula="of:=AVERAGE([.C47:.E47])+0.04" office:value-type="float" office:value="2.57690238457124" calcext:value-type="float">
            <text:p>2.577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 office:value-type="float" office:value="0.556199561391324" calcext:value-type="float">
            <text:p>0.556199561391324</text:p>
          </table:table-cell>
          <table:table-cell office:value-type="float" office:value="0.580699035549299" calcext:value-type="float">
            <text:p>0.580699035549299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table:style-name="ce3" office:value-type="float" office:value="2.63433511670878" calcext:value-type="float">
            <text:p>2.634</text:p>
          </table:table-cell>
          <table:table-cell office:value-type="float" office:value="2.58586313440976" calcext:value-type="float">
            <text:p>2.58586313440976</text:p>
          </table:table-cell>
          <table:table-cell office:value-type="float" office:value="2.5922219102044" calcext:value-type="float">
            <text:p>2.5922219102044</text:p>
          </table:table-cell>
          <table:table-cell office:value-type="float" office:value="2.60492030551218" calcext:value-type="float">
            <text:p>2.60492030551218</text:p>
          </table:table-cell>
          <table:table-cell table:formula="of:=AVERAGE([.C48:.E48])+0.04" office:value-type="float" office:value="2.63433511670878" calcext:value-type="float">
            <text:p>2.634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office:value-type="float" office:value="0.629689868690773" calcext:value-type="float">
            <text:p>0.629689868690773</text:p>
          </table:table-cell>
          <table:table-cell office:value-type="float" office:value="0.654956611247124" calcext:value-type="float">
            <text:p>0.654956611247124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style-name="ce3" office:value-type="float" office:value="2.68041005137299" calcext:value-type="float">
            <text:p>2.680</text:p>
          </table:table-cell>
          <table:table-cell office:value-type="float" office:value="2.63636154782517" calcext:value-type="float">
            <text:p>2.63636154782517</text:p>
          </table:table-cell>
          <table:table-cell office:value-type="float" office:value="2.63803682566032" calcext:value-type="float">
            <text:p>2.63803682566032</text:p>
          </table:table-cell>
          <table:table-cell office:value-type="float" office:value="2.64683178063347" calcext:value-type="float">
            <text:p>2.64683178063347</text:p>
          </table:table-cell>
          <table:table-cell table:formula="of:=AVERAGE([.C49:.E49])+0.04" office:value-type="float" office:value="2.68041005137299" calcext:value-type="float">
            <text:p>2.680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0.707770981898917" calcext:value-type="float">
            <text:p>0.707770981898917</text:p>
          </table:table-cell>
          <table:table-cell office:value-type="float" office:value="0.731595751348947" calcext:value-type="float">
            <text:p>0.731595751348947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style-name="ce3" office:value-type="float" office:value="2.72534574073565" calcext:value-type="float">
            <text:p>2.725</text:p>
          </table:table-cell>
          <table:table-cell office:value-type="float" office:value="2.67945715099016" calcext:value-type="float">
            <text:p>2.67945715099016</text:p>
          </table:table-cell>
          <table:table-cell office:value-type="float" office:value="2.68448275531037" calcext:value-type="float">
            <text:p>2.68448275531037</text:p>
          </table:table-cell>
          <table:table-cell office:value-type="float" office:value="2.69209731590641" calcext:value-type="float">
            <text:p>2.69209731590641</text:p>
          </table:table-cell>
          <table:table-cell table:formula="of:=AVERAGE([.C50:.E50])+0.04" office:value-type="float" office:value="2.72534574073565" calcext:value-type="float">
            <text:p>2.725</text:p>
          </table:table-cell>
          <table:table-cell table:number-columns-repeated="2"/>
          <table:table-cell office:value-type="float" office:value="2900" calcext:value-type="float">
            <text:p>2900</text:p>
          </table:table-cell>
          <table:table-cell office:value-type="float" office:value="0.79449118436937" calcext:value-type="float">
            <text:p>0.79449118436937</text:p>
          </table:table-cell>
          <table:table-cell office:value-type="float" office:value="0.816480996857152" calcext:value-type="float">
            <text:p>0.816480996857152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3" office:value-type="float" office:value="2.76923723492362" calcext:value-type="float">
            <text:p>2.769</text:p>
          </table:table-cell>
          <table:table-cell office:value-type="float" office:value="2.72402206968674" calcext:value-type="float">
            <text:p>2.72402206968674</text:p>
          </table:table-cell>
          <table:table-cell office:value-type="float" office:value="2.72865914685103" calcext:value-type="float">
            <text:p>2.72865914685103</text:p>
          </table:table-cell>
          <table:table-cell office:value-type="float" office:value="2.73503048823307" calcext:value-type="float">
            <text:p>2.73503048823307</text:p>
          </table:table-cell>
          <table:table-cell table:formula="of:=AVERAGE([.C51:.E51])+0.04" office:value-type="float" office:value="2.76923723492362" calcext:value-type="float">
            <text:p>2.769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85644311662634" calcext:value-type="float">
            <text:p>0.85644311662634</text:p>
          </table:table-cell>
          <table:table-cell office:value-type="float" office:value="0.87477541948424" calcext:value-type="float">
            <text:p>0.8747754194842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table:style-name="ce3" office:value-type="float" office:value="2.81280515535673" calcext:value-type="float">
            <text:p>2.813</text:p>
          </table:table-cell>
          <table:table-cell office:value-type="float" office:value="2.76742140366349" calcext:value-type="float">
            <text:p>2.76742140366349</text:p>
          </table:table-cell>
          <table:table-cell office:value-type="float" office:value="2.76899523268079" calcext:value-type="float">
            <text:p>2.76899523268079</text:p>
          </table:table-cell>
          <table:table-cell office:value-type="float" office:value="2.7819988297259" calcext:value-type="float">
            <text:p>2.7819988297259</text:p>
          </table:table-cell>
          <table:table-cell table:formula="of:=AVERAGE([.C52:.E52])+0.04" office:value-type="float" office:value="2.81280515535673" calcext:value-type="float">
            <text:p>2.813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0.929560764480025" calcext:value-type="float">
            <text:p>0.929560764480025</text:p>
          </table:table-cell>
          <table:table-cell office:value-type="float" office:value="0.94776877693626" calcext:value-type="float">
            <text:p>0.94776877693626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table:style-name="ce3" office:value-type="float" office:value="2.85409641333795" calcext:value-type="float">
            <text:p>2.854</text:p>
          </table:table-cell>
          <table:table-cell office:value-type="float" office:value="2.81137500171139" calcext:value-type="float">
            <text:p>2.81137500171139</text:p>
          </table:table-cell>
          <table:table-cell office:value-type="float" office:value="2.80978005396854" calcext:value-type="float">
            <text:p>2.80978005396854</text:p>
          </table:table-cell>
          <table:table-cell office:value-type="float" office:value="2.8211341843339" calcext:value-type="float">
            <text:p>2.8211341843339</text:p>
          </table:table-cell>
          <table:table-cell table:formula="of:=AVERAGE([.C53:.E53])+0.04" office:value-type="float" office:value="2.85409641333795" calcext:value-type="float">
            <text:p>2.854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office:value-type="float" office:value="0.994654178915596" calcext:value-type="float">
            <text:p>0.994654178915596</text:p>
          </table:table-cell>
          <table:table-cell office:value-type="float" office:value="1.00974376666923" calcext:value-type="float">
            <text:p>1.00974376666923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table:style-name="ce3" office:value-type="float" office:value="2.89597715219354" calcext:value-type="float">
            <text:p>2.896</text:p>
          </table:table-cell>
          <table:table-cell office:value-type="float" office:value="2.85335903426675" calcext:value-type="float">
            <text:p>2.85335903426675</text:p>
          </table:table-cell>
          <table:table-cell office:value-type="float" office:value="2.85233889035889" calcext:value-type="float">
            <text:p>2.85233889035889</text:p>
          </table:table-cell>
          <table:table-cell office:value-type="float" office:value="2.86223353195499" calcext:value-type="float">
            <text:p>2.86223353195499</text:p>
          </table:table-cell>
          <table:table-cell table:formula="of:=AVERAGE([.C54:.E54])+0.04" office:value-type="float" office:value="2.89597715219354" calcext:value-type="float">
            <text:p>2.896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1.05545086228289" calcext:value-type="float">
            <text:p>1.05545086228289</text:p>
          </table:table-cell>
          <table:table-cell office:value-type="float" office:value="1.06427344773904" calcext:value-type="float">
            <text:p>1.06427344773904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table:style-name="ce3" office:value-type="float" office:value="2.93601369049108" calcext:value-type="float">
            <text:p>2.936</text:p>
          </table:table-cell>
          <table:table-cell office:value-type="float" office:value="2.89288132012231" calcext:value-type="float">
            <text:p>2.89288132012231</text:p>
          </table:table-cell>
          <table:table-cell office:value-type="float" office:value="2.89433992972091" calcext:value-type="float">
            <text:p>2.89433992972091</text:p>
          </table:table-cell>
          <table:table-cell office:value-type="float" office:value="2.90081982163002" calcext:value-type="float">
            <text:p>2.90081982163002</text:p>
          </table:table-cell>
          <table:table-cell table:formula="of:=AVERAGE([.C55:.E55])+0.04" office:value-type="float" office:value="2.93601369049108" calcext:value-type="float">
            <text:p>2.936</text:p>
          </table:table-cell>
          <table:table-cell table:number-columns-repeated="2"/>
          <table:table-cell office:value-type="float" office:value="3400" calcext:value-type="float">
            <text:p>3400</text:p>
          </table:table-cell>
          <table:table-cell office:value-type="float" office:value="1.11670981444788" calcext:value-type="float">
            <text:p>1.11670981444788</text:p>
          </table:table-cell>
          <table:table-cell office:value-type="float" office:value="1.12169253968786" calcext:value-type="float">
            <text:p>1.1216925396878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3" office:value-type="float" office:value="2.97490874806912" calcext:value-type="float">
            <text:p>2.975</text:p>
          </table:table-cell>
          <table:table-cell office:value-type="float" office:value="2.92791193519982" calcext:value-type="float">
            <text:p>2.92791193519982</text:p>
          </table:table-cell>
          <table:table-cell office:value-type="float" office:value="2.93317091767627" calcext:value-type="float">
            <text:p>2.93317091767627</text:p>
          </table:table-cell>
          <table:table-cell office:value-type="float" office:value="2.94364339133129" calcext:value-type="float">
            <text:p>2.94364339133129</text:p>
          </table:table-cell>
          <table:table-cell table:formula="of:=AVERAGE([.C56:.E56])+0.04" office:value-type="float" office:value="2.97490874806912" calcext:value-type="float">
            <text:p>2.97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1.19115952844544" calcext:value-type="float">
            <text:p>1.19115952844544</text:p>
          </table:table-cell>
          <table:table-cell office:value-type="float" office:value="1.20641332851867" calcext:value-type="float">
            <text:p>1.2064133285186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table:style-name="ce3" office:value-type="float" office:value="3.01284021080856" calcext:value-type="float">
            <text:p>3.013</text:p>
          </table:table-cell>
          <table:table-cell office:value-type="float" office:value="2.96934577110671" calcext:value-type="float">
            <text:p>2.96934577110671</text:p>
          </table:table-cell>
          <table:table-cell office:value-type="float" office:value="2.9695614567528" calcext:value-type="float">
            <text:p>2.9695614567528</text:p>
          </table:table-cell>
          <table:table-cell office:value-type="float" office:value="2.97961340456617" calcext:value-type="float">
            <text:p>2.97961340456617</text:p>
          </table:table-cell>
          <table:table-cell table:formula="of:=AVERAGE([.C57:.E57])+0.04" office:value-type="float" office:value="3.01284021080856" calcext:value-type="float">
            <text:p>3.013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office:value-type="float" office:value="1.25264200104578" calcext:value-type="float">
            <text:p>1.25264200104578</text:p>
          </table:table-cell>
          <table:table-cell office:value-type="float" office:value="1.26304747587369" calcext:value-type="float">
            <text:p>1.26304747587369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table:style-name="ce3" office:value-type="float" office:value="3.04632227313351" calcext:value-type="float">
            <text:p>3.046</text:p>
          </table:table-cell>
          <table:table-cell office:value-type="float" office:value="3.00045634767977" calcext:value-type="float">
            <text:p>3.00045634767977</text:p>
          </table:table-cell>
          <table:table-cell office:value-type="float" office:value="3.00374207688084" calcext:value-type="float">
            <text:p>3.00374207688084</text:p>
          </table:table-cell>
          <table:table-cell office:value-type="float" office:value="3.01476839483992" calcext:value-type="float">
            <text:p>3.01476839483992</text:p>
          </table:table-cell>
          <table:table-cell table:formula="of:=AVERAGE([.C58:.E58])+0.04" office:value-type="float" office:value="3.04632227313351" calcext:value-type="float">
            <text:p>3.046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 office:value-type="float" office:value="1.30954761588054" calcext:value-type="float">
            <text:p>1.30954761588054</text:p>
          </table:table-cell>
          <table:table-cell office:value-type="float" office:value="1.31915285536871" calcext:value-type="float">
            <text:p>1.3191528553687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table:style-name="ce3" office:value-type="float" office:value="3.06781312995283" calcext:value-type="float">
            <text:p>3.068</text:p>
          </table:table-cell>
          <table:table-cell office:value-type="float" office:value="3.02338643078101" calcext:value-type="float">
            <text:p>3.02338643078101</text:p>
          </table:table-cell>
          <table:table-cell office:value-type="float" office:value="3.02552573627013" calcext:value-type="float">
            <text:p>3.02552573627013</text:p>
          </table:table-cell>
          <table:table-cell office:value-type="float" office:value="3.03452722280736" calcext:value-type="float">
            <text:p>3.03452722280736</text:p>
          </table:table-cell>
          <table:table-cell table:formula="of:=AVERAGE([.C59:.E59])+0.04" office:value-type="float" office:value="3.06781312995283" calcext:value-type="float">
            <text:p>3.068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 office:value-type="float" office:value="1.3773106434878" calcext:value-type="float">
            <text:p>1.3773106434878</text:p>
          </table:table-cell>
          <table:table-cell office:value-type="float" office:value="1.38093148046818" calcext:value-type="float">
            <text:p>1.3809314804681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table:style-name="ce3" office:value-type="float" office:value="3.08097447270876" calcext:value-type="float">
            <text:p>3.081</text:p>
          </table:table-cell>
          <table:table-cell office:value-type="float" office:value="3.03624307445982" calcext:value-type="float">
            <text:p>3.03624307445982</text:p>
          </table:table-cell>
          <table:table-cell office:value-type="float" office:value="3.03930441259122" calcext:value-type="float">
            <text:p>3.03930441259122</text:p>
          </table:table-cell>
          <table:table-cell office:value-type="float" office:value="3.04737593107525" calcext:value-type="float">
            <text:p>3.04737593107525</text:p>
          </table:table-cell>
          <table:table-cell table:formula="of:=AVERAGE([.C60:.E60])+0.04" office:value-type="float" office:value="3.08097447270876" calcext:value-type="float">
            <text:p>3.081</text:p>
          </table:table-cell>
          <table:table-cell table:number-columns-repeated="2"/>
          <table:table-cell office:value-type="float" office:value="3900" calcext:value-type="float">
            <text:p>3900</text:p>
          </table:table-cell>
          <table:table-cell office:value-type="float" office:value="1.43863684247469" calcext:value-type="float">
            <text:p>1.43863684247469</text:p>
          </table:table-cell>
          <table:table-cell office:value-type="float" office:value="1.43202972744245" calcext:value-type="float">
            <text:p>1.4320297274424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3" office:value-type="float" office:value="3.0620758831099" calcext:value-type="float">
            <text:p>3.062</text:p>
          </table:table-cell>
          <table:table-cell office:value-type="float" office:value="3.03624307445982" calcext:value-type="float">
            <text:p>3.03624307445982</text:p>
          </table:table-cell>
          <table:table-cell office:value-type="float" office:value="3.01985989885877" calcext:value-type="float">
            <text:p>3.01985989885877</text:p>
          </table:table-cell>
          <table:table-cell office:value-type="float" office:value="3.01012467601112" calcext:value-type="float">
            <text:p>3.01012467601112</text:p>
          </table:table-cell>
          <table:table-cell table:formula="of:=AVERAGE([.C61:.E61])+0.04" office:value-type="float" office:value="3.0620758831099" calcext:value-type="float">
            <text:p>3.062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1.49994945595539" calcext:value-type="float">
            <text:p>1.49994945595539</text:p>
          </table:table-cell>
          <table:table-cell office:value-type="float" office:value="1.49120332977681" calcext:value-type="float">
            <text:p>1.49120332977681</text:p>
          </table:table-cell>
        </table:table-row>
        <table:table-row table:style-name="ro1">
          <table:table-cell table:number-columns-repeated="8"/>
          <table:table-cell office:value-type="float" office:value="4100" calcext:value-type="float">
            <text:p>4100</text:p>
          </table:table-cell>
          <table:table-cell office:value-type="float" office:value="1.56420336021819" calcext:value-type="float">
            <text:p>1.56420336021819</text:p>
          </table:table-cell>
          <table:table-cell office:value-type="float" office:value="1.54862191476777" calcext:value-type="float">
            <text:p>1.54862191476777</text:p>
          </table:table-cell>
        </table:table-row>
        <table:table-row table:style-name="ro1">
          <table:table-cell table:number-columns-repeated="8"/>
          <table:table-cell office:value-type="float" office:value="4200" calcext:value-type="float">
            <text:p>4200</text:p>
          </table:table-cell>
          <table:table-cell office:value-type="float" office:value="1.6233404399222" calcext:value-type="float">
            <text:p>1.6233404399222</text:p>
          </table:table-cell>
          <table:table-cell office:value-type="float" office:value="1.60171345828966" calcext:value-type="float">
            <text:p>1.60171345828966</text:p>
          </table:table-cell>
        </table:table-row>
        <table:table-row table:style-name="ro1">
          <table:table-cell table:number-columns-repeated="8"/>
          <table:table-cell office:value-type="float" office:value="4300" calcext:value-type="float">
            <text:p>4300</text:p>
          </table:table-cell>
          <table:table-cell office:value-type="float" office:value="1.68298898230729" calcext:value-type="float">
            <text:p>1.68298898230729</text:p>
          </table:table-cell>
          <table:table-cell office:value-type="float" office:value="1.65612168248793" calcext:value-type="float">
            <text:p>1.65612168248793</text:p>
          </table:table-cell>
        </table:table-row>
        <table:table-row table:style-name="ro1">
          <table:table-cell table:number-columns-repeated="8"/>
          <table:table-cell office:value-type="float" office:value="4400" calcext:value-type="float">
            <text:p>4400</text:p>
          </table:table-cell>
          <table:table-cell office:value-type="float" office:value="1.7391743915195" calcext:value-type="float">
            <text:p>1.7391743915195</text:p>
          </table:table-cell>
          <table:table-cell office:value-type="float" office:value="1.70780765312868" calcext:value-type="float">
            <text:p>1.70780765312868</text:p>
          </table:table-cell>
        </table:table-row>
        <table:table-row table:style-name="ro1">
          <table:table-cell table:number-columns-repeated="8"/>
          <table:table-cell office:value-type="float" office:value="4500" calcext:value-type="float">
            <text:p>4500</text:p>
          </table:table-cell>
          <table:table-cell office:value-type="float" office:value="1.79413431585631" calcext:value-type="float">
            <text:p>1.79413431585631</text:p>
          </table:table-cell>
          <table:table-cell office:value-type="float" office:value="1.75935866559238" calcext:value-type="float">
            <text:p>1.75935866559238</text:p>
          </table:table-cell>
        </table:table-row>
        <table:table-row table:style-name="ro1">
          <table:table-cell table:number-columns-repeated="8"/>
          <table:table-cell office:value-type="float" office:value="4600" calcext:value-type="float">
            <text:p>4600</text:p>
          </table:table-cell>
          <table:table-cell office:value-type="float" office:value="1.84660002379235" calcext:value-type="float">
            <text:p>1.84660002379235</text:p>
          </table:table-cell>
          <table:table-cell office:value-type="float" office:value="1.80081742397219" calcext:value-type="float">
            <text:p>1.80081742397219</text:p>
          </table:table-cell>
        </table:table-row>
        <table:table-row table:style-name="ro1">
          <table:table-cell table:number-columns-repeated="8"/>
          <table:table-cell office:value-type="float" office:value="4700" calcext:value-type="float">
            <text:p>4700</text:p>
          </table:table-cell>
          <table:table-cell office:value-type="float" office:value="1.89564450187809" calcext:value-type="float">
            <text:p>1.89564450187809</text:p>
          </table:table-cell>
          <table:table-cell office:value-type="float" office:value="1.84667134190729" calcext:value-type="float">
            <text:p>1.84667134190729</text:p>
          </table:table-cell>
        </table:table-row>
        <table:table-row table:style-name="ro1">
          <table:table-cell table:number-columns-repeated="8"/>
          <table:table-cell office:value-type="float" office:value="4800" calcext:value-type="float">
            <text:p>4800</text:p>
          </table:table-cell>
          <table:table-cell office:value-type="float" office:value="1.95054238191678" calcext:value-type="float">
            <text:p>1.95054238191678</text:p>
          </table:table-cell>
          <table:table-cell office:value-type="float" office:value="1.89634795439047" calcext:value-type="float">
            <text:p>1.89634795439047</text:p>
          </table:table-cell>
        </table:table-row>
        <table:table-row table:style-name="ro1">
          <table:table-cell table:number-columns-repeated="8"/>
          <table:table-cell office:value-type="float" office:value="4900" calcext:value-type="float">
            <text:p>4900</text:p>
          </table:table-cell>
          <table:table-cell office:value-type="float" office:value="2.00228334789671" calcext:value-type="float">
            <text:p>2.00228334789671</text:p>
          </table:table-cell>
          <table:table-cell office:value-type="float" office:value="1.94316715344034" calcext:value-type="float">
            <text:p>1.94316715344034</text:p>
          </table:table-cell>
        </table:table-row>
        <table:table-row table:style-name="ro1">
          <table:table-cell table:number-columns-repeated="8"/>
          <table:table-cell office:value-type="float" office:value="5000" calcext:value-type="float">
            <text:p>5000</text:p>
          </table:table-cell>
          <table:table-cell office:value-type="float" office:value="2.04640312158658" calcext:value-type="float">
            <text:p>2.04640312158658</text:p>
          </table:table-cell>
          <table:table-cell office:value-type="float" office:value="1.98295859520886" calcext:value-type="float">
            <text:p>1.98295859520886</text:p>
          </table:table-cell>
        </table:table-row>
        <table:table-row table:style-name="ro1">
          <table:table-cell table:number-columns-repeated="8"/>
          <table:table-cell office:value-type="float" office:value="5100" calcext:value-type="float">
            <text:p>5100</text:p>
          </table:table-cell>
          <table:table-cell office:value-type="float" office:value="2.08977519165814" calcext:value-type="float">
            <text:p>2.08977519165814</text:p>
          </table:table-cell>
          <table:table-cell office:value-type="float" office:value="2.01821053610461" calcext:value-type="float">
            <text:p>2.01821053610461</text:p>
          </table:table-cell>
        </table:table-row>
        <table:table-row table:style-name="ro1">
          <table:table-cell table:number-columns-repeated="8"/>
          <table:table-cell office:value-type="float" office:value="5200" calcext:value-type="float">
            <text:p>5200</text:p>
          </table:table-cell>
          <table:table-cell office:value-type="float" office:value="2.14390181296166" calcext:value-type="float">
            <text:p>2.14390181296166</text:p>
          </table:table-cell>
          <table:table-cell office:value-type="float" office:value="2.05984183293996" calcext:value-type="float">
            <text:p>2.05984183293996</text:p>
          </table:table-cell>
        </table:table-row>
        <table:table-row table:style-name="ro1">
          <table:table-cell table:number-columns-repeated="8"/>
          <table:table-cell office:value-type="float" office:value="5300" calcext:value-type="float">
            <text:p>5300</text:p>
          </table:table-cell>
          <table:table-cell office:value-type="float" office:value="2.18680633250229" calcext:value-type="float">
            <text:p>2.18680633250229</text:p>
          </table:table-cell>
          <table:table-cell office:value-type="float" office:value="2.09827650777111" calcext:value-type="float">
            <text:p>2.09827650777111</text:p>
          </table:table-cell>
        </table:table-row>
        <table:table-row table:style-name="ro1">
          <table:table-cell table:number-columns-repeated="8"/>
          <table:table-cell office:value-type="float" office:value="5400" calcext:value-type="float">
            <text:p>5400</text:p>
          </table:table-cell>
          <table:table-cell office:value-type="float" office:value="2.24150201937441" calcext:value-type="float">
            <text:p>2.24150201937441</text:p>
          </table:table-cell>
          <table:table-cell office:value-type="float" office:value="2.14114208751534" calcext:value-type="float">
            <text:p>2.14114208751534</text:p>
          </table:table-cell>
        </table:table-row>
        <table:table-row table:style-name="ro1">
          <table:table-cell table:number-columns-repeated="8"/>
          <table:table-cell office:value-type="float" office:value="5500" calcext:value-type="float">
            <text:p>5500</text:p>
          </table:table-cell>
          <table:table-cell office:value-type="float" office:value="2.29058967373751" calcext:value-type="float">
            <text:p>2.29058967373751</text:p>
          </table:table-cell>
          <table:table-cell office:value-type="float" office:value="2.20753913337904" calcext:value-type="float">
            <text:p>2.20753913337904</text:p>
          </table:table-cell>
        </table:table-row>
        <table:table-row table:style-name="ro1">
          <table:table-cell table:number-columns-repeated="8"/>
          <table:table-cell office:value-type="float" office:value="5600" calcext:value-type="float">
            <text:p>5600</text:p>
          </table:table-cell>
          <table:table-cell office:value-type="float" office:value="2.34048017224992" calcext:value-type="float">
            <text:p>2.34048017224992</text:p>
          </table:table-cell>
          <table:table-cell office:value-type="float" office:value="2.25139623591718" calcext:value-type="float">
            <text:p>2.25139623591718</text:p>
          </table:table-cell>
        </table:table-row>
        <table:table-row table:style-name="ro1">
          <table:table-cell table:number-columns-repeated="8"/>
          <table:table-cell office:value-type="float" office:value="5700" calcext:value-type="float">
            <text:p>5700</text:p>
          </table:table-cell>
          <table:table-cell office:value-type="float" office:value="2.38767882700291" calcext:value-type="float">
            <text:p>2.38767882700291</text:p>
          </table:table-cell>
          <table:table-cell office:value-type="float" office:value="2.29666442033174" calcext:value-type="float">
            <text:p>2.29666442033174</text:p>
          </table:table-cell>
        </table:table-row>
        <table:table-row table:style-name="ro1">
          <table:table-cell table:number-columns-repeated="8"/>
          <table:table-cell office:value-type="float" office:value="5800" calcext:value-type="float">
            <text:p>5800</text:p>
          </table:table-cell>
          <table:table-cell office:value-type="float" office:value="2.44854066499942" calcext:value-type="float">
            <text:p>2.44854066499942</text:p>
          </table:table-cell>
          <table:table-cell office:value-type="float" office:value="2.34621593021527" calcext:value-type="float">
            <text:p>2.34621593021527</text:p>
          </table:table-cell>
        </table:table-row>
        <table:table-row table:style-name="ro1">
          <table:table-cell table:number-columns-repeated="8"/>
          <table:table-cell office:value-type="float" office:value="5900" calcext:value-type="float">
            <text:p>5900</text:p>
          </table:table-cell>
          <table:table-cell office:value-type="float" office:value="2.50802236357838" calcext:value-type="float">
            <text:p>2.50802236357838</text:p>
          </table:table-cell>
          <table:table-cell office:value-type="float" office:value="2.40805769213461" calcext:value-type="float">
            <text:p>2.40805769213461</text:p>
          </table:table-cell>
        </table:table-row>
        <table:table-row table:style-name="ro1">
          <table:table-cell table:number-columns-repeated="8"/>
          <table:table-cell office:value-type="float" office:value="6000" calcext:value-type="float">
            <text:p>6000</text:p>
          </table:table-cell>
          <table:table-cell office:value-type="float" office:value="2.55955722178181" calcext:value-type="float">
            <text:p>2.55955722178181</text:p>
          </table:table-cell>
          <table:table-cell office:value-type="float" office:value="2.44835570748461" calcext:value-type="float">
            <text:p>2.44835570748461</text:p>
          </table:table-cell>
        </table:table-row>
        <table:table-row table:style-name="ro1">
          <table:table-cell table:number-columns-repeated="8"/>
          <table:table-cell office:value-type="float" office:value="6100" calcext:value-type="float">
            <text:p>6100</text:p>
          </table:table-cell>
          <table:table-cell office:value-type="float" office:value="2.62244661406226" calcext:value-type="float">
            <text:p>2.62244661406226</text:p>
          </table:table-cell>
          <table:table-cell office:value-type="float" office:value="2.50716705085948" calcext:value-type="float">
            <text:p>2.50716705085948</text:p>
          </table:table-cell>
        </table:table-row>
        <table:table-row table:style-name="ro1">
          <table:table-cell table:number-columns-repeated="8"/>
          <table:table-cell office:value-type="float" office:value="6200" calcext:value-type="float">
            <text:p>6200</text:p>
          </table:table-cell>
          <table:table-cell office:value-type="float" office:value="2.68988166194497" calcext:value-type="float">
            <text:p>2.68988166194497</text:p>
          </table:table-cell>
          <table:table-cell office:value-type="float" office:value="2.56405667969301" calcext:value-type="float">
            <text:p>2.56405667969301</text:p>
          </table:table-cell>
        </table:table-row>
        <table:table-row table:style-name="ro1">
          <table:table-cell table:number-columns-repeated="8"/>
          <table:table-cell office:value-type="float" office:value="6300" calcext:value-type="float">
            <text:p>6300</text:p>
          </table:table-cell>
          <table:table-cell office:value-type="float" office:value="2.75410106324123" calcext:value-type="float">
            <text:p>2.75410106324123</text:p>
          </table:table-cell>
          <table:table-cell office:value-type="float" office:value="2.62082340192299" calcext:value-type="float">
            <text:p>2.62082340192299</text:p>
          </table:table-cell>
        </table:table-row>
        <table:table-row table:style-name="ro1">
          <table:table-cell table:number-columns-repeated="8"/>
          <table:table-cell office:value-type="float" office:value="6400" calcext:value-type="float">
            <text:p>6400</text:p>
          </table:table-cell>
          <table:table-cell office:value-type="float" office:value="2.80575278651046" calcext:value-type="float">
            <text:p>2.80575278651046</text:p>
          </table:table-cell>
          <table:table-cell office:value-type="float" office:value="2.67070916061852" calcext:value-type="float">
            <text:p>2.67070916061852</text:p>
          </table:table-cell>
        </table:table-row>
        <table:table-row table:style-name="ro1">
          <table:table-cell table:number-columns-repeated="8"/>
          <table:table-cell office:value-type="float" office:value="6500" calcext:value-type="float">
            <text:p>6500</text:p>
          </table:table-cell>
          <table:table-cell office:value-type="float" office:value="2.86488232868587" calcext:value-type="float">
            <text:p>2.86488232868587</text:p>
          </table:table-cell>
          <table:table-cell office:value-type="float" office:value="2.72520559268971" calcext:value-type="float">
            <text:p>2.72520559268971</text:p>
          </table:table-cell>
        </table:table-row>
        <table:table-row table:style-name="ro1">
          <table:table-cell table:number-columns-repeated="8"/>
          <table:table-cell office:value-type="float" office:value="6600" calcext:value-type="float">
            <text:p>6600</text:p>
          </table:table-cell>
          <table:table-cell office:value-type="float" office:value="2.91500355381092" calcext:value-type="float">
            <text:p>2.91500355381092</text:p>
          </table:table-cell>
          <table:table-cell office:value-type="float" office:value="2.77144313277746" calcext:value-type="float">
            <text:p>2.77144313277746</text:p>
          </table:table-cell>
        </table:table-row>
        <table:table-row table:style-name="ro1">
          <table:table-cell table:number-columns-repeated="8"/>
          <table:table-cell office:value-type="float" office:value="6700" calcext:value-type="float">
            <text:p>6700</text:p>
          </table:table-cell>
          <table:table-cell office:value-type="float" office:value="2.97846358540722" calcext:value-type="float">
            <text:p>2.97846358540722</text:p>
          </table:table-cell>
          <table:table-cell office:value-type="float" office:value="2.81795874913443" calcext:value-type="float">
            <text:p>2.81795874913443</text:p>
          </table:table-cell>
        </table:table-row>
        <table:table-row table:style-name="ro1">
          <table:table-cell table:number-columns-repeated="8"/>
          <table:table-cell office:value-type="float" office:value="6800" calcext:value-type="float">
            <text:p>6800</text:p>
          </table:table-cell>
          <table:table-cell office:value-type="float" office:value="3.02696163044025" calcext:value-type="float">
            <text:p>3.02696163044025</text:p>
          </table:table-cell>
          <table:table-cell office:value-type="float" office:value="2.87292061976182" calcext:value-type="float">
            <text:p>2.87292061976182</text:p>
          </table:table-cell>
        </table:table-row>
        <table:table-row table:style-name="ro1">
          <table:table-cell table:number-columns-repeated="8"/>
          <table:table-cell office:value-type="float" office:value="6900" calcext:value-type="float">
            <text:p>6900</text:p>
          </table:table-cell>
          <table:table-cell office:value-type="float" office:value="3.0827119920833" calcext:value-type="float">
            <text:p>3.0827119920833</text:p>
          </table:table-cell>
          <table:table-cell office:value-type="float" office:value="2.92299095746747" calcext:value-type="float">
            <text:p>2.92299095746747</text:p>
          </table:table-cell>
        </table:table-row>
        <table:table-row table:style-name="ro1">
          <table:table-cell table:number-columns-repeated="8"/>
          <table:table-cell office:value-type="float" office:value="7000" calcext:value-type="float">
            <text:p>7000</text:p>
          </table:table-cell>
          <table:table-cell office:value-type="float" office:value="3.13638616427226" calcext:value-type="float">
            <text:p>3.13638616427226</text:p>
          </table:table-cell>
          <table:table-cell office:value-type="float" office:value="2.96851706997127" calcext:value-type="float">
            <text:p>2.96851706997127</text:p>
          </table:table-cell>
        </table:table-row>
        <table:table-row table:style-name="ro1">
          <table:table-cell table:number-columns-repeated="8"/>
          <table:table-cell office:value-type="float" office:value="7100" calcext:value-type="float">
            <text:p>7100</text:p>
          </table:table-cell>
          <table:table-cell office:value-type="float" office:value="3.18836855510841" calcext:value-type="float">
            <text:p>3.18836855510841</text:p>
          </table:table-cell>
          <table:table-cell office:value-type="float" office:value="3.01931804895938" calcext:value-type="float">
            <text:p>3.01931804895938</text:p>
          </table:table-cell>
        </table:table-row>
        <table:table-row table:style-name="ro1">
          <table:table-cell table:number-columns-repeated="8"/>
          <table:table-cell office:value-type="float" office:value="7200" calcext:value-type="float">
            <text:p>7200</text:p>
          </table:table-cell>
          <table:table-cell office:value-type="float" office:value="3.2445364193672" calcext:value-type="float">
            <text:p>3.2445364193672</text:p>
          </table:table-cell>
          <table:table-cell office:value-type="float" office:value="3.07027970222863" calcext:value-type="float">
            <text:p>3.07027970222863</text:p>
          </table:table-cell>
        </table:table-row>
        <table:table-row table:style-name="ro1">
          <table:table-cell table:number-columns-repeated="8"/>
          <table:table-cell office:value-type="float" office:value="7300" calcext:value-type="float">
            <text:p>7300</text:p>
          </table:table-cell>
          <table:table-cell office:value-type="float" office:value="3.2792104935504" calcext:value-type="float">
            <text:p>3.2792104935504</text:p>
          </table:table-cell>
          <table:table-cell office:value-type="float" office:value="3.10281743628706" calcext:value-type="float">
            <text:p>3.10281743628706</text:p>
          </table:table-cell>
        </table:table-row>
        <table:table-row table:style-name="ro1">
          <table:table-cell table:number-columns-repeated="8"/>
          <table:table-cell office:value-type="float" office:value="7400" calcext:value-type="float">
            <text:p>7400</text:p>
          </table:table-cell>
          <table:table-cell office:value-type="float" office:value="3.30572544819414" calcext:value-type="float">
            <text:p>3.30572544819414</text:p>
          </table:table-cell>
          <table:table-cell office:value-type="float" office:value="3.1230111" calcext:value-type="float">
            <text:p>3.1230111</text:p>
          </table:table-cell>
        </table:table-row>
        <table:table-row table:style-name="ro1" table:number-rows-repeated="104848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H73:Sheet1.I10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H82:Sheet2.I1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4:09:15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3T15:21:23.798000000</meta:creation-date>
    <dc:date>2024-10-11T14:36:06.899000000</dc:date>
    <meta:editing-duration>PT50M35S</meta:editing-duration>
    <meta:editing-cycles>4</meta:editing-cycles>
    <meta:generator>LibreOffice/24.2.5.2$Windows_X86_64 LibreOffice_project/bffef4ea93e59bebbeaf7f431bb02b1a39ee8a59</meta:generator>
    <meta:document-statistic meta:table-count="2" meta:cell-count="113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298cm" svg:height="13.677cm" xlink:href=".." xlink:type="simple" chart:class="chart:scatter" chart:style-name="ch1">
        <chart:legend chart:legend-position="end" svg:x="21.446cm" svg:y="3.8cm" style:legend-expansion="high" chart:style-name="ch2"/>
        <chart:plot-area chart:style-name="ch3" table:cell-range-address="Sheet1.A1:Sheet1.C61 Sheet1.H73:Sheet1.I102 Sheet1.H66:Sheet1.I67 Sheet1.A66:Sheet1.A117 Sheet1.E66:Sheet1.E117 Sheet1.N2:Sheet1.P61" chart:data-source-has-labels="row" svg:x="0.485cm" svg:y="0.273cm" svg:width="20.476cm" svg:height="13.131cm">
          <chart:coordinate-region svg:x="1.61cm" svg:y="0.472cm" svg:width="18.98cm" svg:height="12.73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61" chart:class="chart:scatter">
            <chart:domain table:cell-range-address="Sheet1.A1:Sheet1.A61"/>
            <chart:data-point chart:repeated="61"/>
          </chart:series>
          <chart:series chart:style-name="ch8" chart:values-cell-range-address="" chart:class="chart:scatter">
            <chart:data-point chart:repeated="61"/>
          </chart:series>
          <chart:series chart:style-name="ch9" chart:values-cell-range-address="Sheet1.H73:Sheet1.H102" chart:class="chart:scatter">
            <chart:data-point chart:repeated="61"/>
          </chart:series>
          <chart:series chart:style-name="ch10" chart:values-cell-range-address="Sheet1.I73:Sheet1.I102" chart:class="chart:scatter">
            <chart:data-point chart:repeated="61"/>
          </chart:series>
          <chart:series chart:style-name="ch11" chart:values-cell-range-address="Sheet1.H66:Sheet1.H67" chart:class="chart:scatter">
            <chart:data-point chart:repeated="61"/>
          </chart:series>
          <chart:series chart:style-name="ch12" chart:values-cell-range-address="Sheet1.I66:Sheet1.I67" chart:class="chart:scatter">
            <chart:data-point chart:repeated="61"/>
          </chart:series>
          <chart:series chart:style-name="ch13" chart:values-cell-range-address="Sheet1.A66:Sheet1.A117" chart:class="chart:scatter">
            <chart:data-point chart:repeated="61"/>
          </chart:series>
          <chart:series chart:style-name="ch14" chart:values-cell-range-address="Sheet1.E66:Sheet1.E117" chart:class="chart:scatter">
            <chart:data-point chart:repeated="61"/>
          </chart:series>
          <chart:series chart:style-name="ch15" chart:values-cell-range-address="Sheet1.C1:Sheet1.C61" chart:class="chart:scatter">
            <chart:data-point chart:repeated="61"/>
          </chart:series>
          <chart:series chart:style-name="ch16" chart:values-cell-range-address="Sheet1.N2:Sheet1.N61" chart:class="chart:scatter">
            <chart:data-point chart:repeated="61"/>
          </chart:series>
          <chart:series chart:style-name="ch17" chart:values-cell-range-address="Sheet1.P2:Sheet1.P61" chart:class="chart:scatter">
            <chart:data-point chart:repeated="61"/>
          </chart:series>
          <chart:series chart:style-name="ch18" chart:values-cell-range-address="Sheet1.O2:Sheet1.O61" loext:label-string="back" chart:class="chart:scatter">
            <chart:data-point chart:repeated="6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  <table:table-cell office:value-type="string">
                <text:p>Column C</text:p>
              </table:table-cell>
              <table:table-cell office:value-type="string">
                <text:p>Column N</text:p>
              </table:table-cell>
              <table:table-cell office:value-type="string">
                <text:p>Column P</text:p>
              </table:table-cell>
              <table:table-cell office:value-type="string">
                <text:p>bac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1.A1:Sheet1.A61</svg:desc>
                </draw:g>
              </table:table-cell>
              <table:table-cell office:value-type="float" office:value="0.0000130308914774006">
                <text:p>0.0000130308914774006</text:p>
                <draw:g>
                  <svg:desc>Sheet1.B1:Sheet1.B61</svg:desc>
                </draw:g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  <table:table-cell office:value-type="float" office:value="1800">
                <text:p>1800</text:p>
                <draw:g>
                  <svg:desc>Sheet1.H66:Sheet1.H67</svg:desc>
                </draw:g>
              </table:table-cell>
              <table:table-cell office:value-type="float" office:value="0.04">
                <text:p>0.04</text:p>
                <draw:g>
                  <svg:desc>Sheet1.I66:Sheet1.I67</svg:desc>
                </draw:g>
              </table:table-cell>
              <table:table-cell office:value-type="float" office:value="3734">
                <text:p>3734</text:p>
                <draw:g>
                  <svg:desc>Sheet1.A66:Sheet1.A117</svg:desc>
                </draw:g>
              </table:table-cell>
              <table:table-cell office:value-type="float" office:value="1.7750669860912">
                <text:p>1.7750669860912</text:p>
                <draw:g>
                  <svg:desc>Sheet1.E66:Sheet1.E117</svg:desc>
                </draw:g>
              </table:table-cell>
              <table:table-cell office:value-type="float" office:value="0.0000337048927340137">
                <text:p>0.0000337048927340137</text:p>
                <draw:g>
                  <svg:desc>Sheet1.C1:Sheet1.C61</svg:desc>
                </draw:g>
              </table:table-cell>
              <table:table-cell office:value-type="float" office:value="7500">
                <text:p>7500</text:p>
                <draw:g>
                  <svg:desc>Sheet1.N2:Sheet1.N61</svg:desc>
                </draw:g>
              </table:table-cell>
              <table:table-cell office:value-type="float" office:value="2.91035335819443">
                <text:p>2.91035335819443</text:p>
                <draw:g>
                  <svg:desc>Sheet1.P2:Sheet1.P61</svg:desc>
                </draw:g>
              </table:table-cell>
              <table:table-cell office:value-type="float" office:value="3.19889496585876">
                <text:p>3.19889496585876</text:p>
                <draw:g>
                  <svg:desc>Sheet1.O2:Sheet1.O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744675039381305">
                <text:p>0.0000744675039381305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  <table:table-cell office:value-type="float" office:value="7500">
                <text:p>7500</text:p>
              </table:table-cell>
              <table:table-cell office:value-type="float" office:value="3.6">
                <text:p>3.6</text:p>
              </table:table-cell>
              <table:table-cell office:value-type="float" office:value="2925">
                <text:p>2925</text:p>
              </table:table-cell>
              <table:table-cell office:value-type="float" office:value="1.18040404124323">
                <text:p>1.18040404124323</text:p>
              </table:table-cell>
              <table:table-cell office:value-type="float" office:value="0.0000337048927340137">
                <text:p>0.0000337048927340137</text:p>
              </table:table-cell>
              <table:table-cell office:value-type="float" office:value="7400">
                <text:p>7400</text:p>
              </table:table-cell>
              <table:table-cell office:value-type="float" office:value="3.30290640141064">
                <text:p>3.30290640141064</text:p>
              </table:table-cell>
              <table:table-cell office:value-type="float" office:value="3.43214552154612">
                <text:p>3.43214552154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4336131513423">
                <text:p>0.0001433613151342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96">
                <text:p>1596</text:p>
              </table:table-cell>
              <table:table-cell office:value-type="float" office:value="0.333333163186302">
                <text:p>0.333333163186302</text:p>
              </table:table-cell>
              <table:table-cell office:value-type="float" office:value="0.000116987020293098">
                <text:p>0.000116987020293098</text:p>
              </table:table-cell>
              <table:table-cell office:value-type="float" office:value="7300">
                <text:p>7300</text:p>
              </table:table-cell>
              <table:table-cell office:value-type="float" office:value="3.28678668593745">
                <text:p>3.28678668593745</text:p>
              </table:table-cell>
              <table:table-cell office:value-type="float" office:value="3.40679400611259">
                <text:p>3.40679400611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2750672278548">
                <text:p>0.012750672278548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7">
                <text:p>6447</text:p>
              </table:table-cell>
              <table:table-cell office:value-type="float" office:value="3.12557359710587">
                <text:p>3.12557359710587</text:p>
              </table:table-cell>
              <table:table-cell office:value-type="float" office:value="0.0146434830452762">
                <text:p>0.0146434830452762</text:p>
              </table:table-cell>
              <table:table-cell office:value-type="float" office:value="7200">
                <text:p>7200</text:p>
              </table:table-cell>
              <table:table-cell office:value-type="float" office:value="3.26240532299288">
                <text:p>3.26240532299288</text:p>
              </table:table-cell>
              <table:table-cell office:value-type="float" office:value="3.37647877608853">
                <text:p>3.3764787760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567374949886173">
                <text:p>0.0567374949886173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4">
                <text:p>7414</text:p>
              </table:table-cell>
              <table:table-cell office:value-type="float" office:value="3.56252089725325">
                <text:p>3.56252089725325</text:p>
              </table:table-cell>
              <table:table-cell office:value-type="float" office:value="0.0608140143045119">
                <text:p>0.0608140143045119</text:p>
              </table:table-cell>
              <table:table-cell office:value-type="float" office:value="7100">
                <text:p>7100</text:p>
              </table:table-cell>
              <table:table-cell office:value-type="float" office:value="3.21988527786561">
                <text:p>3.21988527786561</text:p>
              </table:table-cell>
              <table:table-cell office:value-type="float" office:value="3.32249160913045">
                <text:p>3.32249160913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0238219003896">
                <text:p>0.12023821900389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78">
                <text:p>3878</text:p>
              </table:table-cell>
              <table:table-cell office:value-type="float" office:value="1.74614236591102">
                <text:p>1.74614236591102</text:p>
              </table:table-cell>
              <table:table-cell office:value-type="float" office:value="0.150262143951993">
                <text:p>0.150262143951993</text:p>
              </table:table-cell>
              <table:table-cell office:value-type="float" office:value="7000">
                <text:p>7000</text:p>
              </table:table-cell>
              <table:table-cell office:value-type="float" office:value="3.18246499819154">
                <text:p>3.18246499819154</text:p>
              </table:table-cell>
              <table:table-cell office:value-type="float" office:value="3.27099467043253">
                <text:p>3.27099467043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67335326268">
                <text:p>0.216067335326268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19">
                <text:p>5719</text:p>
              </table:table-cell>
              <table:table-cell office:value-type="float" office:value="2.70054006409907">
                <text:p>2.70054006409907</text:p>
              </table:table-cell>
              <table:table-cell office:value-type="float" office:value="0.220304108704021">
                <text:p>0.220304108704021</text:p>
              </table:table-cell>
              <table:table-cell office:value-type="float" office:value="6900">
                <text:p>6900</text:p>
              </table:table-cell>
              <table:table-cell office:value-type="float" office:value="3.13402502587513">
                <text:p>3.13402502587513</text:p>
              </table:table-cell>
              <table:table-cell office:value-type="float" office:value="3.22031719557154">
                <text:p>3.22031719557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1737207665466">
                <text:p>0.281737207665466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73">
                <text:p>4673</text:p>
              </table:table-cell>
              <table:table-cell office:value-type="float" office:value="2.21359926181843">
                <text:p>2.21359926181843</text:p>
              </table:table-cell>
              <table:table-cell office:value-type="float" office:value="0.284298873719117">
                <text:p>0.284298873719117</text:p>
              </table:table-cell>
              <table:table-cell office:value-type="float" office:value="6800">
                <text:p>6800</text:p>
              </table:table-cell>
              <table:table-cell office:value-type="float" office:value="3.09216554175023">
                <text:p>3.09216554175023</text:p>
              </table:table-cell>
              <table:table-cell office:value-type="float" office:value="3.17298907988112">
                <text:p>3.17298907988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54245141491674">
                <text:p>0.354245141491674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1">
                <text:p>5661</text:p>
              </table:table-cell>
              <table:table-cell office:value-type="float" office:value="2.66776287741536">
                <text:p>2.66776287741536</text:p>
              </table:table-cell>
              <table:table-cell office:value-type="float" office:value="0.361899202987742">
                <text:p>0.361899202987742</text:p>
              </table:table-cell>
              <table:table-cell office:value-type="float" office:value="6700">
                <text:p>6700</text:p>
              </table:table-cell>
              <table:table-cell office:value-type="float" office:value="3.05064948703039">
                <text:p>3.05064948703039</text:p>
              </table:table-cell>
              <table:table-cell office:value-type="float" office:value="3.12416190326069">
                <text:p>3.12416190326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3200669082103">
                <text:p>0.423200669082103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1">
                <text:p>6121</text:p>
              </table:table-cell>
              <table:table-cell office:value-type="float" office:value="2.90842433119756">
                <text:p>2.90842433119756</text:p>
              </table:table-cell>
              <table:table-cell office:value-type="float" office:value="0.427701906881625">
                <text:p>0.427701906881625</text:p>
              </table:table-cell>
              <table:table-cell office:value-type="float" office:value="6600">
                <text:p>6600</text:p>
              </table:table-cell>
              <table:table-cell office:value-type="float" office:value="3.00714838507026">
                <text:p>3.00714838507026</text:p>
              </table:table-cell>
              <table:table-cell office:value-type="float" office:value="3.0761860183697">
                <text:p>3.0761860183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4249932056389">
                <text:p>0.504249932056389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8">
                <text:p>4458</text:p>
              </table:table-cell>
              <table:table-cell office:value-type="float" office:value="2.11444226797563">
                <text:p>2.11444226797563</text:p>
              </table:table-cell>
              <table:table-cell office:value-type="float" office:value="0.505365814189891">
                <text:p>0.505365814189891</text:p>
              </table:table-cell>
              <table:table-cell office:value-type="float" office:value="6500">
                <text:p>6500</text:p>
              </table:table-cell>
              <table:table-cell office:value-type="float" office:value="2.99851004754192">
                <text:p>2.99851004754192</text:p>
              </table:table-cell>
              <table:table-cell office:value-type="float" office:value="3.0219845924978">
                <text:p>3.0219845924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1299587274318">
                <text:p>0.581299587274318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6">
                <text:p>5966</text:p>
              </table:table-cell>
              <table:table-cell office:value-type="float" office:value="2.82350718689524">
                <text:p>2.82350718689524</text:p>
              </table:table-cell>
              <table:table-cell office:value-type="float" office:value="0.585709037295376">
                <text:p>0.585709037295376</text:p>
              </table:table-cell>
              <table:table-cell office:value-type="float" office:value="6400">
                <text:p>6400</text:p>
              </table:table-cell>
              <table:table-cell office:value-type="float" office:value="2.95175187362528">
                <text:p>2.95175187362528</text:p>
              </table:table-cell>
              <table:table-cell office:value-type="float" office:value="2.97102521367094">
                <text:p>2.97102521367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56412044282414">
                <text:p>0.656412044282414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9">
                <text:p>3619</text:p>
              </table:table-cell>
              <table:table-cell office:value-type="float" office:value="1.64554807820198">
                <text:p>1.64554807820198</text:p>
              </table:table-cell>
              <table:table-cell office:value-type="float" office:value="0.661427350965945">
                <text:p>0.661427350965945</text:p>
              </table:table-cell>
              <table:table-cell office:value-type="float" office:value="6300">
                <text:p>6300</text:p>
              </table:table-cell>
              <table:table-cell office:value-type="float" office:value="2.89644161784392">
                <text:p>2.89644161784392</text:p>
              </table:table-cell>
              <table:table-cell office:value-type="float" office:value="2.91907124532042">
                <text:p>2.91907124532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3096553229021">
                <text:p>0.743096553229021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7">
                <text:p>7477</text:p>
              </table:table-cell>
              <table:table-cell office:value-type="float" office:value="3.60794905062017">
                <text:p>3.60794905062017</text:p>
              </table:table-cell>
              <table:table-cell office:value-type="float" office:value="0.746361333219856">
                <text:p>0.746361333219856</text:p>
              </table:table-cell>
              <table:table-cell office:value-type="float" office:value="6200">
                <text:p>6200</text:p>
              </table:table-cell>
              <table:table-cell office:value-type="float" office:value="2.84615752712419">
                <text:p>2.84615752712419</text:p>
              </table:table-cell>
              <table:table-cell office:value-type="float" office:value="2.86706883803074">
                <text:p>2.86706883803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22883629300867">
                <text:p>0.822883629300867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3">
                <text:p>3233</text:p>
              </table:table-cell>
              <table:table-cell office:value-type="float" office:value="1.41904584030174">
                <text:p>1.41904584030174</text:p>
              </table:table-cell>
              <table:table-cell office:value-type="float" office:value="0.826683261232238">
                <text:p>0.826683261232238</text:p>
              </table:table-cell>
              <table:table-cell office:value-type="float" office:value="6100">
                <text:p>6100</text:p>
              </table:table-cell>
              <table:table-cell office:value-type="float" office:value="2.78461918350953">
                <text:p>2.78461918350953</text:p>
              </table:table-cell>
              <table:table-cell office:value-type="float" office:value="2.80511430505737">
                <text:p>2.80511430505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89996561492413">
                <text:p>0.889996561492413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8">
                <text:p>3358</text:p>
              </table:table-cell>
              <table:table-cell office:value-type="float" office:value="1.48163161597394">
                <text:p>1.48163161597394</text:p>
              </table:table-cell>
              <table:table-cell office:value-type="float" office:value="0.89517247004581">
                <text:p>0.89517247004581</text:p>
              </table:table-cell>
              <table:table-cell office:value-type="float" office:value="6000">
                <text:p>6000</text:p>
              </table:table-cell>
              <table:table-cell office:value-type="float" office:value="2.72770528386499">
                <text:p>2.72770528386499</text:p>
              </table:table-cell>
              <table:table-cell office:value-type="float" office:value="2.74991111864842">
                <text:p>2.7499111186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65032887665651">
                <text:p>0.965032887665651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1">
                <text:p>6821</text:p>
              </table:table-cell>
              <table:table-cell office:value-type="float" office:value="3.27014385002365">
                <text:p>3.27014385002365</text:p>
              </table:table-cell>
              <table:table-cell office:value-type="float" office:value="0.962813895328643">
                <text:p>0.962813895328643</text:p>
              </table:table-cell>
              <table:table-cell office:value-type="float" office:value="5900">
                <text:p>5900</text:p>
              </table:table-cell>
              <table:table-cell office:value-type="float" office:value="2.67852320120993">
                <text:p>2.67852320120993</text:p>
              </table:table-cell>
              <table:table-cell office:value-type="float" office:value="2.69980993630543">
                <text:p>2.699809936305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2981897891459">
                <text:p>1.02981897891459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22">
                <text:p>7322</text:p>
              </table:table-cell>
              <table:table-cell office:value-type="float" office:value="3.53830509483054">
                <text:p>3.53830509483054</text:p>
              </table:table-cell>
              <table:table-cell office:value-type="float" office:value="1.0341085174675">
                <text:p>1.0341085174675</text:p>
              </table:table-cell>
              <table:table-cell office:value-type="float" office:value="5800">
                <text:p>5800</text:p>
              </table:table-cell>
              <table:table-cell office:value-type="float" office:value="2.63137875557639">
                <text:p>2.63137875557639</text:p>
              </table:table-cell>
              <table:table-cell office:value-type="float" office:value="2.65182665587177">
                <text:p>2.6518266558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8467481327321">
                <text:p>1.08467481327321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82">
                <text:p>4682</text:p>
              </table:table-cell>
              <table:table-cell office:value-type="float" office:value="2.06953769167073">
                <text:p>2.06953769167073</text:p>
              </table:table-cell>
              <table:table-cell office:value-type="float" office:value="1.08647937589891">
                <text:p>1.08647937589891</text:p>
              </table:table-cell>
              <table:table-cell office:value-type="float" office:value="5700">
                <text:p>5700</text:p>
              </table:table-cell>
              <table:table-cell office:value-type="float" office:value="2.57307076880486">
                <text:p>2.57307076880486</text:p>
              </table:table-cell>
              <table:table-cell office:value-type="float" office:value="2.59820264350147">
                <text:p>2.598202643501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4735793725908">
                <text:p>1.14735793725908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0">
                <text:p>3490</text:p>
              </table:table-cell>
              <table:table-cell office:value-type="float" office:value="1.57821696321704">
                <text:p>1.57821696321704</text:p>
              </table:table-cell>
              <table:table-cell office:value-type="float" office:value="1.17361162159216">
                <text:p>1.17361162159216</text:p>
              </table:table-cell>
              <table:table-cell office:value-type="float" office:value="5600">
                <text:p>5600</text:p>
              </table:table-cell>
              <table:table-cell office:value-type="float" office:value="2.5235519619266">
                <text:p>2.5235519619266</text:p>
              </table:table-cell>
              <table:table-cell office:value-type="float" office:value="2.54832007975371">
                <text:p>2.548320079753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36219742832">
                <text:p>1.236219742832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7">
                <text:p>2697</text:p>
              </table:table-cell>
              <table:table-cell office:value-type="float" office:value="0.661528758295438">
                <text:p>0.661528758295438</text:p>
              </table:table-cell>
              <table:table-cell office:value-type="float" office:value="1.24043758878332">
                <text:p>1.24043758878332</text:p>
              </table:table-cell>
              <table:table-cell office:value-type="float" office:value="5500">
                <text:p>5500</text:p>
              </table:table-cell>
              <table:table-cell office:value-type="float" office:value="2.48688205574352">
                <text:p>2.48688205574352</text:p>
              </table:table-cell>
              <table:table-cell office:value-type="float" office:value="2.50944738895486">
                <text:p>2.50944738895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2959131329514">
                <text:p>1.2959131329514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3">
                <text:p>2523</text:p>
              </table:table-cell>
              <table:table-cell office:value-type="float" office:value="0.537919600716478">
                <text:p>0.537919600716478</text:p>
              </table:table-cell>
              <table:table-cell office:value-type="float" office:value="1.30017555870067">
                <text:p>1.30017555870067</text:p>
              </table:table-cell>
              <table:table-cell office:value-type="float" office:value="5400">
                <text:p>5400</text:p>
              </table:table-cell>
              <table:table-cell office:value-type="float" office:value="2.44101917513999">
                <text:p>2.44101917513999</text:p>
              </table:table-cell>
              <table:table-cell office:value-type="float" office:value="2.46254298303994">
                <text:p>2.46254298303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5342360201147">
                <text:p>1.35342360201147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7">
                <text:p>7177</text:p>
              </table:table-cell>
              <table:table-cell office:value-type="float" office:value="3.16081959723801">
                <text:p>3.16081959723801</text:p>
              </table:table-cell>
              <table:table-cell office:value-type="float" office:value="1.35369452249276">
                <text:p>1.35369452249276</text:p>
              </table:table-cell>
              <table:table-cell office:value-type="float" office:value="5300">
                <text:p>5300</text:p>
              </table:table-cell>
              <table:table-cell office:value-type="float" office:value="2.39396094290634">
                <text:p>2.39396094290634</text:p>
              </table:table-cell>
              <table:table-cell office:value-type="float" office:value="2.41744918861615">
                <text:p>2.41744918861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1894459037644">
                <text:p>1.4189445903764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0">
                <text:p>5100</text:p>
              </table:table-cell>
              <table:table-cell office:value-type="float" office:value="2.06518971152376">
                <text:p>2.06518971152376</text:p>
              </table:table-cell>
              <table:table-cell office:value-type="float" office:value="1.41953326946073">
                <text:p>1.41953326946073</text:p>
              </table:table-cell>
              <table:table-cell office:value-type="float" office:value="5200">
                <text:p>5200</text:p>
              </table:table-cell>
              <table:table-cell office:value-type="float" office:value="2.35387556473093">
                <text:p>2.35387556473093</text:p>
              </table:table-cell>
              <table:table-cell office:value-type="float" office:value="2.37686874192413">
                <text:p>2.37686874192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7462857597267">
                <text:p>1.47462857597267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6">
                <text:p>7436</text:p>
              </table:table-cell>
              <table:table-cell office:value-type="float" office:value="3.21084151747542">
                <text:p>3.21084151747542</text:p>
              </table:table-cell>
              <table:table-cell office:value-type="float" office:value="1.47409611353999">
                <text:p>1.47409611353999</text:p>
              </table:table-cell>
              <table:table-cell office:value-type="float" office:value="5100">
                <text:p>5100</text:p>
              </table:table-cell>
              <table:table-cell office:value-type="float" office:value="2.3125605180041">
                <text:p>2.3125605180041</text:p>
              </table:table-cell>
              <table:table-cell office:value-type="float" office:value="2.3355802371785">
                <text:p>2.33558023717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2931244778727">
                <text:p>1.52931244778727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7">
                <text:p>2967</text:p>
              </table:table-cell>
              <table:table-cell office:value-type="float" office:value="0.653819534577223">
                <text:p>0.653819534577223</text:p>
              </table:table-cell>
              <table:table-cell office:value-type="float" office:value="1.53677305657683">
                <text:p>1.53677305657683</text:p>
              </table:table-cell>
              <table:table-cell office:value-type="float" office:value="5000">
                <text:p>5000</text:p>
              </table:table-cell>
              <table:table-cell office:value-type="float" office:value="2.2719073811525">
                <text:p>2.2719073811525</text:p>
              </table:table-cell>
              <table:table-cell office:value-type="float" office:value="2.29346306406713">
                <text:p>2.29346306406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8376265418566">
                <text:p>1.58376265418566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1">
                <text:p>2811</text:p>
              </table:table-cell>
              <table:table-cell office:value-type="float" office:value="0.782226397524296">
                <text:p>0.782226397524296</text:p>
              </table:table-cell>
              <table:table-cell office:value-type="float" office:value="1.58642676650362">
                <text:p>1.58642676650362</text:p>
              </table:table-cell>
              <table:table-cell office:value-type="float" office:value="4900">
                <text:p>4900</text:p>
              </table:table-cell>
              <table:table-cell office:value-type="float" office:value="2.20840308199149">
                <text:p>2.20840308199149</text:p>
              </table:table-cell>
              <table:table-cell office:value-type="float" office:value="2.25371503083743">
                <text:p>2.25371503083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3975826057314">
                <text:p>1.63975826057314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98">
                <text:p>4498</text:p>
              </table:table-cell>
              <table:table-cell office:value-type="float" office:value="1.8019400508958">
                <text:p>1.8019400508958</text:p>
              </table:table-cell>
              <table:table-cell office:value-type="float" office:value="1.64782210789551">
                <text:p>1.64782210789551</text:p>
              </table:table-cell>
              <table:table-cell office:value-type="float" office:value="4800">
                <text:p>4800</text:p>
              </table:table-cell>
              <table:table-cell office:value-type="float" office:value="2.16882481021352">
                <text:p>2.16882481021352</text:p>
              </table:table-cell>
              <table:table-cell office:value-type="float" office:value="2.20899096264065">
                <text:p>2.208990962640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69034063311654">
                <text:p>1.69034063311654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1">
                <text:p>5111</text:p>
              </table:table-cell>
              <table:table-cell office:value-type="float" office:value="2.23731226256584">
                <text:p>2.23731226256584</text:p>
              </table:table-cell>
              <table:table-cell office:value-type="float" office:value="1.69951654442126">
                <text:p>1.69951654442126</text:p>
              </table:table-cell>
              <table:table-cell office:value-type="float" office:value="4700">
                <text:p>4700</text:p>
              </table:table-cell>
              <table:table-cell office:value-type="float" office:value="2.11849023444699">
                <text:p>2.11849023444699</text:p>
              </table:table-cell>
              <table:table-cell office:value-type="float" office:value="2.15653866473915">
                <text:p>2.15653866473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4829973305095">
                <text:p>1.74829973305095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95">
                <text:p>7195</text:p>
              </table:table-cell>
              <table:table-cell office:value-type="float" office:value="3.28314815533914">
                <text:p>3.28314815533914</text:p>
              </table:table-cell>
              <table:table-cell office:value-type="float" office:value="1.75205685397137">
                <text:p>1.75205685397137</text:p>
              </table:table-cell>
              <table:table-cell office:value-type="float" office:value="4600">
                <text:p>4600</text:p>
              </table:table-cell>
              <table:table-cell office:value-type="float" office:value="2.0766891850486">
                <text:p>2.0766891850486</text:p>
              </table:table-cell>
              <table:table-cell office:value-type="float" office:value="2.11268941299363">
                <text:p>2.112689412993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79472043868815">
                <text:p>1.7947204386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">
                <text:p>3731</text:p>
              </table:table-cell>
              <table:table-cell office:value-type="float" office:value="1.47009432625299">
                <text:p>1.47009432625299</text:p>
              </table:table-cell>
              <table:table-cell office:value-type="float" office:value="1.80353308620793">
                <text:p>1.80353308620793</text:p>
              </table:table-cell>
              <table:table-cell office:value-type="float" office:value="4500">
                <text:p>4500</text:p>
              </table:table-cell>
              <table:table-cell office:value-type="float" office:value="2.02444365724285">
                <text:p>2.02444365724285</text:p>
              </table:table-cell>
              <table:table-cell office:value-type="float" office:value="2.05735554323128">
                <text:p>2.057355543231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3943512265993">
                <text:p>1.83943512265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2">
                <text:p>1912</text:p>
              </table:table-cell>
              <table:table-cell office:value-type="float" office:value="0.212101209341245">
                <text:p>0.212101209341245</text:p>
              </table:table-cell>
              <table:table-cell office:value-type="float" office:value="1.84404815472479">
                <text:p>1.84404815472479</text:p>
              </table:table-cell>
              <table:table-cell office:value-type="float" office:value="4400">
                <text:p>4400</text:p>
              </table:table-cell>
              <table:table-cell office:value-type="float" office:value="1.98581842224578">
                <text:p>1.98581842224578</text:p>
              </table:table-cell>
              <table:table-cell office:value-type="float" office:value="2.01913102219418">
                <text:p>2.01913102219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7964471233736">
                <text:p>1.87964471233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14">
                <text:p>2014</text:p>
              </table:table-cell>
              <table:table-cell office:value-type="float" office:value="0.277422822943804">
                <text:p>0.277422822943804</text:p>
              </table:table-cell>
              <table:table-cell office:value-type="float" office:value="1.8892774167786">
                <text:p>1.8892774167786</text:p>
              </table:table-cell>
              <table:table-cell office:value-type="float" office:value="4300">
                <text:p>4300</text:p>
              </table:table-cell>
              <table:table-cell office:value-type="float" office:value="1.92873830325168">
                <text:p>1.92873830325168</text:p>
              </table:table-cell>
              <table:table-cell office:value-type="float" office:value="1.96030203498001">
                <text:p>1.96030203498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290718894346">
                <text:p>1.9290718894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9">
                <text:p>3199</text:p>
              </table:table-cell>
              <table:table-cell office:value-type="float" office:value="1.1865962913054">
                <text:p>1.1865962913054</text:p>
              </table:table-cell>
              <table:table-cell office:value-type="float" office:value="1.93902046836399">
                <text:p>1.93902046836399</text:p>
              </table:table-cell>
              <table:table-cell office:value-type="float" office:value="4200">
                <text:p>4200</text:p>
              </table:table-cell>
              <table:table-cell office:value-type="float" office:value="1.88044701570854">
                <text:p>1.88044701570854</text:p>
              </table:table-cell>
              <table:table-cell office:value-type="float" office:value="1.91090326527644">
                <text:p>1.910903265276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7019540777539">
                <text:p>1.9701954077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4">
                <text:p>5034</text:p>
              </table:table-cell>
              <table:table-cell office:value-type="float" office:value="2.18780893408774">
                <text:p>2.18780893408774</text:p>
              </table:table-cell>
              <table:table-cell office:value-type="float" office:value="1.9794282836283">
                <text:p>1.9794282836283</text:p>
              </table:table-cell>
              <table:table-cell office:value-type="float" office:value="4100">
                <text:p>4100</text:p>
              </table:table-cell>
              <table:table-cell office:value-type="float" office:value="1.82077360714837">
                <text:p>1.82077360714837</text:p>
              </table:table-cell>
              <table:table-cell office:value-type="float" office:value="1.85089223108927">
                <text:p>1.85089223108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1365259428927">
                <text:p>2.0136525942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30">
                <text:p>7330</text:p>
              </table:table-cell>
              <table:table-cell office:value-type="float" office:value="3.34816546546874">
                <text:p>3.34816546546874</text:p>
              </table:table-cell>
              <table:table-cell office:value-type="float" office:value="2.02597370947699">
                <text:p>2.02597370947699</text:p>
              </table:table-cell>
              <table:table-cell office:value-type="float" office:value="4000">
                <text:p>4000</text:p>
              </table:table-cell>
              <table:table-cell office:value-type="float" office:value="1.76753235227467">
                <text:p>1.76753235227467</text:p>
              </table:table-cell>
              <table:table-cell office:value-type="float" office:value="1.79527462614513">
                <text:p>1.7952746261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4977624398238">
                <text:p>2.04977624398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6">
                <text:p>5016</text:p>
              </table:table-cell>
              <table:table-cell office:value-type="float" office:value="2.17062102433265">
                <text:p>2.17062102433265</text:p>
              </table:table-cell>
              <table:table-cell office:value-type="float" office:value="2.0583221410222">
                <text:p>2.0583221410222</text:p>
              </table:table-cell>
              <table:table-cell office:value-type="float" office:value="3900">
                <text:p>3900</text:p>
              </table:table-cell>
              <table:table-cell office:value-type="float" office:value="1.71268683741923">
                <text:p>1.71268683741923</text:p>
              </table:table-cell>
              <table:table-cell office:value-type="float" office:value="1.73860320834082">
                <text:p>1.73860320834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08948743840423">
                <text:p>2.08948743840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67">
                <text:p>7067</text:p>
              </table:table-cell>
              <table:table-cell office:value-type="float" office:value="3.20587192134423">
                <text:p>3.20587192134423</text:p>
              </table:table-cell>
              <table:table-cell office:value-type="float" office:value="2.1011094960484">
                <text:p>2.1011094960484</text:p>
              </table:table-cell>
              <table:table-cell office:value-type="float" office:value="3800">
                <text:p>3800</text:p>
              </table:table-cell>
              <table:table-cell office:value-type="float" office:value="1.65131658807758">
                <text:p>1.65131658807758</text:p>
              </table:table-cell>
              <table:table-cell office:value-type="float" office:value="1.67810204759014">
                <text:p>1.678102047590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2207696534934">
                <text:p>2.12207696534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7">
                <text:p>3647</text:p>
              </table:table-cell>
              <table:table-cell office:value-type="float" office:value="1.43264154856999">
                <text:p>1.43264154856999</text:p>
              </table:table-cell>
              <table:table-cell office:value-type="float" office:value="2.16556168001426">
                <text:p>2.16556168001426</text:p>
              </table:table-cell>
              <table:table-cell office:value-type="float" office:value="3700">
                <text:p>3700</text:p>
              </table:table-cell>
              <table:table-cell office:value-type="float" office:value="1.59930767496189">
                <text:p>1.59930767496189</text:p>
              </table:table-cell>
              <table:table-cell office:value-type="float" office:value="1.62269953719582">
                <text:p>1.622699537195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19410516607598">
                <text:p>2.1941051660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0">
                <text:p>3410</text:p>
              </table:table-cell>
              <table:table-cell office:value-type="float" office:value="1.31363117448871">
                <text:p>1.31363117448871</text:p>
              </table:table-cell>
              <table:table-cell office:value-type="float" office:value="2.20791360470267">
                <text:p>2.20791360470267</text:p>
              </table:table-cell>
              <table:table-cell office:value-type="float" office:value="3600">
                <text:p>3600</text:p>
              </table:table-cell>
              <table:table-cell office:value-type="float" office:value="1.53752549990313">
                <text:p>1.53752549990313</text:p>
              </table:table-cell>
              <table:table-cell office:value-type="float" office:value="1.55910615139685">
                <text:p>1.559106151396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3915080292991">
                <text:p>2.23915080292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17">
                <text:p>7217</text:p>
              </table:table-cell>
              <table:table-cell office:value-type="float" office:value="3.30343364847149">
                <text:p>3.30343364847149</text:p>
              </table:table-cell>
              <table:table-cell office:value-type="float" office:value="2.25894270730306">
                <text:p>2.25894270730306</text:p>
              </table:table-cell>
              <table:table-cell office:value-type="float" office:value="3500">
                <text:p>3500</text:p>
              </table:table-cell>
              <table:table-cell office:value-type="float" office:value="1.48069019382013">
                <text:p>1.48069019382013</text:p>
              </table:table-cell>
              <table:table-cell office:value-type="float" office:value="1.50318590906491">
                <text:p>1.50318590906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7944268932261">
                <text:p>2.27944268932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94">
                <text:p>5494</text:p>
              </table:table-cell>
              <table:table-cell office:value-type="float" office:value="2.37697572640891">
                <text:p>2.37697572640891</text:p>
              </table:table-cell>
              <table:table-cell office:value-type="float" office:value="2.30222951573315">
                <text:p>2.30222951573315</text:p>
              </table:table-cell>
              <table:table-cell office:value-type="float" office:value="3400">
                <text:p>3400</text:p>
              </table:table-cell>
              <table:table-cell office:value-type="float" office:value="1.4186348627588">
                <text:p>1.4186348627588</text:p>
              </table:table-cell>
              <table:table-cell office:value-type="float" office:value="1.43816300619931">
                <text:p>1.43816300619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242004515627">
                <text:p>2.324200451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18">
                <text:p>6418</text:p>
              </table:table-cell>
              <table:table-cell office:value-type="float" office:value="2.86473718706933">
                <text:p>2.86473718706933</text:p>
              </table:table-cell>
              <table:table-cell office:value-type="float" office:value="2.34296195564732">
                <text:p>2.34296195564732</text:p>
              </table:table-cell>
              <table:table-cell office:value-type="float" office:value="3300">
                <text:p>3300</text:p>
              </table:table-cell>
              <table:table-cell office:value-type="float" office:value="1.34904701866463">
                <text:p>1.34904701866463</text:p>
              </table:table-cell>
              <table:table-cell office:value-type="float" office:value="1.3734714032544">
                <text:p>1.37347140325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683757698593">
                <text:p>2.3683757698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8">
                <text:p>3448</text:p>
              </table:table-cell>
              <table:table-cell office:value-type="float" office:value="1.33604771595554">
                <text:p>1.33604771595554</text:p>
              </table:table-cell>
              <table:table-cell office:value-type="float" office:value="2.39637413138494">
                <text:p>2.39637413138494</text:p>
              </table:table-cell>
              <table:table-cell office:value-type="float" office:value="3200">
                <text:p>3200</text:p>
              </table:table-cell>
              <table:table-cell office:value-type="float" office:value="1.28883847653237">
                <text:p>1.28883847653237</text:p>
              </table:table-cell>
              <table:table-cell office:value-type="float" office:value="1.31201417221596">
                <text:p>1.312014172215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824472689071">
                <text:p>2.41824472689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1">
                <text:p>3011</text:p>
              </table:table-cell>
              <table:table-cell office:value-type="float" office:value="1.04198345226744">
                <text:p>1.04198345226744</text:p>
              </table:table-cell>
              <table:table-cell office:value-type="float" office:value="2.45106998700298">
                <text:p>2.45106998700298</text:p>
              </table:table-cell>
              <table:table-cell office:value-type="float" office:value="3100">
                <text:p>3100</text:p>
              </table:table-cell>
              <table:table-cell office:value-type="float" office:value="1.20385834943116">
                <text:p>1.20385834943116</text:p>
              </table:table-cell>
              <table:table-cell office:value-type="float" office:value="1.24748084396186">
                <text:p>1.24748084396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6612469300334">
                <text:p>2.46612469300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2">
                <text:p>2722</text:p>
              </table:table-cell>
              <table:table-cell office:value-type="float" office:value="0.816267512467974">
                <text:p>0.816267512467974</text:p>
              </table:table-cell>
              <table:table-cell office:value-type="float" office:value="2.49706398358076">
                <text:p>2.49706398358076</text:p>
              </table:table-cell>
              <table:table-cell office:value-type="float" office:value="3000">
                <text:p>3000</text:p>
              </table:table-cell>
              <table:table-cell office:value-type="float" office:value="1.14170534930471">
                <text:p>1.14170534930471</text:p>
              </table:table-cell>
              <table:table-cell office:value-type="float" office:value="1.17997189516758">
                <text:p>1.179971895167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1050865980917">
                <text:p>2.5105086598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60">
                <text:p>5160</text:p>
              </table:table-cell>
              <table:table-cell office:value-type="float" office:value="2.2365701364041">
                <text:p>2.2365701364041</text:p>
              </table:table-cell>
              <table:table-cell office:value-type="float" office:value="2.55382913200818">
                <text:p>2.55382913200818</text:p>
              </table:table-cell>
              <table:table-cell office:value-type="float" office:value="2900">
                <text:p>2900</text:p>
              </table:table-cell>
              <table:table-cell office:value-type="float" office:value="1.073444791549">
                <text:p>1.073444791549</text:p>
              </table:table-cell>
              <table:table-cell office:value-type="float" office:value="1.1028531963985">
                <text:p>1.10285319639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6851008393384">
                <text:p>2.56851008393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59">
                <text:p>4059</text:p>
              </table:table-cell>
              <table:table-cell office:value-type="float" office:value="1.69661958407652">
                <text:p>1.69661958407652</text:p>
              </table:table-cell>
              <table:table-cell office:value-type="float" office:value="2.61238279087577">
                <text:p>2.61238279087577</text:p>
              </table:table-cell>
              <table:table-cell office:value-type="float" office:value="2800">
                <text:p>2800</text:p>
              </table:table-cell>
              <table:table-cell office:value-type="float" office:value="0.993308343686782">
                <text:p>0.993308343686782</text:p>
              </table:table-cell>
              <table:table-cell office:value-type="float" office:value="1.0256009286403">
                <text:p>1.0256009286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1760155033562">
                <text:p>2.6176015503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9">
                <text:p>2719</text:p>
              </table:table-cell>
              <table:table-cell office:value-type="float" office:value="0.814820370192634">
                <text:p>0.814820370192634</text:p>
              </table:table-cell>
              <table:table-cell office:value-type="float" office:value="2.67167104331584">
                <text:p>2.67167104331584</text:p>
              </table:table-cell>
              <table:table-cell office:value-type="float" office:value="2700">
                <text:p>2700</text:p>
              </table:table-cell>
              <table:table-cell office:value-type="float" office:value="0.901681941488415">
                <text:p>0.901681941488415</text:p>
              </table:table-cell>
              <table:table-cell office:value-type="float" office:value="0.932707314977378">
                <text:p>0.9327073149773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5736414193565">
                <text:p>2.6573641419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02">
                <text:p>2102</text:p>
              </table:table-cell>
              <table:table-cell office:value-type="float" office:value="0.33815962874817">
                <text:p>0.33815962874817</text:p>
              </table:table-cell>
              <table:table-cell office:value-type="float" office:value="2.71969889883172">
                <text:p>2.71969889883172</text:p>
              </table:table-cell>
              <table:table-cell office:value-type="float" office:value="2600">
                <text:p>2600</text:p>
              </table:table-cell>
              <table:table-cell office:value-type="float" office:value="0.829122995028113">
                <text:p>0.829122995028113</text:p>
              </table:table-cell>
              <table:table-cell office:value-type="float" office:value="0.854360327617045">
                <text:p>0.8543603276170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0461060627721">
                <text:p>2.70461060627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8">
                <text:p>3258</text:p>
              </table:table-cell>
              <table:table-cell office:value-type="float" office:value="1.22230518317547">
                <text:p>1.22230518317547</text:p>
              </table:table-cell>
              <table:table-cell office:value-type="float" office:value="2.77346251179858">
                <text:p>2.77346251179858</text:p>
              </table:table-cell>
              <table:table-cell office:value-type="float" office:value="2500">
                <text:p>2500</text:p>
              </table:table-cell>
              <table:table-cell office:value-type="float" office:value="0.74715475994636">
                <text:p>0.74715475994636</text:p>
              </table:table-cell>
              <table:table-cell office:value-type="float" office:value="0.778018896683562">
                <text:p>0.778018896683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4427682536023">
                <text:p>2.74427682536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0">
                <text:p>5090</text:p>
              </table:table-cell>
              <table:table-cell office:value-type="float" office:value="2.20535797290596">
                <text:p>2.20535797290596</text:p>
              </table:table-cell>
              <table:table-cell office:value-type="float" office:value="2.81813898671232">
                <text:p>2.81813898671232</text:p>
              </table:table-cell>
              <table:table-cell office:value-type="float" office:value="2400">
                <text:p>2400</text:p>
              </table:table-cell>
              <table:table-cell office:value-type="float" office:value="0.663785852145508">
                <text:p>0.663785852145508</text:p>
              </table:table-cell>
              <table:table-cell office:value-type="float" office:value="0.68555827589532">
                <text:p>0.68555827589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78855878985977">
                <text:p>2.78855878985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602585982965">
                <text:p>2.87602585982965</text:p>
              </table:table-cell>
              <table:table-cell office:value-type="float" office:value="2300">
                <text:p>2300</text:p>
              </table:table-cell>
              <table:table-cell office:value-type="float" office:value="0.600222582323242">
                <text:p>0.600222582323242</text:p>
              </table:table-cell>
              <table:table-cell office:value-type="float" office:value="0.624412673828636">
                <text:p>0.6244126738286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2491388732067">
                <text:p>2.8249138873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465105690245">
                <text:p>2.92465105690245</text:p>
              </table:table-cell>
              <table:table-cell office:value-type="float" office:value="2200">
                <text:p>2200</text:p>
              </table:table-cell>
              <table:table-cell office:value-type="float" office:value="0.525800912020978">
                <text:p>0.525800912020978</text:p>
              </table:table-cell>
              <table:table-cell office:value-type="float" office:value="0.549557709275185">
                <text:p>0.54955770927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6194986614742">
                <text:p>2.86194986614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592735538783">
                <text:p>2.97592735538783</text:p>
              </table:table-cell>
              <table:table-cell office:value-type="float" office:value="2100">
                <text:p>2100</text:p>
              </table:table-cell>
              <table:table-cell office:value-type="float" office:value="0.451774542182489">
                <text:p>0.451774542182489</text:p>
              </table:table-cell>
              <table:table-cell office:value-type="float" office:value="0.477480150671131">
                <text:p>0.47748015067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89851691910372">
                <text:p>2.8985169191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26340090787">
                <text:p>3.026340090787</text:p>
              </table:table-cell>
              <table:table-cell office:value-type="float" office:value="2000">
                <text:p>2000</text:p>
              </table:table-cell>
              <table:table-cell office:value-type="float" office:value="0.389744218355998">
                <text:p>0.389744218355998</text:p>
              </table:table-cell>
              <table:table-cell office:value-type="float" office:value="0.406821432939689">
                <text:p>0.4068214329396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365075473579">
                <text:p>2.9365075473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7627684858772">
                <text:p>3.07627684858772</text:p>
              </table:table-cell>
              <table:table-cell office:value-type="float" office:value="1900">
                <text:p>1900</text:p>
              </table:table-cell>
              <table:table-cell office:value-type="float" office:value="0.312448173673105">
                <text:p>0.312448173673105</text:p>
              </table:table-cell>
              <table:table-cell office:value-type="float" office:value="0.337706069206534">
                <text:p>0.3377060692065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2.96635912053086">
                <text:p>2.96635912053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6158392736469">
                <text:p>3.16158392736469</text:p>
              </table:table-cell>
              <table:table-cell office:value-type="float" office:value="1800">
                <text:p>1800</text:p>
              </table:table-cell>
              <table:table-cell office:value-type="float" office:value="0.262404885857011">
                <text:p>0.262404885857011</text:p>
              </table:table-cell>
              <table:table-cell office:value-type="float" office:value="0.281360786779404">
                <text:p>0.281360786779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2.98827569492962">
                <text:p>2.98827569492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430193238335">
                <text:p>3.19430193238335</text:p>
              </table:table-cell>
              <table:table-cell office:value-type="float" office:value="1700">
                <text:p>1700</text:p>
              </table:table-cell>
              <table:table-cell office:value-type="float" office:value="0.218960747561344">
                <text:p>0.218960747561344</text:p>
              </table:table-cell>
              <table:table-cell office:value-type="float" office:value="0.263593230582477">
                <text:p>0.2635932305824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2.99934895343342">
                <text:p>2.9993489534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493730591253">
                <text:p>3.22493730591253</text:p>
              </table:table-cell>
              <table:table-cell office:value-type="float" office:value="1600">
                <text:p>1600</text:p>
              </table:table-cell>
              <table:table-cell office:value-type="float" office:value="0.219546516919951">
                <text:p>0.219546516919951</text:p>
              </table:table-cell>
              <table:table-cell office:value-type="float" office:value="0.262779455888074">
                <text:p>0.262779455888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0673483698015">
                <text:p>3.00673483698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8cm" svg:y="4.201cm" style:legend-expansion="high" chart:style-name="ch2"/>
        <chart:plot-area chart:style-name="ch3" table:cell-range-address="Sheet1.H73:Sheet1.I102" svg:x="0.32cm" svg:y="0.18cm" svg:width="12.64cm" svg:height="8.64cm">
          <chart:coordinate-region svg:x="1.153cm" svg:y="0.379cm" svg:width="11.43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73:Sheet1.I102" chart:class="chart:scatter">
            <chart:domain table:cell-range-address="Sheet1.H73:Sheet1.H102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66cm" svg:height="10.144cm" xlink:href=".." xlink:type="simple" chart:class="chart:scatter" chart:style-name="ch1">
        <chart:legend chart:legend-position="end" svg:x="16.614cm" svg:y="3.528cm" style:legend-expansion="high" chart:style-name="ch2"/>
        <chart:plot-area chart:style-name="ch3" table:cell-range-address="Sheet2.A1:Sheet2.A61 Sheet2.C1:Sheet2.E61 Sheet1.I73:Sheet1.I102 Sheet2.J35:Sheet2.K95" chart:data-source-has-labels="row" svg:x="0.389cm" svg:y="0.202cm" svg:width="15.836cm" svg:height="9.74cm">
          <chart:coordinate-region svg:x="1.222cm" svg:y="0.401cm" svg:width="14.631cm" svg:height="9.3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1:Sheet2.C61" chart:class="chart:scatter">
            <chart:domain table:cell-range-address="Sheet2.A1:Sheet2.A61"/>
            <chart:data-point chart:repeated="61"/>
          </chart:series>
          <chart:series chart:style-name="ch8" chart:values-cell-range-address="Sheet2.D1:Sheet2.D61" chart:class="chart:scatter">
            <chart:data-point chart:repeated="61"/>
          </chart:series>
          <chart:series chart:style-name="ch9" chart:values-cell-range-address="Sheet1.I73:Sheet1.I102" chart:class="chart:scatter">
            <chart:domain table:cell-range-address="Sheet1.H73:Sheet1.H102"/>
            <chart:data-point chart:repeated="30"/>
          </chart:series>
          <chart:series chart:style-name="ch10" chart:values-cell-range-address="Sheet2.E1:Sheet2.E61" chart:class="chart:scatter">
            <chart:data-point chart:repeated="61"/>
          </chart:series>
          <chart:series chart:style-name="ch11" chart:values-cell-range-address="Sheet2.J36:Sheet2.J95" chart:label-cell-address="Sheet2.J35:Sheet2.J35" chart:class="chart:scatter">
            <chart:domain table:cell-range-address="Sheet2.I36:Sheet2.I95"/>
            <chart:data-point chart:repeated="60"/>
          </chart:series>
          <chart:series chart:style-name="ch12" chart:values-cell-range-address="Sheet2.K36:Sheet2.K95" chart:label-cell-address="Sheet2.K35:Sheet2.K35" chart:class="chart:scatter">
            <chart:domain table:cell-range-address="Sheet2.I36:Sheet2.I95"/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E</text:p>
              </table:table-cell>
              <table:table-cell office:value-type="string">
                <text:p>Column I</text:p>
              </table:table-cell>
              <table:table-cell office:value-type="string">
                <text:p>750</text:p>
                <draw:g>
                  <svg:desc>Sheet2.J35:Sheet2.J3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900</text:p>
                <draw:g>
                  <svg:desc>Sheet2.K35:Sheet2.K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Sheet2.A1:Sheet2.A61</svg:desc>
                </draw:g>
              </table:table-cell>
              <table:table-cell office:value-type="float" office:value="-0.00000624800989659982">
                <text:p>-0.00000624800989659982</text:p>
                <draw:g>
                  <svg:desc>Sheet2.C1:Sheet2.C61</svg:desc>
                </draw:g>
              </table:table-cell>
              <table:table-cell office:value-type="float" office:value="0">
                <text:p>0</text:p>
                <draw:g>
                  <svg:desc>Sheet2.D1:Sheet2.D61</svg:desc>
                </draw:g>
              </table:table-cell>
              <table:table-cell office:value-type="float" office:value="1761">
                <text:p>1761</text:p>
                <draw:g>
                  <svg:desc>Sheet1.H73:Sheet1.H102</svg:desc>
                </draw:g>
              </table:table-cell>
              <table:table-cell office:value-type="float" office:value="-0.11747030217564">
                <text:p>-0.11747030217564</text:p>
                <draw:g>
                  <svg:desc>Sheet1.I73:Sheet1.I102</svg:desc>
                </draw:g>
              </table:table-cell>
              <table:table-cell office:value-type="float" office:value="0">
                <text:p>0</text:p>
                <draw:g>
                  <svg:desc>Sheet2.E1:Sheet2.E61</svg:desc>
                </draw:g>
              </table:table-cell>
              <table:table-cell office:value-type="float" office:value="1500">
                <text:p>1500</text:p>
                <draw:g>
                  <svg:desc>Sheet2.I36:Sheet2.I95</svg:desc>
                </draw:g>
              </table:table-cell>
              <table:table-cell office:value-type="float" office:value="0.00130810425513734">
                <text:p>0.00130810425513734</text:p>
                <draw:g>
                  <svg:desc>Sheet2.J36:Sheet2.J95</svg:desc>
                </draw:g>
              </table:table-cell>
              <table:table-cell office:value-type="float" office:value="1500">
                <text:p>1500</text:p>
                <draw:g>
                  <svg:desc>Sheet2.I36:Sheet2.I95</svg:desc>
                </draw:g>
              </table:table-cell>
              <table:table-cell office:value-type="float" office:value="0.00040642975070368">
                <text:p>0.00040642975070368</text:p>
                <draw:g>
                  <svg:desc>Sheet2.K36:Sheet2.K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0">
                <text:p>1600</text:p>
              </table:table-cell>
              <table:table-cell office:value-type="float" office:value="0.0000546739211983557">
                <text:p>0.0000546739211983557</text:p>
              </table:table-cell>
              <table:table-cell office:value-type="float" office:value="-0.0000826881381574896">
                <text:p>-0.0000826881381574896</text:p>
              </table:table-cell>
              <table:table-cell office:value-type="float" office:value="1828">
                <text:p>1828</text:p>
              </table:table-cell>
              <table:table-cell office:value-type="float" office:value="-0.180923041379489">
                <text:p>-0.180923041379489</text:p>
              </table:table-cell>
              <table:table-cell office:value-type="float" office:value="0.0000109339583311306">
                <text:p>0.0000109339583311306</text:p>
              </table:table-cell>
              <table:table-cell office:value-type="float" office:value="1600">
                <text:p>1600</text:p>
              </table:table-cell>
              <table:table-cell office:value-type="float" office:value="0.00221708903383433">
                <text:p>0.00221708903383433</text:p>
              </table:table-cell>
              <table:table-cell office:value-type="float" office:value="1600">
                <text:p>1600</text:p>
              </table:table-cell>
              <table:table-cell office:value-type="float" office:value="0.0014877005632682">
                <text:p>0.0014877005632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0">
                <text:p>1700</text:p>
              </table:table-cell>
              <table:table-cell office:value-type="float" office:value="0.000162479815833528">
                <text:p>0.000162479815833528</text:p>
              </table:table-cell>
              <table:table-cell office:value-type="float" office:value="0.000254403738159035">
                <text:p>0.000254403738159035</text:p>
              </table:table-cell>
              <table:table-cell office:value-type="float" office:value="2296">
                <text:p>2296</text:p>
              </table:table-cell>
              <table:table-cell office:value-type="float" office:value="0.295352348863678">
                <text:p>0.295352348863678</text:p>
              </table:table-cell>
              <table:table-cell office:value-type="float" office:value="0.00203375925071501">
                <text:p>0.00203375925071501</text:p>
              </table:table-cell>
              <table:table-cell office:value-type="float" office:value="1700">
                <text:p>1700</text:p>
              </table:table-cell>
              <table:table-cell office:value-type="float" office:value="0.00273977451060866">
                <text:p>0.00273977451060866</text:p>
              </table:table-cell>
              <table:table-cell office:value-type="float" office:value="1700">
                <text:p>1700</text:p>
              </table:table-cell>
              <table:table-cell office:value-type="float" office:value="0.00082643495883145">
                <text:p>0.0008264349588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">
                <text:p>1800</text:p>
              </table:table-cell>
              <table:table-cell office:value-type="float" office:value="0.0159792605715637">
                <text:p>0.0159792605715637</text:p>
              </table:table-cell>
              <table:table-cell office:value-type="float" office:value="0.0220218936927369">
                <text:p>0.0220218936927369</text:p>
              </table:table-cell>
              <table:table-cell office:value-type="float" office:value="2433">
                <text:p>2433</text:p>
              </table:table-cell>
              <table:table-cell office:value-type="float" office:value="0.394600870915929">
                <text:p>0.394600870915929</text:p>
              </table:table-cell>
              <table:table-cell office:value-type="float" office:value="0.0265988536563021">
                <text:p>0.0265988536563021</text:p>
              </table:table-cell>
              <table:table-cell office:value-type="float" office:value="1800">
                <text:p>1800</text:p>
              </table:table-cell>
              <table:table-cell office:value-type="float" office:value="0.0194567756214927">
                <text:p>0.0194567756214927</text:p>
              </table:table-cell>
              <table:table-cell office:value-type="float" office:value="1800">
                <text:p>1800</text:p>
              </table:table-cell>
              <table:table-cell office:value-type="float" office:value="0.0162815252005428">
                <text:p>0.0162815252005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">
                <text:p>1900</text:p>
              </table:table-cell>
              <table:table-cell office:value-type="float" office:value="0.0623438034119059">
                <text:p>0.0623438034119059</text:p>
              </table:table-cell>
              <table:table-cell office:value-type="float" office:value="0.0739737220395003">
                <text:p>0.0739737220395003</text:p>
              </table:table-cell>
              <table:table-cell office:value-type="float" office:value="2480">
                <text:p>2480</text:p>
              </table:table-cell>
              <table:table-cell office:value-type="float" office:value="0.446921686246927">
                <text:p>0.446921686246927</text:p>
              </table:table-cell>
              <table:table-cell office:value-type="float" office:value="0.1021617573851">
                <text:p>0.1021617573851</text:p>
              </table:table-cell>
              <table:table-cell office:value-type="float" office:value="1900">
                <text:p>1900</text:p>
              </table:table-cell>
              <table:table-cell office:value-type="float" office:value="0.0704196639120505">
                <text:p>0.0704196639120505</text:p>
              </table:table-cell>
              <table:table-cell office:value-type="float" office:value="1900">
                <text:p>1900</text:p>
              </table:table-cell>
              <table:table-cell office:value-type="float" office:value="0.0642370348737687">
                <text:p>0.0642370348737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0.124237958145446">
                <text:p>0.124237958145446</text:p>
              </table:table-cell>
              <table:table-cell office:value-type="float" office:value="0.131831429320832">
                <text:p>0.131831429320832</text:p>
              </table:table-cell>
              <table:table-cell office:value-type="float" office:value="2584">
                <text:p>2584</text:p>
              </table:table-cell>
              <table:table-cell office:value-type="float" office:value="0.541132851324245">
                <text:p>0.541132851324245</text:p>
              </table:table-cell>
              <table:table-cell office:value-type="float" office:value="0.171559178109527">
                <text:p>0.171559178109527</text:p>
              </table:table-cell>
              <table:table-cell office:value-type="float" office:value="2000">
                <text:p>2000</text:p>
              </table:table-cell>
              <table:table-cell office:value-type="float" office:value="0.140730807052734">
                <text:p>0.140730807052734</text:p>
              </table:table-cell>
              <table:table-cell office:value-type="float" office:value="2000">
                <text:p>2000</text:p>
              </table:table-cell>
              <table:table-cell office:value-type="float" office:value="0.125769908241217">
                <text:p>0.125769908241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0">
                <text:p>2100</text:p>
              </table:table-cell>
              <table:table-cell office:value-type="float" office:value="0.216024440468678">
                <text:p>0.216024440468678</text:p>
              </table:table-cell>
              <table:table-cell office:value-type="float" office:value="0.222322299331105">
                <text:p>0.222322299331105</text:p>
              </table:table-cell>
              <table:table-cell office:value-type="float" office:value="2701">
                <text:p>2701</text:p>
              </table:table-cell>
              <table:table-cell office:value-type="float" office:value="0.611644220430549">
                <text:p>0.611644220430549</text:p>
              </table:table-cell>
              <table:table-cell office:value-type="float" office:value="0.238953695723905">
                <text:p>0.238953695723905</text:p>
              </table:table-cell>
              <table:table-cell office:value-type="float" office:value="2100">
                <text:p>2100</text:p>
              </table:table-cell>
              <table:table-cell office:value-type="float" office:value="0.202519071789122">
                <text:p>0.202519071789122</text:p>
              </table:table-cell>
              <table:table-cell office:value-type="float" office:value="2100">
                <text:p>2100</text:p>
              </table:table-cell>
              <table:table-cell office:value-type="float" office:value="0.218749383775354">
                <text:p>0.2187493837753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0">
                <text:p>2200</text:p>
              </table:table-cell>
              <table:table-cell office:value-type="float" office:value="0.289698931607149">
                <text:p>0.289698931607149</text:p>
              </table:table-cell>
              <table:table-cell office:value-type="float" office:value="0.298253128879871">
                <text:p>0.298253128879871</text:p>
              </table:table-cell>
              <table:table-cell office:value-type="float" office:value="2718">
                <text:p>2718</text:p>
              </table:table-cell>
              <table:table-cell office:value-type="float" office:value="0.622492583117099">
                <text:p>0.622492583117099</text:p>
              </table:table-cell>
              <table:table-cell office:value-type="float" office:value="0.309743294095502">
                <text:p>0.309743294095502</text:p>
              </table:table-cell>
              <table:table-cell office:value-type="float" office:value="2200">
                <text:p>2200</text:p>
              </table:table-cell>
              <table:table-cell office:value-type="float" office:value="0.273902747554355">
                <text:p>0.273902747554355</text:p>
              </table:table-cell>
              <table:table-cell office:value-type="float" office:value="2200">
                <text:p>2200</text:p>
              </table:table-cell>
              <table:table-cell office:value-type="float" office:value="0.293397147241936">
                <text:p>0.293397147241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0">
                <text:p>2300</text:p>
              </table:table-cell>
              <table:table-cell office:value-type="float" office:value="0.36020501513957">
                <text:p>0.36020501513957</text:p>
              </table:table-cell>
              <table:table-cell office:value-type="float" office:value="0.365555819640529">
                <text:p>0.365555819640529</text:p>
              </table:table-cell>
              <table:table-cell office:value-type="float" office:value="2848">
                <text:p>2848</text:p>
              </table:table-cell>
              <table:table-cell office:value-type="float" office:value="0.739480046763992">
                <text:p>0.739480046763992</text:p>
              </table:table-cell>
              <table:table-cell office:value-type="float" office:value="0.383163387671894">
                <text:p>0.383163387671894</text:p>
              </table:table-cell>
              <table:table-cell office:value-type="float" office:value="2300">
                <text:p>2300</text:p>
              </table:table-cell>
              <table:table-cell office:value-type="float" office:value="0.340703041689367">
                <text:p>0.340703041689367</text:p>
              </table:table-cell>
              <table:table-cell office:value-type="float" office:value="2300">
                <text:p>2300</text:p>
              </table:table-cell>
              <table:table-cell office:value-type="float" office:value="0.363323262803393">
                <text:p>0.363323262803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0.425504645712892">
                <text:p>0.425504645712892</text:p>
              </table:table-cell>
              <table:table-cell office:value-type="float" office:value="0.429853944021181">
                <text:p>0.429853944021181</text:p>
              </table:table-cell>
              <table:table-cell office:value-type="float" office:value="3339">
                <text:p>3339</text:p>
              </table:table-cell>
              <table:table-cell office:value-type="float" office:value="1.08501099575618">
                <text:p>1.08501099575618</text:p>
              </table:table-cell>
              <table:table-cell office:value-type="float" office:value="0.451725246364588">
                <text:p>0.451725246364588</text:p>
              </table:table-cell>
              <table:table-cell office:value-type="float" office:value="2400">
                <text:p>2400</text:p>
              </table:table-cell>
              <table:table-cell office:value-type="float" office:value="0.401883698820342">
                <text:p>0.401883698820342</text:p>
              </table:table-cell>
              <table:table-cell office:value-type="float" office:value="2400">
                <text:p>2400</text:p>
              </table:table-cell>
              <table:table-cell office:value-type="float" office:value="0.426373269199242">
                <text:p>0.426373269199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0.507886922514358">
                <text:p>0.507886922514358</text:p>
              </table:table-cell>
              <table:table-cell office:value-type="float" office:value="0.512025761887368">
                <text:p>0.512025761887368</text:p>
              </table:table-cell>
              <table:table-cell office:value-type="float" office:value="3695">
                <text:p>3695</text:p>
              </table:table-cell>
              <table:table-cell office:value-type="float" office:value="1.31193264798465">
                <text:p>1.31193264798465</text:p>
              </table:table-cell>
              <table:table-cell office:value-type="float" office:value="0.538078827536945">
                <text:p>0.538078827536945</text:p>
              </table:table-cell>
              <table:table-cell office:value-type="float" office:value="2500">
                <text:p>2500</text:p>
              </table:table-cell>
              <table:table-cell office:value-type="float" office:value="0.478281102606731">
                <text:p>0.478281102606731</text:p>
              </table:table-cell>
              <table:table-cell office:value-type="float" office:value="2500">
                <text:p>2500</text:p>
              </table:table-cell>
              <table:table-cell office:value-type="float" office:value="0.503772651862326">
                <text:p>0.5037726518623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00">
                <text:p>2600</text:p>
              </table:table-cell>
              <table:table-cell office:value-type="float" office:value="0.588227933614163">
                <text:p>0.588227933614163</text:p>
              </table:table-cell>
              <table:table-cell office:value-type="float" office:value="0.586170778997115">
                <text:p>0.586170778997115</text:p>
              </table:table-cell>
              <table:table-cell office:value-type="float" office:value="3822">
                <text:p>3822</text:p>
              </table:table-cell>
              <table:table-cell office:value-type="float" office:value="1.38311995288671">
                <text:p>1.38311995288671</text:p>
              </table:table-cell>
              <table:table-cell office:value-type="float" office:value="0.613557018963013">
                <text:p>0.613557018963013</text:p>
              </table:table-cell>
              <table:table-cell office:value-type="float" office:value="2600">
                <text:p>2600</text:p>
              </table:table-cell>
              <table:table-cell office:value-type="float" office:value="0.556199561391324">
                <text:p>0.556199561391324</text:p>
              </table:table-cell>
              <table:table-cell office:value-type="float" office:value="2600">
                <text:p>2600</text:p>
              </table:table-cell>
              <table:table-cell office:value-type="float" office:value="0.580699035549299">
                <text:p>0.580699035549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00">
                <text:p>2700</text:p>
              </table:table-cell>
              <table:table-cell office:value-type="float" office:value="0.662961878598846">
                <text:p>0.662961878598846</text:p>
              </table:table-cell>
              <table:table-cell office:value-type="float" office:value="0.669628954781661">
                <text:p>0.669628954781661</text:p>
              </table:table-cell>
              <table:table-cell office:value-type="float" office:value="3890">
                <text:p>3890</text:p>
              </table:table-cell>
              <table:table-cell office:value-type="float" office:value="1.45225573624436">
                <text:p>1.45225573624436</text:p>
              </table:table-cell>
              <table:table-cell office:value-type="float" office:value="0.69581769341781">
                <text:p>0.69581769341781</text:p>
              </table:table-cell>
              <table:table-cell office:value-type="float" office:value="2700">
                <text:p>2700</text:p>
              </table:table-cell>
              <table:table-cell office:value-type="float" office:value="0.629689868690773">
                <text:p>0.629689868690773</text:p>
              </table:table-cell>
              <table:table-cell office:value-type="float" office:value="2700">
                <text:p>2700</text:p>
              </table:table-cell>
              <table:table-cell office:value-type="float" office:value="0.654956611247124">
                <text:p>0.654956611247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0">
                <text:p>2800</text:p>
              </table:table-cell>
              <table:table-cell office:value-type="float" office:value="0.746456959049185">
                <text:p>0.746456959049185</text:p>
              </table:table-cell>
              <table:table-cell office:value-type="float" office:value="0.754082728709139">
                <text:p>0.754082728709139</text:p>
              </table:table-cell>
              <table:table-cell office:value-type="float" office:value="4100">
                <text:p>4100</text:p>
              </table:table-cell>
              <table:table-cell office:value-type="float" office:value="1.54163797271351">
                <text:p>1.54163797271351</text:p>
              </table:table-cell>
              <table:table-cell office:value-type="float" office:value="0.78279379735835">
                <text:p>0.78279379735835</text:p>
              </table:table-cell>
              <table:table-cell office:value-type="float" office:value="2800">
                <text:p>2800</text:p>
              </table:table-cell>
              <table:table-cell office:value-type="float" office:value="0.707770981898917">
                <text:p>0.707770981898917</text:p>
              </table:table-cell>
              <table:table-cell office:value-type="float" office:value="2800">
                <text:p>2800</text:p>
              </table:table-cell>
              <table:table-cell office:value-type="float" office:value="0.731595751348947">
                <text:p>0.7315957513489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0">
                <text:p>2900</text:p>
              </table:table-cell>
              <table:table-cell office:value-type="float" office:value="0.833172212636448">
                <text:p>0.833172212636448</text:p>
              </table:table-cell>
              <table:table-cell office:value-type="float" office:value="0.837325463421237">
                <text:p>0.837325463421237</text:p>
              </table:table-cell>
              <table:table-cell office:value-type="float" office:value="4412">
                <text:p>4412</text:p>
              </table:table-cell>
              <table:table-cell office:value-type="float" office:value="1.68530228741701">
                <text:p>1.68530228741701</text:p>
              </table:table-cell>
              <table:table-cell office:value-type="float" office:value="0.858946449559581">
                <text:p>0.858946449559581</text:p>
              </table:table-cell>
              <table:table-cell office:value-type="float" office:value="2900">
                <text:p>2900</text:p>
              </table:table-cell>
              <table:table-cell office:value-type="float" office:value="0.79449118436937">
                <text:p>0.79449118436937</text:p>
              </table:table-cell>
              <table:table-cell office:value-type="float" office:value="2900">
                <text:p>2900</text:p>
              </table:table-cell>
              <table:table-cell office:value-type="float" office:value="0.816480996857152">
                <text:p>0.816480996857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0.89910921933112">
                <text:p>0.89910921933112</text:p>
              </table:table-cell>
              <table:table-cell office:value-type="float" office:value="0.90686354110221">
                <text:p>0.90686354110221</text:p>
              </table:table-cell>
              <table:table-cell office:value-type="float" office:value="4497">
                <text:p>4497</text:p>
              </table:table-cell>
              <table:table-cell office:value-type="float" office:value="1.76773353270497">
                <text:p>1.76773353270497</text:p>
              </table:table-cell>
              <table:table-cell office:value-type="float" office:value="0.928244504569844">
                <text:p>0.928244504569844</text:p>
              </table:table-cell>
              <table:table-cell office:value-type="float" office:value="3000">
                <text:p>3000</text:p>
              </table:table-cell>
              <table:table-cell office:value-type="float" office:value="0.85644311662634">
                <text:p>0.85644311662634</text:p>
              </table:table-cell>
              <table:table-cell office:value-type="float" office:value="3000">
                <text:p>3000</text:p>
              </table:table-cell>
              <table:table-cell office:value-type="float" office:value="0.87477541948424">
                <text:p>0.87477541948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0">
                <text:p>3100</text:p>
              </table:table-cell>
              <table:table-cell office:value-type="float" office:value="0.972712400529343">
                <text:p>0.972712400529343</text:p>
              </table:table-cell>
              <table:table-cell office:value-type="float" office:value="0.975336983701513">
                <text:p>0.975336983701513</text:p>
              </table:table-cell>
              <table:table-cell office:value-type="float" office:value="4739">
                <text:p>4739</text:p>
              </table:table-cell>
              <table:table-cell office:value-type="float" office:value="1.87013629546719">
                <text:p>1.87013629546719</text:p>
              </table:table-cell>
              <table:table-cell office:value-type="float" office:value="0.994946847211071">
                <text:p>0.994946847211071</text:p>
              </table:table-cell>
              <table:table-cell office:value-type="float" office:value="3100">
                <text:p>3100</text:p>
              </table:table-cell>
              <table:table-cell office:value-type="float" office:value="0.929560764480025">
                <text:p>0.929560764480025</text:p>
              </table:table-cell>
              <table:table-cell office:value-type="float" office:value="3100">
                <text:p>3100</text:p>
              </table:table-cell>
              <table:table-cell office:value-type="float" office:value="0.94776877693626">
                <text:p>0.947768776936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00">
                <text:p>3200</text:p>
              </table:table-cell>
              <table:table-cell office:value-type="float" office:value="1.03669666705258">
                <text:p>1.03669666705258</text:p>
              </table:table-cell>
              <table:table-cell office:value-type="float" office:value="1.04244153748488">
                <text:p>1.04244153748488</text:p>
              </table:table-cell>
              <table:table-cell office:value-type="float" office:value="4832">
                <text:p>4832</text:p>
              </table:table-cell>
              <table:table-cell office:value-type="float" office:value="1.92130900892414">
                <text:p>1.92130900892414</text:p>
              </table:table-cell>
              <table:table-cell office:value-type="float" office:value="1.07641724335096">
                <text:p>1.07641724335096</text:p>
              </table:table-cell>
              <table:table-cell office:value-type="float" office:value="3200">
                <text:p>3200</text:p>
              </table:table-cell>
              <table:table-cell office:value-type="float" office:value="0.994654178915596">
                <text:p>0.994654178915596</text:p>
              </table:table-cell>
              <table:table-cell office:value-type="float" office:value="3200">
                <text:p>3200</text:p>
              </table:table-cell>
              <table:table-cell office:value-type="float" office:value="1.00974376666923">
                <text:p>1.009743766669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00">
                <text:p>3300</text:p>
              </table:table-cell>
              <table:table-cell office:value-type="float" office:value="1.09453639291604">
                <text:p>1.09453639291604</text:p>
              </table:table-cell>
              <table:table-cell office:value-type="float" office:value="1.10017941896827">
                <text:p>1.10017941896827</text:p>
              </table:table-cell>
              <table:table-cell office:value-type="float" office:value="4959">
                <text:p>4959</text:p>
              </table:table-cell>
              <table:table-cell office:value-type="float" office:value="1.98288788890885">
                <text:p>1.98288788890885</text:p>
              </table:table-cell>
              <table:table-cell office:value-type="float" office:value="1.14262485508454">
                <text:p>1.14262485508454</text:p>
              </table:table-cell>
              <table:table-cell office:value-type="float" office:value="3300">
                <text:p>3300</text:p>
              </table:table-cell>
              <table:table-cell office:value-type="float" office:value="1.05545086228289">
                <text:p>1.05545086228289</text:p>
              </table:table-cell>
              <table:table-cell office:value-type="float" office:value="3300">
                <text:p>3300</text:p>
              </table:table-cell>
              <table:table-cell office:value-type="float" office:value="1.06427344773904">
                <text:p>1.06427344773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00">
                <text:p>3400</text:p>
              </table:table-cell>
              <table:table-cell office:value-type="float" office:value="1.18274261323394">
                <text:p>1.18274261323394</text:p>
              </table:table-cell>
              <table:table-cell office:value-type="float" office:value="1.1848926487326">
                <text:p>1.1848926487326</text:p>
              </table:table-cell>
              <table:table-cell office:value-type="float" office:value="5244">
                <text:p>5244</text:p>
              </table:table-cell>
              <table:table-cell office:value-type="float" office:value="2.09655479089452">
                <text:p>2.09655479089452</text:p>
              </table:table-cell>
              <table:table-cell office:value-type="float" office:value="1.20556928634862">
                <text:p>1.20556928634862</text:p>
              </table:table-cell>
              <table:table-cell office:value-type="float" office:value="3400">
                <text:p>3400</text:p>
              </table:table-cell>
              <table:table-cell office:value-type="float" office:value="1.11670981444788">
                <text:p>1.11670981444788</text:p>
              </table:table-cell>
              <table:table-cell office:value-type="float" office:value="3400">
                <text:p>3400</text:p>
              </table:table-cell>
              <table:table-cell office:value-type="float" office:value="1.12169253968786">
                <text:p>1.12169253968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1.24741934232423">
                <text:p>1.24741934232423</text:p>
              </table:table-cell>
              <table:table-cell office:value-type="float" office:value="1.25127956775587">
                <text:p>1.25127956775587</text:p>
              </table:table-cell>
              <table:table-cell office:value-type="float" office:value="5288">
                <text:p>5288</text:p>
              </table:table-cell>
              <table:table-cell office:value-type="float" office:value="2.14780537750319">
                <text:p>2.14780537750319</text:p>
              </table:table-cell>
              <table:table-cell office:value-type="float" office:value="1.2692127771418">
                <text:p>1.2692127771418</text:p>
              </table:table-cell>
              <table:table-cell office:value-type="float" office:value="3500">
                <text:p>3500</text:p>
              </table:table-cell>
              <table:table-cell office:value-type="float" office:value="1.19115952844544">
                <text:p>1.19115952844544</text:p>
              </table:table-cell>
              <table:table-cell office:value-type="float" office:value="3500">
                <text:p>3500</text:p>
              </table:table-cell>
              <table:table-cell office:value-type="float" office:value="1.20641332851867">
                <text:p>1.206413328518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00">
                <text:p>3600</text:p>
              </table:table-cell>
              <table:table-cell office:value-type="float" office:value="1.30785022520556">
                <text:p>1.30785022520556</text:p>
              </table:table-cell>
              <table:table-cell office:value-type="float" office:value="1.30757206404507">
                <text:p>1.30757206404507</text:p>
              </table:table-cell>
              <table:table-cell office:value-type="float" office:value="5369">
                <text:p>5369</text:p>
              </table:table-cell>
              <table:table-cell office:value-type="float" office:value="2.13771556590818">
                <text:p>2.13771556590818</text:p>
              </table:table-cell>
              <table:table-cell office:value-type="float" office:value="1.32650738083802">
                <text:p>1.32650738083802</text:p>
              </table:table-cell>
              <table:table-cell office:value-type="float" office:value="3600">
                <text:p>3600</text:p>
              </table:table-cell>
              <table:table-cell office:value-type="float" office:value="1.25264200104578">
                <text:p>1.25264200104578</text:p>
              </table:table-cell>
              <table:table-cell office:value-type="float" office:value="3600">
                <text:p>3600</text:p>
              </table:table-cell>
              <table:table-cell office:value-type="float" office:value="1.26304747587369">
                <text:p>1.26304747587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00">
                <text:p>3700</text:p>
              </table:table-cell>
              <table:table-cell office:value-type="float" office:value="1.36688677533608">
                <text:p>1.36688677533608</text:p>
              </table:table-cell>
              <table:table-cell office:value-type="float" office:value="1.36778231118345">
                <text:p>1.36778231118345</text:p>
              </table:table-cell>
              <table:table-cell office:value-type="float" office:value="5971">
                <text:p>5971</text:p>
              </table:table-cell>
              <table:table-cell office:value-type="float" office:value="2.43814627865587">
                <text:p>2.43814627865587</text:p>
              </table:table-cell>
              <table:table-cell office:value-type="float" office:value="1.38952875438635">
                <text:p>1.38952875438635</text:p>
              </table:table-cell>
              <table:table-cell office:value-type="float" office:value="3700">
                <text:p>3700</text:p>
              </table:table-cell>
              <table:table-cell office:value-type="float" office:value="1.30954761588054">
                <text:p>1.30954761588054</text:p>
              </table:table-cell>
              <table:table-cell office:value-type="float" office:value="3700">
                <text:p>3700</text:p>
              </table:table-cell>
              <table:table-cell office:value-type="float" office:value="1.31915285536871">
                <text:p>1.31915285536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00">
                <text:p>3800</text:p>
              </table:table-cell>
              <table:table-cell office:value-type="float" office:value="1.42569733910471">
                <text:p>1.42569733910471</text:p>
              </table:table-cell>
              <table:table-cell office:value-type="float" office:value="1.4313531854397">
                <text:p>1.4313531854397</text:p>
              </table:table-cell>
              <table:table-cell office:value-type="float" office:value="6807">
                <text:p>6807</text:p>
              </table:table-cell>
              <table:table-cell office:value-type="float" office:value="2.86515502602942">
                <text:p>2.86515502602942</text:p>
              </table:table-cell>
              <table:table-cell office:value-type="float" office:value="1.44672139791234">
                <text:p>1.44672139791234</text:p>
              </table:table-cell>
              <table:table-cell office:value-type="float" office:value="3800">
                <text:p>3800</text:p>
              </table:table-cell>
              <table:table-cell office:value-type="float" office:value="1.3773106434878">
                <text:p>1.3773106434878</text:p>
              </table:table-cell>
              <table:table-cell office:value-type="float" office:value="3800">
                <text:p>3800</text:p>
              </table:table-cell>
              <table:table-cell office:value-type="float" office:value="1.38093148046818">
                <text:p>1.380931480468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0">
                <text:p>3900</text:p>
              </table:table-cell>
              <table:table-cell office:value-type="float" office:value="1.48448003938778">
                <text:p>1.48448003938778</text:p>
              </table:table-cell>
              <table:table-cell office:value-type="float" office:value="1.48672133227915">
                <text:p>1.48672133227915</text:p>
              </table:table-cell>
              <table:table-cell office:value-type="float" office:value="6867">
                <text:p>6867</text:p>
              </table:table-cell>
              <table:table-cell office:value-type="float" office:value="2.92074179701746">
                <text:p>2.92074179701746</text:p>
              </table:table-cell>
              <table:table-cell office:value-type="float" office:value="1.50446088237376">
                <text:p>1.50446088237376</text:p>
              </table:table-cell>
              <table:table-cell office:value-type="float" office:value="3900">
                <text:p>3900</text:p>
              </table:table-cell>
              <table:table-cell office:value-type="float" office:value="1.43863684247469">
                <text:p>1.43863684247469</text:p>
              </table:table-cell>
              <table:table-cell office:value-type="float" office:value="3900">
                <text:p>3900</text:p>
              </table:table-cell>
              <table:table-cell office:value-type="float" office:value="1.43202972744245">
                <text:p>1.432029727442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1.54123700416958">
                <text:p>1.54123700416958</text:p>
              </table:table-cell>
              <table:table-cell office:value-type="float" office:value="1.54172402042014">
                <text:p>1.54172402042014</text:p>
              </table:table-cell>
              <table:table-cell office:value-type="float" office:value="6965">
                <text:p>6965</text:p>
              </table:table-cell>
              <table:table-cell office:value-type="float" office:value="2.93579504585338">
                <text:p>2.93579504585338</text:p>
              </table:table-cell>
              <table:table-cell office:value-type="float" office:value="1.55816090977108">
                <text:p>1.55816090977108</text:p>
              </table:table-cell>
              <table:table-cell office:value-type="float" office:value="4000">
                <text:p>4000</text:p>
              </table:table-cell>
              <table:table-cell office:value-type="float" office:value="1.49994945595539">
                <text:p>1.49994945595539</text:p>
              </table:table-cell>
              <table:table-cell office:value-type="float" office:value="4000">
                <text:p>4000</text:p>
              </table:table-cell>
              <table:table-cell office:value-type="float" office:value="1.49120332977681">
                <text:p>1.49120332977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00">
                <text:p>4100</text:p>
              </table:table-cell>
              <table:table-cell office:value-type="float" office:value="1.59670636442032">
                <text:p>1.59670636442032</text:p>
              </table:table-cell>
              <table:table-cell office:value-type="float" office:value="1.59976741604046">
                <text:p>1.59976741604046</text:p>
              </table:table-cell>
              <table:table-cell office:value-type="float" office:value="7033">
                <text:p>7033</text:p>
              </table:table-cell>
              <table:table-cell office:value-type="float" office:value="2.97955024797686">
                <text:p>2.97955024797686</text:p>
              </table:table-cell>
              <table:table-cell office:value-type="float" office:value="1.61780684649906">
                <text:p>1.61780684649906</text:p>
              </table:table-cell>
              <table:table-cell office:value-type="float" office:value="4100">
                <text:p>4100</text:p>
              </table:table-cell>
              <table:table-cell office:value-type="float" office:value="1.56420336021819">
                <text:p>1.56420336021819</text:p>
              </table:table-cell>
              <table:table-cell office:value-type="float" office:value="4100">
                <text:p>4100</text:p>
              </table:table-cell>
              <table:table-cell office:value-type="float" office:value="1.54862191476777">
                <text:p>1.548621914767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00">
                <text:p>4200</text:p>
              </table:table-cell>
              <table:table-cell office:value-type="float" office:value="1.65363696404607">
                <text:p>1.65363696404607</text:p>
              </table:table-cell>
              <table:table-cell office:value-type="float" office:value="1.65227920845008">
                <text:p>1.65227920845008</text:p>
              </table:table-cell>
              <table:table-cell office:value-type="float" office:value="7177">
                <text:p>7177</text:p>
              </table:table-cell>
              <table:table-cell office:value-type="float" office:value="3.04205209689628">
                <text:p>3.04205209689628</text:p>
              </table:table-cell>
              <table:table-cell office:value-type="float" office:value="1.67062236459144">
                <text:p>1.67062236459144</text:p>
              </table:table-cell>
              <table:table-cell office:value-type="float" office:value="4200">
                <text:p>4200</text:p>
              </table:table-cell>
              <table:table-cell office:value-type="float" office:value="1.6233404399222">
                <text:p>1.6233404399222</text:p>
              </table:table-cell>
              <table:table-cell office:value-type="float" office:value="4200">
                <text:p>4200</text:p>
              </table:table-cell>
              <table:table-cell office:value-type="float" office:value="1.60171345828966">
                <text:p>1.60171345828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0">
                <text:p>4300</text:p>
              </table:table-cell>
              <table:table-cell office:value-type="float" office:value="1.70749822008765">
                <text:p>1.70749822008765</text:p>
              </table:table-cell>
              <table:table-cell office:value-type="float" office:value="1.71084083973397">
                <text:p>1.71084083973397</text:p>
              </table:table-cell>
              <table:table-cell office:value-type="float" office:value="7466">
                <text:p>7466</text:p>
              </table:table-cell>
              <table:table-cell office:value-type="float" office:value="3.12457669806365">
                <text:p>3.12457669806365</text:p>
              </table:table-cell>
              <table:table-cell office:value-type="float" office:value="1.72333938299297">
                <text:p>1.72333938299297</text:p>
              </table:table-cell>
              <table:table-cell office:value-type="float" office:value="4300">
                <text:p>4300</text:p>
              </table:table-cell>
              <table:table-cell office:value-type="float" office:value="1.68298898230729">
                <text:p>1.68298898230729</text:p>
              </table:table-cell>
              <table:table-cell office:value-type="float" office:value="4300">
                <text:p>4300</text:p>
              </table:table-cell>
              <table:table-cell office:value-type="float" office:value="1.65612168248793">
                <text:p>1.65612168248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0">
                <text:p>4400</text:p>
              </table:table-cell>
              <table:table-cell office:value-type="float" office:value="1.7581169212789">
                <text:p>1.7581169212789</text:p>
              </table:table-cell>
              <table:table-cell office:value-type="float" office:value="1.76200278307509">
                <text:p>1.76200278307509</text:p>
              </table:table-cell>
              <table:table-cell office:value-type="float" office:value="7498">
                <text:p>7498</text:p>
              </table:table-cell>
              <table:table-cell office:value-type="float" office:value="3.12379848477475">
                <text:p>3.12379848477475</text:p>
              </table:table-cell>
              <table:table-cell office:value-type="float" office:value="1.7749135055171">
                <text:p>1.7749135055171</text:p>
              </table:table-cell>
              <table:table-cell office:value-type="float" office:value="4400">
                <text:p>4400</text:p>
              </table:table-cell>
              <table:table-cell office:value-type="float" office:value="1.7391743915195">
                <text:p>1.7391743915195</text:p>
              </table:table-cell>
              <table:table-cell office:value-type="float" office:value="4400">
                <text:p>4400</text:p>
              </table:table-cell>
              <table:table-cell office:value-type="float" office:value="1.70780765312868">
                <text:p>1.70780765312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00">
                <text:p>4500</text:p>
              </table:table-cell>
              <table:table-cell office:value-type="float" office:value="1.80646366583018">
                <text:p>1.80646366583018</text:p>
              </table:table-cell>
              <table:table-cell office:value-type="float" office:value="1.80989989226356">
                <text:p>1.80989989226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61876963391">
                <text:p>1.8161876963391</text:p>
              </table:table-cell>
              <table:table-cell office:value-type="float" office:value="4500">
                <text:p>4500</text:p>
              </table:table-cell>
              <table:table-cell office:value-type="float" office:value="1.79413431585631">
                <text:p>1.79413431585631</text:p>
              </table:table-cell>
              <table:table-cell office:value-type="float" office:value="4500">
                <text:p>4500</text:p>
              </table:table-cell>
              <table:table-cell office:value-type="float" office:value="1.75935866559238">
                <text:p>1.759358665592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00">
                <text:p>4600</text:p>
              </table:table-cell>
              <table:table-cell office:value-type="float" office:value="1.85133109779035">
                <text:p>1.85133109779035</text:p>
              </table:table-cell>
              <table:table-cell office:value-type="float" office:value="1.8545322508871">
                <text:p>1.8545322508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760883575">
                <text:p>1.868760883575</text:p>
              </table:table-cell>
              <table:table-cell office:value-type="float" office:value="4600">
                <text:p>4600</text:p>
              </table:table-cell>
              <table:table-cell office:value-type="float" office:value="1.84660002379235">
                <text:p>1.84660002379235</text:p>
              </table:table-cell>
              <table:table-cell office:value-type="float" office:value="4600">
                <text:p>4600</text:p>
              </table:table-cell>
              <table:table-cell office:value-type="float" office:value="1.80081742397219">
                <text:p>1.80081742397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00">
                <text:p>4700</text:p>
              </table:table-cell>
              <table:table-cell office:value-type="float" office:value="1.89464129571935">
                <text:p>1.89464129571935</text:p>
              </table:table-cell>
              <table:table-cell office:value-type="float" office:value="1.89893827126319">
                <text:p>1.8989382712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1423366402298">
                <text:p>1.91423366402298</text:p>
              </table:table-cell>
              <table:table-cell office:value-type="float" office:value="4700">
                <text:p>4700</text:p>
              </table:table-cell>
              <table:table-cell office:value-type="float" office:value="1.89564450187809">
                <text:p>1.89564450187809</text:p>
              </table:table-cell>
              <table:table-cell office:value-type="float" office:value="4700">
                <text:p>4700</text:p>
              </table:table-cell>
              <table:table-cell office:value-type="float" office:value="1.84667134190729">
                <text:p>1.846671341907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00">
                <text:p>4800</text:p>
              </table:table-cell>
              <table:table-cell office:value-type="float" office:value="1.94343357977841">
                <text:p>1.94343357977841</text:p>
              </table:table-cell>
              <table:table-cell office:value-type="float" office:value="1.9443336576629">
                <text:p>1.9443336576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05958518981">
                <text:p>1.9605958518981</text:p>
              </table:table-cell>
              <table:table-cell office:value-type="float" office:value="4800">
                <text:p>4800</text:p>
              </table:table-cell>
              <table:table-cell office:value-type="float" office:value="1.95054238191678">
                <text:p>1.95054238191678</text:p>
              </table:table-cell>
              <table:table-cell office:value-type="float" office:value="4800">
                <text:p>4800</text:p>
              </table:table-cell>
              <table:table-cell office:value-type="float" office:value="1.89634795439047">
                <text:p>1.896347954390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00">
                <text:p>4900</text:p>
              </table:table-cell>
              <table:table-cell office:value-type="float" office:value="1.9889073131454">
                <text:p>1.9889073131454</text:p>
              </table:table-cell>
              <table:table-cell office:value-type="float" office:value="1.98921753209374">
                <text:p>1.98921753209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0230219353777">
                <text:p>2.00230219353777</text:p>
              </table:table-cell>
              <table:table-cell office:value-type="float" office:value="4900">
                <text:p>4900</text:p>
              </table:table-cell>
              <table:table-cell office:value-type="float" office:value="2.00228334789671">
                <text:p>2.00228334789671</text:p>
              </table:table-cell>
              <table:table-cell office:value-type="float" office:value="4900">
                <text:p>4900</text:p>
              </table:table-cell>
              <table:table-cell office:value-type="float" office:value="1.94316715344034">
                <text:p>1.943167153440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0">
                <text:p>5000</text:p>
              </table:table-cell>
              <table:table-cell office:value-type="float" office:value="2.02739740021381">
                <text:p>2.02739740021381</text:p>
              </table:table-cell>
              <table:table-cell office:value-type="float" office:value="2.02794343546148">
                <text:p>2.02794343546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026632508159">
                <text:p>2.06026632508159</text:p>
              </table:table-cell>
              <table:table-cell office:value-type="float" office:value="5000">
                <text:p>5000</text:p>
              </table:table-cell>
              <table:table-cell office:value-type="float" office:value="2.04640312158658">
                <text:p>2.04640312158658</text:p>
              </table:table-cell>
              <table:table-cell office:value-type="float" office:value="5000">
                <text:p>5000</text:p>
              </table:table-cell>
              <table:table-cell office:value-type="float" office:value="1.98295859520886">
                <text:p>1.98295859520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00">
                <text:p>5100</text:p>
              </table:table-cell>
              <table:table-cell office:value-type="float" office:value="2.06280023675501">
                <text:p>2.06280023675501</text:p>
              </table:table-cell>
              <table:table-cell office:value-type="float" office:value="2.06731309495607">
                <text:p>2.06731309495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0107027949436">
                <text:p>2.10107027949436</text:p>
              </table:table-cell>
              <table:table-cell office:value-type="float" office:value="5100">
                <text:p>5100</text:p>
              </table:table-cell>
              <table:table-cell office:value-type="float" office:value="2.08977519165814">
                <text:p>2.08977519165814</text:p>
              </table:table-cell>
              <table:table-cell office:value-type="float" office:value="5100">
                <text:p>5100</text:p>
              </table:table-cell>
              <table:table-cell office:value-type="float" office:value="2.01821053610461">
                <text:p>2.018210536104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00">
                <text:p>5200</text:p>
              </table:table-cell>
              <table:table-cell office:value-type="float" office:value="2.10407597154123">
                <text:p>2.10407597154123</text:p>
              </table:table-cell>
              <table:table-cell office:value-type="float" office:value="2.10556764669545">
                <text:p>2.10556764669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991941845257">
                <text:p>2.13991941845257</text:p>
              </table:table-cell>
              <table:table-cell office:value-type="float" office:value="5200">
                <text:p>5200</text:p>
              </table:table-cell>
              <table:table-cell office:value-type="float" office:value="2.14390181296166">
                <text:p>2.14390181296166</text:p>
              </table:table-cell>
              <table:table-cell office:value-type="float" office:value="5200">
                <text:p>5200</text:p>
              </table:table-cell>
              <table:table-cell office:value-type="float" office:value="2.05984183293996">
                <text:p>2.059841832939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00">
                <text:p>5300</text:p>
              </table:table-cell>
              <table:table-cell office:value-type="float" office:value="2.13882120561645">
                <text:p>2.13882120561645</text:p>
              </table:table-cell>
              <table:table-cell office:value-type="float" office:value="2.16739541460192">
                <text:p>2.16739541460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7668943841751">
                <text:p>2.17668943841751</text:p>
              </table:table-cell>
              <table:table-cell office:value-type="float" office:value="5300">
                <text:p>5300</text:p>
              </table:table-cell>
              <table:table-cell office:value-type="float" office:value="2.18680633250229">
                <text:p>2.18680633250229</text:p>
              </table:table-cell>
              <table:table-cell office:value-type="float" office:value="5300">
                <text:p>5300</text:p>
              </table:table-cell>
              <table:table-cell office:value-type="float" office:value="2.09827650777111">
                <text:p>2.09827650777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00">
                <text:p>5400</text:p>
              </table:table-cell>
              <table:table-cell office:value-type="float" office:value="2.21147813184197">
                <text:p>2.21147813184197</text:p>
              </table:table-cell>
              <table:table-cell office:value-type="float" office:value="2.21398979261081">
                <text:p>2.21398979261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608511345381">
                <text:p>2.22608511345381</text:p>
              </table:table-cell>
              <table:table-cell office:value-type="float" office:value="5400">
                <text:p>5400</text:p>
              </table:table-cell>
              <table:table-cell office:value-type="float" office:value="2.24150201937441">
                <text:p>2.24150201937441</text:p>
              </table:table-cell>
              <table:table-cell office:value-type="float" office:value="5400">
                <text:p>5400</text:p>
              </table:table-cell>
              <table:table-cell office:value-type="float" office:value="2.14114208751534">
                <text:p>2.141142087515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00">
                <text:p>5500</text:p>
              </table:table-cell>
              <table:table-cell office:value-type="float" office:value="2.25322398329767">
                <text:p>2.25322398329767</text:p>
              </table:table-cell>
              <table:table-cell office:value-type="float" office:value="2.2540828453646">
                <text:p>2.2540828453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589802722747">
                <text:p>2.26589802722747</text:p>
              </table:table-cell>
              <table:table-cell office:value-type="float" office:value="5500">
                <text:p>5500</text:p>
              </table:table-cell>
              <table:table-cell office:value-type="float" office:value="2.29058967373751">
                <text:p>2.29058967373751</text:p>
              </table:table-cell>
              <table:table-cell office:value-type="float" office:value="5500">
                <text:p>5500</text:p>
              </table:table-cell>
              <table:table-cell office:value-type="float" office:value="2.20753913337904">
                <text:p>2.207539133379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00">
                <text:p>5600</text:p>
              </table:table-cell>
              <table:table-cell office:value-type="float" office:value="2.29416666810043">
                <text:p>2.29416666810043</text:p>
              </table:table-cell>
              <table:table-cell office:value-type="float" office:value="2.29667741696077">
                <text:p>2.29667741696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228544918327">
                <text:p>2.30228544918327</text:p>
              </table:table-cell>
              <table:table-cell office:value-type="float" office:value="5600">
                <text:p>5600</text:p>
              </table:table-cell>
              <table:table-cell office:value-type="float" office:value="2.34048017224992">
                <text:p>2.34048017224992</text:p>
              </table:table-cell>
              <table:table-cell office:value-type="float" office:value="5600">
                <text:p>5600</text:p>
              </table:table-cell>
              <table:table-cell office:value-type="float" office:value="2.25139623591718">
                <text:p>2.25139623591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00">
                <text:p>5700</text:p>
              </table:table-cell>
              <table:table-cell office:value-type="float" office:value="2.33444365441168">
                <text:p>2.33444365441168</text:p>
              </table:table-cell>
              <table:table-cell office:value-type="float" office:value="2.33985264995151">
                <text:p>2.3398526499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5223566754192">
                <text:p>2.35223566754192</text:p>
              </table:table-cell>
              <table:table-cell office:value-type="float" office:value="5700">
                <text:p>5700</text:p>
              </table:table-cell>
              <table:table-cell office:value-type="float" office:value="2.38767882700291">
                <text:p>2.38767882700291</text:p>
              </table:table-cell>
              <table:table-cell office:value-type="float" office:value="5700">
                <text:p>5700</text:p>
              </table:table-cell>
              <table:table-cell office:value-type="float" office:value="2.29666442033174">
                <text:p>2.296664420331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00">
                <text:p>5800</text:p>
              </table:table-cell>
              <table:table-cell office:value-type="float" office:value="2.38368004482495">
                <text:p>2.38368004482495</text:p>
              </table:table-cell>
              <table:table-cell office:value-type="float" office:value="2.38648759889872">
                <text:p>2.3864875988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208765926953">
                <text:p>2.40208765926953</text:p>
              </table:table-cell>
              <table:table-cell office:value-type="float" office:value="5800">
                <text:p>5800</text:p>
              </table:table-cell>
              <table:table-cell office:value-type="float" office:value="2.44854066499942">
                <text:p>2.44854066499942</text:p>
              </table:table-cell>
              <table:table-cell office:value-type="float" office:value="5800">
                <text:p>5800</text:p>
              </table:table-cell>
              <table:table-cell office:value-type="float" office:value="2.34621593021527">
                <text:p>2.34621593021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00">
                <text:p>5900</text:p>
              </table:table-cell>
              <table:table-cell office:value-type="float" office:value="2.41019343281259">
                <text:p>2.41019343281259</text:p>
              </table:table-cell>
              <table:table-cell office:value-type="float" office:value="2.43962776915885">
                <text:p>2.43962776915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4763112981924">
                <text:p>2.44763112981924</text:p>
              </table:table-cell>
              <table:table-cell office:value-type="float" office:value="5900">
                <text:p>5900</text:p>
              </table:table-cell>
              <table:table-cell office:value-type="float" office:value="2.50802236357838">
                <text:p>2.50802236357838</text:p>
              </table:table-cell>
              <table:table-cell office:value-type="float" office:value="5900">
                <text:p>5900</text:p>
              </table:table-cell>
              <table:table-cell office:value-type="float" office:value="2.40805769213461">
                <text:p>2.408057692134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2.48939588798764">
                <text:p>2.48939588798764</text:p>
              </table:table-cell>
              <table:table-cell office:value-type="float" office:value="2.48371353829261">
                <text:p>2.48371353829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9488780357892">
                <text:p>2.49488780357892</text:p>
              </table:table-cell>
              <table:table-cell office:value-type="float" office:value="6000">
                <text:p>6000</text:p>
              </table:table-cell>
              <table:table-cell office:value-type="float" office:value="2.55955722178181">
                <text:p>2.55955722178181</text:p>
              </table:table-cell>
              <table:table-cell office:value-type="float" office:value="6000">
                <text:p>6000</text:p>
              </table:table-cell>
              <table:table-cell office:value-type="float" office:value="2.44835570748461">
                <text:p>2.448355707484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00">
                <text:p>6100</text:p>
              </table:table-cell>
              <table:table-cell office:value-type="float" office:value="2.53143324616285">
                <text:p>2.53143324616285</text:p>
              </table:table-cell>
              <table:table-cell office:value-type="float" office:value="2.53506987204107">
                <text:p>2.53506987204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420403550979">
                <text:p>2.54420403550979</text:p>
              </table:table-cell>
              <table:table-cell office:value-type="float" office:value="6100">
                <text:p>6100</text:p>
              </table:table-cell>
              <table:table-cell office:value-type="float" office:value="2.62244661406226">
                <text:p>2.62244661406226</text:p>
              </table:table-cell>
              <table:table-cell office:value-type="float" office:value="6100">
                <text:p>6100</text:p>
              </table:table-cell>
              <table:table-cell office:value-type="float" office:value="2.50716705085948">
                <text:p>2.507167050859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00">
                <text:p>6200</text:p>
              </table:table-cell>
              <table:table-cell office:value-type="float" office:value="2.58586313440976">
                <text:p>2.58586313440976</text:p>
              </table:table-cell>
              <table:table-cell office:value-type="float" office:value="2.5922219102044">
                <text:p>2.5922219102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492030551218">
                <text:p>2.60492030551218</text:p>
              </table:table-cell>
              <table:table-cell office:value-type="float" office:value="6200">
                <text:p>6200</text:p>
              </table:table-cell>
              <table:table-cell office:value-type="float" office:value="2.68988166194497">
                <text:p>2.68988166194497</text:p>
              </table:table-cell>
              <table:table-cell office:value-type="float" office:value="6200">
                <text:p>6200</text:p>
              </table:table-cell>
              <table:table-cell office:value-type="float" office:value="2.56405667969301">
                <text:p>2.564056679693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0">
                <text:p>6300</text:p>
              </table:table-cell>
              <table:table-cell office:value-type="float" office:value="2.63636154782517">
                <text:p>2.63636154782517</text:p>
              </table:table-cell>
              <table:table-cell office:value-type="float" office:value="2.63803682566032">
                <text:p>2.63803682566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4683178063347">
                <text:p>2.64683178063347</text:p>
              </table:table-cell>
              <table:table-cell office:value-type="float" office:value="6300">
                <text:p>6300</text:p>
              </table:table-cell>
              <table:table-cell office:value-type="float" office:value="2.75410106324123">
                <text:p>2.75410106324123</text:p>
              </table:table-cell>
              <table:table-cell office:value-type="float" office:value="6300">
                <text:p>6300</text:p>
              </table:table-cell>
              <table:table-cell office:value-type="float" office:value="2.62082340192299">
                <text:p>2.620823401922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00">
                <text:p>6400</text:p>
              </table:table-cell>
              <table:table-cell office:value-type="float" office:value="2.67945715099016">
                <text:p>2.67945715099016</text:p>
              </table:table-cell>
              <table:table-cell office:value-type="float" office:value="2.68448275531037">
                <text:p>2.6844827553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209731590641">
                <text:p>2.69209731590641</text:p>
              </table:table-cell>
              <table:table-cell office:value-type="float" office:value="6400">
                <text:p>6400</text:p>
              </table:table-cell>
              <table:table-cell office:value-type="float" office:value="2.80575278651046">
                <text:p>2.80575278651046</text:p>
              </table:table-cell>
              <table:table-cell office:value-type="float" office:value="6400">
                <text:p>6400</text:p>
              </table:table-cell>
              <table:table-cell office:value-type="float" office:value="2.67070916061852">
                <text:p>2.6707091606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00">
                <text:p>6500</text:p>
              </table:table-cell>
              <table:table-cell office:value-type="float" office:value="2.72402206968674">
                <text:p>2.72402206968674</text:p>
              </table:table-cell>
              <table:table-cell office:value-type="float" office:value="2.72865914685103">
                <text:p>2.72865914685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3503048823307">
                <text:p>2.73503048823307</text:p>
              </table:table-cell>
              <table:table-cell office:value-type="float" office:value="6500">
                <text:p>6500</text:p>
              </table:table-cell>
              <table:table-cell office:value-type="float" office:value="2.86488232868587">
                <text:p>2.86488232868587</text:p>
              </table:table-cell>
              <table:table-cell office:value-type="float" office:value="6500">
                <text:p>6500</text:p>
              </table:table-cell>
              <table:table-cell office:value-type="float" office:value="2.72520559268971">
                <text:p>2.725205592689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00">
                <text:p>6600</text:p>
              </table:table-cell>
              <table:table-cell office:value-type="float" office:value="2.76742140366349">
                <text:p>2.76742140366349</text:p>
              </table:table-cell>
              <table:table-cell office:value-type="float" office:value="2.76899523268079">
                <text:p>2.7689952326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19988297259">
                <text:p>2.7819988297259</text:p>
              </table:table-cell>
              <table:table-cell office:value-type="float" office:value="6600">
                <text:p>6600</text:p>
              </table:table-cell>
              <table:table-cell office:value-type="float" office:value="2.91500355381092">
                <text:p>2.91500355381092</text:p>
              </table:table-cell>
              <table:table-cell office:value-type="float" office:value="6600">
                <text:p>6600</text:p>
              </table:table-cell>
              <table:table-cell office:value-type="float" office:value="2.77144313277746">
                <text:p>2.77144313277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00">
                <text:p>6700</text:p>
              </table:table-cell>
              <table:table-cell office:value-type="float" office:value="2.81137500171139">
                <text:p>2.81137500171139</text:p>
              </table:table-cell>
              <table:table-cell office:value-type="float" office:value="2.80978005396854">
                <text:p>2.80978005396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11341843339">
                <text:p>2.8211341843339</text:p>
              </table:table-cell>
              <table:table-cell office:value-type="float" office:value="6700">
                <text:p>6700</text:p>
              </table:table-cell>
              <table:table-cell office:value-type="float" office:value="2.97846358540722">
                <text:p>2.97846358540722</text:p>
              </table:table-cell>
              <table:table-cell office:value-type="float" office:value="6700">
                <text:p>6700</text:p>
              </table:table-cell>
              <table:table-cell office:value-type="float" office:value="2.81795874913443">
                <text:p>2.817958749134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00">
                <text:p>6800</text:p>
              </table:table-cell>
              <table:table-cell office:value-type="float" office:value="2.85335903426675">
                <text:p>2.85335903426675</text:p>
              </table:table-cell>
              <table:table-cell office:value-type="float" office:value="2.85233889035889">
                <text:p>2.8523388903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223353195499">
                <text:p>2.86223353195499</text:p>
              </table:table-cell>
              <table:table-cell office:value-type="float" office:value="6800">
                <text:p>6800</text:p>
              </table:table-cell>
              <table:table-cell office:value-type="float" office:value="3.02696163044025">
                <text:p>3.02696163044025</text:p>
              </table:table-cell>
              <table:table-cell office:value-type="float" office:value="6800">
                <text:p>6800</text:p>
              </table:table-cell>
              <table:table-cell office:value-type="float" office:value="2.87292061976182">
                <text:p>2.872920619761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00">
                <text:p>6900</text:p>
              </table:table-cell>
              <table:table-cell office:value-type="float" office:value="2.89288132012231">
                <text:p>2.89288132012231</text:p>
              </table:table-cell>
              <table:table-cell office:value-type="float" office:value="2.89433992972091">
                <text:p>2.89433992972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081982163002">
                <text:p>2.90081982163002</text:p>
              </table:table-cell>
              <table:table-cell office:value-type="float" office:value="6900">
                <text:p>6900</text:p>
              </table:table-cell>
              <table:table-cell office:value-type="float" office:value="3.0827119920833">
                <text:p>3.0827119920833</text:p>
              </table:table-cell>
              <table:table-cell office:value-type="float" office:value="6900">
                <text:p>6900</text:p>
              </table:table-cell>
              <table:table-cell office:value-type="float" office:value="2.92299095746747">
                <text:p>2.922990957467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00">
                <text:p>7000</text:p>
              </table:table-cell>
              <table:table-cell office:value-type="float" office:value="2.92791193519982">
                <text:p>2.92791193519982</text:p>
              </table:table-cell>
              <table:table-cell office:value-type="float" office:value="2.93317091767627">
                <text:p>2.9331709176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364339133129">
                <text:p>2.94364339133129</text:p>
              </table:table-cell>
              <table:table-cell office:value-type="float" office:value="7000">
                <text:p>7000</text:p>
              </table:table-cell>
              <table:table-cell office:value-type="float" office:value="3.13638616427226">
                <text:p>3.13638616427226</text:p>
              </table:table-cell>
              <table:table-cell office:value-type="float" office:value="7000">
                <text:p>7000</text:p>
              </table:table-cell>
              <table:table-cell office:value-type="float" office:value="2.96851706997127">
                <text:p>2.96851706997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00">
                <text:p>7100</text:p>
              </table:table-cell>
              <table:table-cell office:value-type="float" office:value="2.96934577110671">
                <text:p>2.96934577110671</text:p>
              </table:table-cell>
              <table:table-cell office:value-type="float" office:value="2.9695614567528">
                <text:p>2.969561456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961340456617">
                <text:p>2.97961340456617</text:p>
              </table:table-cell>
              <table:table-cell office:value-type="float" office:value="7100">
                <text:p>7100</text:p>
              </table:table-cell>
              <table:table-cell office:value-type="float" office:value="3.18836855510841">
                <text:p>3.18836855510841</text:p>
              </table:table-cell>
              <table:table-cell office:value-type="float" office:value="7100">
                <text:p>7100</text:p>
              </table:table-cell>
              <table:table-cell office:value-type="float" office:value="3.01931804895938">
                <text:p>3.01931804895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00">
                <text:p>7200</text:p>
              </table:table-cell>
              <table:table-cell office:value-type="float" office:value="3.00045634767977">
                <text:p>3.00045634767977</text:p>
              </table:table-cell>
              <table:table-cell office:value-type="float" office:value="3.00374207688084">
                <text:p>3.00374207688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476839483992">
                <text:p>3.01476839483992</text:p>
              </table:table-cell>
              <table:table-cell office:value-type="float" office:value="7200">
                <text:p>7200</text:p>
              </table:table-cell>
              <table:table-cell office:value-type="float" office:value="3.2445364193672">
                <text:p>3.2445364193672</text:p>
              </table:table-cell>
              <table:table-cell office:value-type="float" office:value="7200">
                <text:p>7200</text:p>
              </table:table-cell>
              <table:table-cell office:value-type="float" office:value="3.07027970222863">
                <text:p>3.07027970222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00">
                <text:p>7300</text:p>
              </table:table-cell>
              <table:table-cell office:value-type="float" office:value="3.02338643078101">
                <text:p>3.02338643078101</text:p>
              </table:table-cell>
              <table:table-cell office:value-type="float" office:value="3.02552573627013">
                <text:p>3.025525736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452722280736">
                <text:p>3.03452722280736</text:p>
              </table:table-cell>
              <table:table-cell office:value-type="float" office:value="7300">
                <text:p>7300</text:p>
              </table:table-cell>
              <table:table-cell office:value-type="float" office:value="3.2792104935504">
                <text:p>3.2792104935504</text:p>
              </table:table-cell>
              <table:table-cell office:value-type="float" office:value="7300">
                <text:p>7300</text:p>
              </table:table-cell>
              <table:table-cell office:value-type="float" office:value="3.10281743628706">
                <text:p>3.102817436287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00">
                <text:p>7400</text:p>
              </table:table-cell>
              <table:table-cell office:value-type="float" office:value="3.03624307445982">
                <text:p>3.03624307445982</text:p>
              </table:table-cell>
              <table:table-cell office:value-type="float" office:value="3.03930441259122">
                <text:p>3.03930441259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737593107525">
                <text:p>3.04737593107525</text:p>
              </table:table-cell>
              <table:table-cell office:value-type="float" office:value="7400">
                <text:p>7400</text:p>
              </table:table-cell>
              <table:table-cell office:value-type="float" office:value="3.30572544819414">
                <text:p>3.30572544819414</text:p>
              </table:table-cell>
              <table:table-cell office:value-type="float" office:value="7400">
                <text:p>7400</text:p>
              </table:table-cell>
              <table:table-cell office:value-type="float" office:value="3.1230111">
                <text:p>3.1230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00">
                <text:p>7500</text:p>
              </table:table-cell>
              <table:table-cell office:value-type="float" office:value="3.03624307445982">
                <text:p>3.03624307445982</text:p>
              </table:table-cell>
              <table:table-cell office:value-type="float" office:value="3.01985989885877">
                <text:p>3.0198598988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1012467601112">
                <text:p>3.01012467601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